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1AD00000FEC05BDC61A.svm"/>
  <manifest:file-entry manifest:media-type="" manifest:full-path="Pictures/200000070000578B00003B05EBBAD463.svm"/>
  <manifest:file-entry manifest:media-type="" manifest:full-path="Pictures/200000070000578B00003F42934382D5.svm"/>
  <manifest:file-entry manifest:media-type="" manifest:full-path="Pictures/20000007000057A600003F5C1BF26C47.svm"/>
  <manifest:file-entry manifest:media-type="" manifest:full-path="Pictures/20000007000057A600003F42578E9F50.svm"/>
  <manifest:file-entry manifest:media-type="" manifest:full-path="Pictures/20000007000012B600000FD11FE8C649.svm"/>
  <manifest:file-entry manifest:media-type="" manifest:full-path="Pictures/200000070000578B00003B54EF1BEF1F.svm"/>
  <manifest:file-entry manifest:media-type="" manifest:full-path="Pictures/20000007000057A600003B546FB9CA9C.svm"/>
  <manifest:file-entry manifest:media-type="" manifest:full-path="Pictures/20000007000057C000003F42D3E79D7C.svm"/>
  <manifest:file-entry manifest:media-type="" manifest:full-path="Pictures/200000070000578B00003B1F97C80062.svm"/>
  <manifest:file-entry manifest:media-type="" manifest:full-path="Pictures/200000070000578B00003B6FE744C70D.svm"/>
  <manifest:file-entry manifest:media-type="" manifest:full-path="Pictures/200000070000578B00003B5483C62C04.svm"/>
  <manifest:file-entry manifest:media-type="" manifest:full-path="Pictures/20000007000057A600003B6F16E6BD46.svm"/>
  <manifest:file-entry manifest:media-type="" manifest:full-path="Pictures/2000000700000FB700001006C8E0DFC0.svm"/>
  <manifest:file-entry manifest:media-type="" manifest:full-path="Pictures/20000007000057A600003B3A4105D08A.svm"/>
  <manifest:file-entry manifest:media-type="" manifest:full-path="Pictures/200000070000572100003B0595A4AAE0.svm"/>
  <manifest:file-entry manifest:media-type="" manifest:full-path="Pictures/20000007000057C000003B899B5FB622.svm"/>
  <manifest:file-entry manifest:media-type="image/jpeg" manifest:full-path="Pictures/10000000000001E00000010A62719B05.jpg"/>
  <manifest:file-entry manifest:media-type="" manifest:full-path="Pictures/200000070000572100003B05608E0E2A.svm"/>
  <manifest:file-entry manifest:media-type="" manifest:full-path="Pictures/200000070000578B00003F27ACBCF72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e1.B4" style:family="table-cell" style:data-style-name="N0">
      <style:table-cell-properties fo:padding="0.097cm" fo:border="none"/>
    </style:style>
    <style:style style:name="Tabla1" style:family="table">
      <style:table-properties style:width="15cm" table:align="margin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 style:family="paragraph" style:parent-style-name="Standard">
      <style:paragraph-properties style:text-autospace="none"/>
      <style:text-properties style:font-name="Arial1" fo:font-size="12pt" style:font-size-asian="12pt" style:font-size-complex="12pt"/>
    </style:style>
    <style:style style:name="P3" style:family="paragraph" style:parent-style-name="Standard">
      <style:paragraph-properties fo:line-height="150%" fo:text-align="start" style:justify-single-word="false"/>
      <style:text-properties style:font-name="Arial1" fo:font-size="12pt" style:font-size-asian="12pt" style:font-size-complex="12pt"/>
    </style:style>
    <style:style style:name="P4"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style:font-name="Arial1" fo:font-size="16pt" fo:font-weight="bold" fo:background-color="transparent" style:font-size-asian="16pt" style:font-weight-asian="bold" style:font-size-complex="16pt" style:font-weight-complex="bold"/>
    </style:style>
    <style:style style:name="P6" style:family="paragraph" style:parent-style-name="Standard">
      <style:paragraph-properties fo:line-height="150%"/>
      <style:text-properties style:font-name="Arial" fo:background-color="transparent" style:font-size-asian="10.5pt"/>
    </style:style>
    <style:style style:name="P7" style:family="paragraph" style:parent-style-name="Standard">
      <style:paragraph-properties fo:line-height="150%" fo:text-align="center" style:justify-single-word="false"/>
      <style:text-properties style:font-name="Arial" fo:background-color="transparent" style:font-size-asian="10.5pt"/>
    </style:style>
    <style:style style:name="P8" style:family="paragraph" style:parent-style-name="Standard">
      <style:paragraph-properties fo:line-height="150%" fo:text-align="start" style:justify-single-word="false"/>
      <style:text-properties style:font-name="Arial" fo:background-color="transparent" style:font-size-asian="10.5pt"/>
    </style:style>
    <style:style style:name="P9"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11"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12"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13" style:family="paragraph" style:parent-style-name="Footer">
      <style:paragraph-properties fo:text-align="end" style:justify-single-word="false"/>
    </style:style>
    <style:style style:name="P14" style:family="paragraph" style:parent-style-name="Footer">
      <style:paragraph-properties fo:text-align="end" style:justify-single-word="false"/>
      <style:text-properties style:font-name="Arial1"/>
    </style:style>
    <style:style style:name="P1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18"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19"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20"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21"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22" style:family="paragraph" style:parent-style-name="Standard">
      <style:paragraph-properties fo:line-height="150%" fo:text-align="start" style:justify-single-word="false" fo:break-before="page"/>
      <style:text-properties style:font-name="Arial1" fo:font-size="12pt" fo:font-weight="bold" fo:background-color="transparent" style:font-size-asian="12pt" style:font-weight-asian="bold" style:font-size-complex="12pt" style:font-weight-complex="bold"/>
    </style:style>
    <style:style style:name="P23" style:family="paragraph" style:parent-style-name="Standard">
      <style:paragraph-properties fo:line-height="150%" fo:text-align="center" style:justify-single-word="false" fo:break-before="page"/>
      <style:text-properties style:font-name="Arial1" fo:font-size="16pt" fo:font-weight="bold" fo:background-color="transparent" style:font-size-asian="16pt" style:font-weight-asian="bold" style:font-size-complex="16pt" style:font-weight-complex="bold"/>
    </style:style>
    <style:style style:name="P24" style:family="paragraph" style:parent-style-name="Table_20_Contents">
      <style:paragraph-properties fo:text-align="center" style:justify-single-word="false"/>
      <style:text-properties style:font-name="Arial1" fo:font-size="14pt" style:font-size-asian="14pt" style:font-size-complex="14pt"/>
    </style:style>
    <style:style style:name="P25" style:family="paragraph" style:parent-style-name="Table_20_Contents">
      <style:paragraph-properties fo:text-align="justify" style:justify-single-word="false"/>
      <style:text-properties style:font-name="Arial1" fo:font-size="14pt" style:font-size-asian="14pt" style:font-size-complex="14pt"/>
    </style:style>
    <style:style style:name="P26"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27"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28" style:family="paragraph" style:parent-style-name="Table_20_Contents">
      <style:paragraph-properties fo:text-align="center" style:justify-single-word="false"/>
      <style:text-properties style:font-name="Arial1" fo:font-size="12pt" style:font-size-asian="12pt" style:font-size-complex="12pt"/>
    </style:style>
    <style:style style:name="P29"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30"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31"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32" style:family="paragraph" style:parent-style-name="Standard">
      <style:paragraph-properties fo:line-height="150%" fo:text-align="start" style:justify-single-word="false"/>
      <style:text-properties fo:color="#2b91af" style:font-name="Arial1" fo:font-size="12pt" fo:font-weight="normal" fo:background-color="transparent" style:font-name-asian="Consolas" style:font-size-asian="12pt" style:font-weight-asian="normal" style:font-name-complex="Consolas" style:font-size-complex="12pt" style:font-weight-complex="normal"/>
    </style:style>
    <style:style style:name="P33"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34"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5" style:family="paragraph" style:parent-style-name="Standard" style:list-style-name="">
      <style:paragraph-properties style:text-autospace="none"/>
      <style:text-properties style:use-window-font-color="true" style:font-name="Arial1" fo:font-size="12pt" style:font-name-asian="Consolas" style:font-size-asian="12pt" style:font-name-complex="Consolas" style:font-size-complex="12pt"/>
    </style:style>
    <style:style style:name="P36" style:family="paragraph" style:parent-style-name="Standard" style:list-style-name="">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37" style:family="paragraph" style:parent-style-name="Standard">
      <style:paragraph-properties fo:line-height="150%" fo:text-align="start" style:justify-single-word="false"/>
      <style:text-properties fo:color="#0000ff" style:font-name="Arial1" fo:font-size="12pt" fo:font-weight="bold" fo:background-color="transparent" style:font-name-asian="Consolas" style:font-size-asian="12pt" style:font-weight-asian="bold" style:font-name-complex="Consolas" style:font-size-complex="12pt" style:font-weight-complex="bold"/>
    </style:style>
    <style:style style:name="P38" style:family="paragraph" style:parent-style-name="Standard" style:list-style-name="">
      <style:paragraph-properties style:text-autospace="none"/>
      <style:text-properties style:font-name="Arial1" fo:font-size="12pt" style:font-size-asian="12pt" style:font-size-complex="12pt"/>
    </style:style>
    <style:style style:name="P39" style:family="paragraph" style:parent-style-name="Standard" style:list-style-name="">
      <style:paragraph-properties fo:text-align="start" style:justify-single-word="false" style:text-autospace="none"/>
      <style:text-properties style:font-name="Arial1" fo:font-size="12pt" style:font-size-asian="12pt" style:font-size-complex="12pt"/>
    </style:style>
    <style:style style:name="P40"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2"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43" style:family="paragraph" style:parent-style-name="Standard">
      <style:paragraph-properties fo:line-height="150%" fo:text-align="start" style:justify-single-word="false"/>
      <style:text-properties style:font-name="Arial" fo:font-size="16pt" fo:font-weight="normal" fo:background-color="transparent" style:font-size-asian="14pt" style:font-weight-asian="normal" style:font-size-complex="16pt" style:font-weight-complex="normal"/>
    </style:style>
    <style:style style:name="P44"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45" style:family="paragraph">
      <style:text-properties style:font-name="Arial1"/>
    </style:style>
    <style:style style:name="P46" style:family="paragraph">
      <style:paragraph-properties fo:text-align="end"/>
      <style:text-properties style:font-name="Arial1"/>
    </style:style>
    <style:style style:name="P47"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color="#0000ff" style:font-name="Consolas" style:font-name-asian="Consolas" style:font-name-complex="Consolas"/>
    </style:style>
    <style:style style:name="T5" style:family="text">
      <style:text-properties fo:color="#0000ff" style:font-name-asian="Consolas" style:font-name-complex="Consolas"/>
    </style:style>
    <style:style style:name="T6" style:family="text">
      <style:text-properties style:use-window-font-color="true"/>
    </style:style>
    <style:style style:name="T7" style:family="text">
      <style:text-properties style:use-window-font-color="true" style:font-name="Consolas"/>
    </style:style>
    <style:style style:name="T8" style:family="text">
      <style:text-properties style:use-window-font-color="true" style:font-name="Consolas" fo:font-size="9.5pt" style:font-name-asian="Consolas" style:font-size-asian="9.5pt" style:font-name-complex="Consolas" style:font-size-complex="9.5pt"/>
    </style:style>
    <style:style style:name="T9" style:family="text">
      <style:text-properties style:use-window-font-color="true" style:font-name="Consolas" fo:font-size="9.5pt" style:font-size-asian="9.5pt" style:font-size-complex="9.5pt"/>
    </style:style>
    <style:style style:name="T10" style:family="text">
      <style:text-properties style:use-window-font-color="true" style:font-name="Consolas" style:font-name-asian="Consolas" style:font-name-complex="Consolas"/>
    </style:style>
    <style:style style:name="T11" style:family="text">
      <style:text-properties style:use-window-font-color="true" style:font-name-asian="Consolas" style:font-name-complex="Consolas"/>
    </style:style>
    <style:style style:name="T12" style:family="text">
      <style:text-properties fo:color="#2b91af"/>
    </style:style>
    <style:style style:name="T13" style:family="text">
      <style:text-properties fo:color="#2b91af" style:font-name="Consolas"/>
    </style:style>
    <style:style style:name="T14" style:family="text">
      <style:text-properties fo:color="#2b91af" style:font-name="Consolas" fo:font-size="9.5pt" style:font-name-asian="Consolas" style:font-size-asian="9.5pt" style:font-name-complex="Consolas" style:font-size-complex="9.5pt"/>
    </style:style>
    <style:style style:name="T15" style:family="text">
      <style:text-properties fo:color="#2b91af" style:font-name="Consolas" fo:font-size="9.5pt" style:font-size-asian="9.5pt" style:font-size-complex="9.5pt"/>
    </style:style>
    <style:style style:name="T16" style:family="text">
      <style:text-properties fo:color="#2b91af" style:font-name="Consolas" style:font-name-asian="Consolas" style:font-name-complex="Consolas"/>
    </style:style>
    <style:style style:name="T17" style:family="text">
      <style:text-properties fo:color="#2b91af" style:font-name-asian="Consolas" style:font-name-complex="Consolas"/>
    </style:style>
    <style:style style:name="T18" style:family="text">
      <style:text-properties fo:color="#a31515" style:font-name="Consolas" fo:font-size="9.5pt" style:font-name-asian="Consolas" style:font-size-asian="9.5pt" style:font-name-complex="Consolas" style:font-size-complex="9.5pt"/>
    </style:style>
    <style:style style:name="T19" style:family="text">
      <style:text-properties fo:color="#a31515" style:font-name="Consolas" style:font-name-asian="Consolas" style:font-name-complex="Consolas"/>
    </style:style>
    <style:style style:name="T20" style:family="text">
      <style:text-properties fo:color="#a31515" style:font-name-asian="Consolas" style:font-name-complex="Consolas"/>
    </style:style>
    <style:style style:name="T21" style:family="text">
      <style:text-properties fo:color="#ff3333" fo:font-weight="bold" style:font-weight-asian="bold" style:font-weight-complex="bold"/>
    </style:style>
    <style:style style:name="T22" style:family="text">
      <style:text-properties style:font-name="Consolas"/>
    </style:style>
    <style:style style:name="T23" style:family="text">
      <style:text-properties style:font-name="Consolas" fo:font-size="9.5pt" style:font-size-asian="9.5pt" style:font-size-complex="9.5pt"/>
    </style:style>
    <style:style style:name="T24"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Indice:</text:p>
      <table:table table:name="Table1" table:style-name="Table1">
        <table:table-column table:style-name="Table1.A"/>
        <table:table-column table:style-name="Table1.B"/>
        <table:table-row>
          <table:table-cell table:style-name="Table1.A1" office:value-type="string">
            <text:p text:style-name="P26">1. Introducción<text:span text:style-name="T2">……………………………………………………..</text:span></text:p>
          </table:table-cell>
          <table:table-cell table:style-name="Table1.A1" office:value-type="string">
            <text:p text:style-name="P25">2</text:p>
          </table:table-cell>
        </table:table-row>
        <table:table-row>
          <table:table-cell table:style-name="Table1.A1" office:value-type="string">
            <text:p text:style-name="P26"><text:span text:style-name="T2"><text:tab/></text:span><text:span text:style-name="T2">1.</text:span><text:span text:style-name="T2">1</text:span><text:span text:style-name="T2">. Desarrollo del proyecto…………………………………</text:span></text:p>
          </table:table-cell>
          <table:table-cell table:style-name="Table1.A1" office:value-type="string">
            <text:p text:style-name="P25">4</text:p>
          </table:table-cell>
        </table:table-row>
        <table:table-row>
          <table:table-cell table:style-name="Table1.A1" office:value-type="string">
            <text:p text:style-name="P26">2. Pantallas del sistema<text:span text:style-name="T2">…………………………………………..</text:span></text:p>
          </table:table-cell>
          <table:table-cell table:style-name="Table1.A1" office:value-type="string">
            <text:p text:style-name="P25">6</text:p>
          </table:table-cell>
        </table:table-row>
        <table:table-row>
          <table:table-cell table:style-name="Table1.A1" office:value-type="string">
            <text:p text:style-name="P27"><text:tab/>2.1. Inicio del sistema.........…………………………………</text:p>
          </table:table-cell>
          <table:table-cell table:style-name="Table1.B4" office:value-type="float" office:value="6">
            <text:p text:style-name="P25">6</text:p>
          </table:table-cell>
        </table:table-row>
        <table:table-row>
          <table:table-cell table:style-name="Table1.A1" office:value-type="string">
            <text:p text:style-name="P27"><text:tab/>2.2. Tambo..........................…………………………………</text:p>
          </table:table-cell>
          <table:table-cell table:style-name="Table1.B4" office:value-type="float" office:value="9">
            <text:p text:style-name="P25">9</text:p>
          </table:table-cell>
        </table:table-row>
        <table:table-row>
          <table:table-cell table:style-name="Table1.A1" office:value-type="string">
            <text:p text:style-name="P27"><text:tab/>2.3. Personal.......................…………………………………</text:p>
          </table:table-cell>
          <table:table-cell table:style-name="Table1.B4" office:value-type="float" office:value="10">
            <text:p text:style-name="P25">10</text:p>
          </table:table-cell>
        </table:table-row>
        <table:table-row>
          <table:table-cell table:style-name="Table1.A1" office:value-type="string">
            <text:p text:style-name="P27"><text:tab/>2.4. Animal.........................…………………………………</text:p>
          </table:table-cell>
          <table:table-cell table:style-name="Table1.B4" office:value-type="float" office:value="11">
            <text:p text:style-name="P25">11</text:p>
          </table:table-cell>
        </table:table-row>
        <table:table-row>
          <table:table-cell table:style-name="Table1.A1" office:value-type="string">
            <text:p text:style-name="P27"><text:tab/>2.5. Alimento y venta...........…………………………………</text:p>
          </table:table-cell>
          <table:table-cell table:style-name="Table1.B4" office:value-type="float" office:value="12">
            <text:p text:style-name="P25">12</text:p>
          </table:table-cell>
        </table:table-row>
        <table:table-row>
          <table:table-cell table:style-name="Table1.A1" office:value-type="string">
            <text:p text:style-name="P27"><text:s text:c="9"/>2.6. Control........................................................................</text:p>
          </table:table-cell>
          <table:table-cell table:style-name="Table1.B4" office:value-type="float" office:value="13">
            <text:p text:style-name="P25">13</text:p>
          </table:table-cell>
        </table:table-row>
        <table:table-row>
          <table:table-cell table:style-name="Table1.A1" office:value-type="string">
            <text:p text:style-name="P27"><text:tab/>2.7. Enlistar.........................…………………………………</text:p>
          </table:table-cell>
          <table:table-cell table:style-name="Table1.B4" office:value-type="float" office:value="14">
            <text:p text:style-name="P25">14</text:p>
          </table:table-cell>
        </table:table-row>
        <table:table-row>
          <table:table-cell table:style-name="Table1.A1" office:value-type="string">
            <text:p text:style-name="P27"><text:tab/>2.8. Ordeñe.........................…………………………………</text:p>
          </table:table-cell>
          <table:table-cell table:style-name="Table1.B4" office:value-type="float" office:value="15">
            <text:p text:style-name="P25">15</text:p>
          </table:table-cell>
        </table:table-row>
        <table:table-row>
          <table:table-cell table:style-name="Table1.A1" office:value-type="string">
            <text:p text:style-name="P27"><text:s text:c="9"/>2.9. Lote.............................................................................</text:p>
          </table:table-cell>
          <table:table-cell table:style-name="Table1.B4" office:value-type="float" office:value="16">
            <text:p text:style-name="P25">16</text:p>
          </table:table-cell>
        </table:table-row>
        <table:table-row>
          <table:table-cell table:style-name="Table1.A1" office:value-type="string">
            <text:p text:style-name="P27"><text:tab/>2.10. Errores.........................………………………………</text:p>
          </table:table-cell>
          <table:table-cell table:style-name="Table1.B4" office:value-type="float" office:value="17">
            <text:p text:style-name="P25">17</text:p>
          </table:table-cell>
        </table:table-row>
        <table:table-row>
          <table:table-cell table:style-name="Table1.A1" office:value-type="string">
            <text:p text:style-name="P26">3. Código fuente<text:span text:style-name="T2">........................................................................</text:span></text:p>
          </table:table-cell>
          <table:table-cell table:style-name="Table1.B4" office:value-type="float" office:value="18">
            <text:p text:style-name="P25">18</text:p>
          </table:table-cell>
        </table:table-row>
        <table:table-row>
          <table:table-cell table:style-name="Table1.A1" office:value-type="string">
            <text:p text:style-name="P27"><text:tab/>3.1. Inicio del sistema.........…………………………………</text:p>
          </table:table-cell>
          <table:table-cell table:style-name="Table1.B4" office:value-type="float" office:value="18">
            <text:p text:style-name="P25">18</text:p>
          </table:table-cell>
        </table:table-row>
        <table:table-row>
          <table:table-cell table:style-name="Table1.A1" office:value-type="string">
            <text:p text:style-name="P27"><text:tab/>3.2. Tambo..........................…………………………………</text:p>
          </table:table-cell>
          <table:table-cell table:style-name="Table1.B4" office:value-type="float" office:value="31">
            <text:p text:style-name="P25">31</text:p>
          </table:table-cell>
        </table:table-row>
        <table:table-row>
          <table:table-cell table:style-name="Table1.A1" office:value-type="string">
            <text:p text:style-name="P27"><text:tab/>3.3. Personal.......................…………………………………</text:p>
          </table:table-cell>
          <table:table-cell table:style-name="Table1.B4" office:value-type="float" office:value="35">
            <text:p text:style-name="P25">35</text:p>
          </table:table-cell>
        </table:table-row>
        <table:table-row>
          <table:table-cell table:style-name="Table1.A1" office:value-type="string">
            <text:p text:style-name="P27"><text:tab/>3.4. Animal.........................………………………………….</text:p>
          </table:table-cell>
          <table:table-cell table:style-name="Table1.B4" office:value-type="float" office:value="39">
            <text:p text:style-name="P25">39</text:p>
          </table:table-cell>
        </table:table-row>
        <table:table-row>
          <table:table-cell table:style-name="Table1.A1" office:value-type="string">
            <text:p text:style-name="P27"><text:tab/>3.5. Alimento y venta...........…………………………………</text:p>
          </table:table-cell>
          <table:table-cell table:style-name="Table1.B4" office:value-type="float" office:value="48">
            <text:p text:style-name="P25">48</text:p>
          </table:table-cell>
        </table:table-row>
        <table:table-row>
          <table:table-cell table:style-name="Table1.A1" office:value-type="string">
            <text:p text:style-name="P27"><text:s text:c="9"/>3.6. Control........................................................................</text:p>
          </table:table-cell>
          <table:table-cell table:style-name="Table1.B4" office:value-type="float" office:value="53">
            <text:p text:style-name="P25">53</text:p>
          </table:table-cell>
        </table:table-row>
        <table:table-row>
          <table:table-cell table:style-name="Table1.A1" office:value-type="string">
            <text:p text:style-name="P27"><text:tab/>3.7. Enlistar.........................…………………………………</text:p>
          </table:table-cell>
          <table:table-cell table:style-name="Table1.B4" office:value-type="float" office:value="55">
            <text:p text:style-name="P25">55</text:p>
          </table:table-cell>
        </table:table-row>
        <table:table-row>
          <table:table-cell table:style-name="Table1.A1" office:value-type="string">
            <text:p text:style-name="P27"><text:tab/>3.8. Ordeñe.........................…………………………………</text:p>
          </table:table-cell>
          <table:table-cell table:style-name="Table1.B4" office:value-type="float" office:value="57">
            <text:p text:style-name="P25">57</text:p>
          </table:table-cell>
        </table:table-row>
        <table:table-row>
          <table:table-cell table:style-name="Table1.A1" office:value-type="string">
            <text:p text:style-name="P27"><text:s text:c="9"/>3.9. Lote.............................................................................</text:p>
          </table:table-cell>
          <table:table-cell table:style-name="Table1.B4" office:value-type="float" office:value="65">
            <text:p text:style-name="P25">65</text:p>
          </table:table-cell>
        </table:table-row>
        <table:table-row>
          <table:table-cell table:style-name="Table1.A1" office:value-type="string">
            <text:p text:style-name="P27"><text:s text:c="9"/>3.10. Publico.....................................................................</text:p>
          </table:table-cell>
          <table:table-cell table:style-name="Table1.B4" office:value-type="float" office:value="67">
            <text:p text:style-name="P25">67</text:p>
          </table:table-cell>
        </table:table-row>
        <table:table-row>
          <table:table-cell table:style-name="Table1.A1" office:value-type="string">
            <text:p text:style-name="P26">4. Anexo<text:span text:style-name="T2">……………………………………………………………..</text:span></text:p>
          </table:table-cell>
          <table:table-cell table:style-name="Table1.B4" office:value-type="float" office:value="75">
            <text:p text:style-name="P25">75</text:p>
          </table:table-cell>
        </table:table-row>
        <table:table-row>
          <table:table-cell table:style-name="Table1.A1" office:value-type="string">
            <text:p text:style-name="P27"><text:tab/>4.1. Asignación de abreviaciones…………………………..</text:p>
          </table:table-cell>
          <table:table-cell table:style-name="Table1.B4" office:value-type="float" office:value="75">
            <text:p text:style-name="P25">75</text:p>
          </table:table-cell>
        </table:table-row>
      </table:table>
      <text:p text:style-name="P8"><text:soft-page-break/></text:p>
      <text:p text:style-name="P6"/>
      <text:p text:style-name="P18">1. Introducción:</text:p>
      <text:p text:style-name="P16"/>
      <text:p text:style-name="P15"><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15"/>
      <text:p text:style-name="P15"><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15"/>
      <text:p text:style-name="P15"><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15"/>
      <text:p text:style-name="P15"><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text:soft-page-break/>datos como la serie que lo identifica, la cantidad de ordeñes, la cantidad de hectáreas, la cantidad de ganado, la cantidad de vacas en ordeñe, el indice de preñez, la producción anual y diaria.</text:p>
      <text:p text:style-name="P15"/>
      <text:p text:style-name="P15"><text:tab/>Dependiendo del usuario que ingrese, el sistema otorgara acceso a distintas funciones y partes de él (sistema), a continuación se detallaran estos en un orden de jerarquía:</text:p>
      <text:p text:style-name="P15"/>
      <text:p text:style-name="P15"><text:tab/><text:span text:style-name="T1">Auxiliar</text:span>: este tipo de usuario solo tiene permiso de ingreso y consulta de información.</text:p>
      <text:p text:style-name="P15"/>
      <text:p text:style-name="P15"><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15"/>
      <text:p text:style-name="P15"><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5"/>
      <text:p text:style-name="P15"><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15"/>
      <text:p text:style-name="P15"/>
      <text:p text:style-name="P15"><text:soft-page-break/></text:p>
      <text:p text:style-name="P15"/>
      <text:p text:style-name="P17">1.1 Desarrollo del proyecto:</text:p>
      <text:p text:style-name="P17"/>
      <text:p text:style-name="P19"><text:tab/>Se desarolló para esta entrega un programa con acceso a la base de datos logrando manejar los datos de tambos o tambo dependiendo del cargo (permisos) de el que inicie sesion en el sistema.</text:p>
      <text:p text:style-name="P15"><text:tab/>Se puede acceder al sistema con tres idiomas: español, ingles y portuges. Para acceder a las funciones del programa se debe seleccionar uno de ellos, luego ingresar los datos de usuario y contraseña solicitados y finalmente iniciar sesión.</text:p>
      <text:p text:style-name="P19"><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19"><text:tab/>También maneja datos del personal, ahí es donde se encontrar el cargo, el usuario con el que va a logearse, el nombre, el sexo, el nacimiento y la cedula de indentidad.</text:p>
      <text:p text:style-name="P19"><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19"><text:tab/>Se controla la cantidad de ordeñes, y se puede ingresar cada ordeñe que se haga donde se marcará la fecha, hora de inicio, hora de fin, datos de lo producido como son los litros, el procentaje de grasa, el porcentaje de proteina, <text:s/>de urea, el recuento bacteriano y de células somáticas. Para que esos datos <text:soft-page-break/>puedan ser relacionados a un lote también es necesario el numero de lote que se puede agregar o consultar en una ventana auxiliar.</text:p>
      <text:p text:style-name="P19"><text:tab/>Los datos especificos de la cooperativa son evitados para el mejor manejo de la información, los datos que son almacenados son los de la venta del producto, estos son la cantidad en litros, la fecha en que es vendida y la hora.</text:p>
      <text:p text:style-name="P15"><text:tab/>Por ultimo la opción cerrar sesión, cierra la misma, lo que permite iniciar de nuevo sesión con otros datos, ya sea del mismo cargo o no, mientras que la opción salir cierra todo el programa.</text:p>
      <text:p text:style-name="P15"/>
      <text:p text:style-name="P20">2. Pantalla del sistema:</text:p>
      <text:p text:style-name="P9">2.1. Inicio del sistema:</text:p>
      <text:p text:style-name="P9"><draw:frame draw:style-name="fr2" draw:name="gráficos2" text:anchor-type="paragraph" svg:x="0.96cm" svg:y="9.56cm" svg:width="13.273cm" svg:height="9.58cm" draw:z-index="451"><draw:image xlink:href="Pictures/20000007000057A600003F42578E9F50.svm" xlink:type="simple" xlink:show="embed" xlink:actuate="onLoad"/></draw:frame><draw:frame draw:style-name="fr2" draw:name="gráficos1" text:anchor-type="paragraph" svg:x="0.914cm" svg:y="-0.048cm" svg:width="13.319cm" svg:height="9.61cm" draw:z-index="450"><draw:image xlink:href="Pictures/200000070000578B00003F27ACBCF72A.svm" xlink:type="simple" xlink:show="embed" xlink:actuate="onLoad"/></draw:frame></text:p>
      <text:p text:style-name="P6"><draw:frame draw:style-name="fr2" draw:name="gráficos3" text:anchor-type="paragraph" svg:x="0.714cm" svg:y="0.111cm" svg:width="13.82cm" svg:height="9.962cm" draw:z-index="452"><draw:image xlink:href="Pictures/20000007000057C000003F42D3E79D7C.svm" xlink:type="simple" xlink:show="embed" xlink:actuate="onLoad"/></draw:frame><draw:frame draw:style-name="fr2" draw:name="gráficos4" text:anchor-type="paragraph" svg:x="0.63cm" svg:y="10.292cm" svg:width="13.829cm" svg:height="9.996cm" draw:z-index="453"><draw:image xlink:href="Pictures/20000007000057A600003F5C1BF26C47.svm" xlink:type="simple" xlink:show="embed" xlink:actuate="onLoad"/></draw:frame><text:soft-page-break/></text:p>
      <text:p text:style-name="P7"><draw:frame draw:style-name="fr2" draw:name="gráficos9" text:anchor-type="paragraph" svg:x="0.108cm" svg:y="0.826cm" svg:width="14.841cm" svg:height="10.724cm" draw:z-index="458"><draw:image xlink:href="Pictures/200000070000578B00003F42934382D5.svm" xlink:type="simple" xlink:show="embed" xlink:actuate="onLoad"/></draw:frame><text:soft-page-break/></text:p>
      <text:p text:style-name="P21">2.2. Tambo:</text:p>
      <text:p text:style-name="P6"/>
      <text:p text:style-name="P9"><draw:frame draw:style-name="fr2" draw:name="gráficos5" text:anchor-type="paragraph" svg:x="0.03cm" svg:y="-0.176cm" svg:width="15.05cm" svg:height="10.211cm" draw:z-index="454"><draw:image xlink:href="Pictures/20000007000057C000003B899B5FB622.svm" xlink:type="simple" xlink:show="embed" xlink:actuate="onLoad"/></draw:frame></text:p>
      <text:p text:style-name="P21">2.3. Personal</text:p>
      <text:p text:style-name="P9"><draw:frame draw:style-name="fr2" draw:name="gráficos6" text:anchor-type="paragraph" svg:x="-0.132cm" svg:y="0.894cm" svg:width="15.072cm" svg:height="10.215cm" draw:z-index="459"><draw:image xlink:href="Pictures/200000070000578B00003B5483C62C04.svm" xlink:type="simple" xlink:show="embed" xlink:actuate="onLoad"/></draw:frame></text:p>
      <text:p text:style-name="P21">2.4. Animal</text:p>
      <text:p text:style-name="P9"><draw:frame draw:style-name="fr2" draw:name="gráficos7" text:anchor-type="paragraph" svg:x="0.506cm" svg:y="0.049cm" svg:width="14.014cm" svg:height="9.486cm" draw:z-index="455"><draw:image xlink:href="Pictures/20000007000057A600003B546FB9CA9C.svm" xlink:type="simple" xlink:show="embed" xlink:actuate="onLoad"/></draw:frame><draw:frame draw:style-name="fr2" draw:name="gráficos8" text:anchor-type="paragraph" svg:x="0.404cm" svg:y="9.694cm" svg:width="14.095cm" svg:height="9.553cm" draw:z-index="456"><draw:image xlink:href="Pictures/200000070000578B00003B54EF1BEF1F.svm" xlink:type="simple" xlink:show="embed" xlink:actuate="onLoad"/></draw:frame></text:p>
      <text:p text:style-name="P21"><draw:frame draw:style-name="fr2" draw:name="gráficos11" text:anchor-type="paragraph" svg:x="0.353cm" svg:y="10.867cm" svg:width="14.085cm" svg:height="9.56cm" draw:z-index="467"><draw:image xlink:href="Pictures/200000070000578B00003B6FE744C70D.svm" xlink:type="simple" xlink:show="embed" xlink:actuate="onLoad"/></draw:frame><draw:frame draw:style-name="fr2" draw:name="gráficos14" text:anchor-type="paragraph" svg:x="0.291cm" svg:y="1.111cm" svg:width="14.097cm" svg:height="9.504cm" draw:z-index="462"><draw:image xlink:href="Pictures/200000070000578B00003B05EBBAD463.svm" xlink:type="simple" xlink:show="embed" xlink:actuate="onLoad"/></draw:frame>2.5. Alimento y venta<text:line-break/><text:soft-page-break/>2.6. Control</text:p>
      <text:p text:style-name="P9"><draw:frame draw:style-name="fr2" draw:name="gráficos19" text:anchor-type="paragraph" svg:x="0.053cm" svg:y="0.016cm" svg:width="15cm" svg:height="10.16cm" draw:z-index="468"><draw:image xlink:href="Pictures/200000070000572100003B0595A4AAE0.svm" xlink:type="simple" xlink:show="embed" xlink:actuate="onLoad"/></draw:frame></text:p>
      <text:p text:style-name="P21">2.7. Enlistar</text:p>
      <text:p text:style-name="P9"><draw:frame draw:style-name="fr2" draw:name="gráficos10" text:anchor-type="paragraph" svg:x="0.82cm" svg:y="-0.035cm" svg:width="13.642cm" svg:height="9.218cm" draw:z-index="457"><draw:image xlink:href="Pictures/20000007000057A600003B3A4105D08A.svm" xlink:type="simple" xlink:show="embed" xlink:actuate="onLoad"/></draw:frame></text:p>
      <text:p text:style-name="P21">2.8. Ordeñe</text:p>
      <text:p text:style-name="P9"><draw:frame draw:style-name="fr3" draw:name="gráficos12" text:anchor-type="paragraph" svg:width="13.984cm" svg:height="9.442cm" draw:z-index="460"><draw:image xlink:href="Pictures/200000070000578B00003B1F97C80062.svm" xlink:type="simple" xlink:show="embed" xlink:actuate="onLoad"/></draw:frame><draw:frame draw:style-name="fr2" draw:name="gráficos13" text:anchor-type="paragraph" svg:x="0.508cm" svg:y="10.208cm" svg:width="14.072cm" svg:height="9.543cm" draw:z-index="461"><draw:image xlink:href="Pictures/20000007000057A600003B6F16E6BD46.svm" xlink:type="simple" xlink:show="embed" xlink:actuate="onLoad"/></draw:frame></text:p>
      <text:p text:style-name="P9"/>
      <text:p text:style-name="P21">2.9. Lote </text:p>
      <text:p text:style-name="P11"><draw:frame draw:style-name="fr2" draw:name="gráficos18" text:anchor-type="paragraph" svg:x="0cm" svg:y="1.021cm" svg:width="15cm" svg:height="10.16cm" draw:z-index="466"><draw:image xlink:href="Pictures/200000070000572100003B05608E0E2A.svm" xlink:type="simple" xlink:show="embed" xlink:actuate="onLoad"/></draw:frame></text:p>
      <text:p text:style-name="P11"><text:line-break/><text:span text:style-name="T21">NO CERRAR ESTA VENTANA SI DESEA AGREGAR EL LOTE A LA BASE DE DATOS</text:span></text:p>
      <text:p text:style-name="P21"><draw:frame draw:style-name="fr2" draw:name="gráficos17" text:anchor-type="paragraph" svg:x="5.371cm" svg:y="10.61cm" svg:width="4.524cm" svg:height="4.076cm" draw:z-index="465"><draw:image xlink:href="Pictures/20000007000011AD00000FEC05BDC61A.svm" xlink:type="simple" xlink:show="embed" xlink:actuate="onLoad"/></draw:frame><draw:frame draw:style-name="fr2" draw:name="gráficos16" text:anchor-type="paragraph" svg:x="5.211cm" svg:y="5.794cm" svg:width="4.791cm" svg:height="4.048cm" draw:z-index="464"><draw:image xlink:href="Pictures/20000007000012B600000FD11FE8C649.svm" xlink:type="simple" xlink:show="embed" xlink:actuate="onLoad"/></draw:frame><draw:frame draw:style-name="fr2" draw:name="gráficos15" text:anchor-type="paragraph" svg:x="5.622cm" svg:y="1.085cm" svg:width="4.023cm" svg:height="4.103cm" draw:z-index="463"><draw:image xlink:href="Pictures/2000000700000FB700001006C8E0DFC0.svm" xlink:type="simple" xlink:show="embed" xlink:actuate="onLoad"/></draw:frame>2.10. Errores</text:p>
      <text:p text:style-name="P20">3. Código fuente</text:p>
      <text:p text:style-name="P10">3.1 Inicio del sistema</text:p>
      <text:p text:style-name="P3"><text:span text:style-name="T5">Public</text:span><text:span text:style-name="T11"> </text:span><text:span text:style-name="T5">Class</text:span><text:span text:style-name="T11"> </text:span><text:span text:style-name="T17">frmISU</text:span></text:p>
      <text:p text:style-name="P12"/>
      <text:p text:style-name="P2"><text:span text:style-name="T11"><text:s text:c="4"/></text:span><text:span text:style-name="T5">Private</text:span><text:span text:style-name="T11"> </text:span><text:span text:style-name="T5">Sub</text:span><text:span text:style-name="T11"> frmISU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2"><text:span text:style-name="T11"><text:s text:c="8"/>tbxPass.Text() = </text:span><text:span text:style-name="T20">""</text:span></text:p>
      <text:p text:style-name="P2"><text:span text:style-name="T11"><text:s text:c="8"/>tbxUser.Text() = </text:span><text:span text:style-name="T20">""</text:span></text:p>
      <text:p text:style-name="P2"><text:span text:style-name="T11"><text:s text:c="8"/></text:span><text:span text:style-name="T17">Publico</text:span><text:span text:style-name="T11">.idioma = 0</text:span></text:p>
      <text:p text:style-name="P12"><text:s text:c="8"/>gbxLog.Hide()</text:p>
      <text:p text:style-name="P12"><text:s text:c="8"/>cbxTambo.Hide()</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Sub</text:span><text:span text:style-name="T11"> Permiso(</text:span><text:span text:style-name="T5">ByVal</text:span><text:span text:style-name="T11"> Usuario </text:span><text:span text:style-name="T5">As</text:span><text:span text:style-name="T11"> </text:span><text:span text:style-name="T5">String</text:span><text:span text:style-name="T11">)</text:span></text:p>
      <text:p text:style-name="P2"><text:span text:style-name="T11"><text:s text:c="8"/></text:span><text:span text:style-name="T5">If</text:span><text:span text:style-name="T11"> CN.State &lt;&gt; 1 </text:span><text:span text:style-name="T5">Then</text:span></text:p>
      <text:p text:style-name="P12"><text:s text:c="12"/>MsgBox(conexion)</text:p>
      <text:p text:style-name="P2"><text:span text:style-name="T11"><text:s text:c="8"/></text:span><text:span text:style-name="T5">Else</text:span></text:p>
      <text:p text:style-name="P2"><text:span text:style-name="T11"><text:s text:c="12"/>sql = </text:span><text:span text:style-name="T20">"select cargo from persona where login ='"</text:span><text:span text:style-name="T11"> &amp; tbxUser.Text &amp; </text:span><text:span text:style-name="T20">"'"</text:span></text:p>
      <text:p text:style-name="P12"><text:s text:c="12"/>Open_sql()</text:p>
      <text:p text:style-name="P12"/>
      <text:p text:style-name="P2"><text:span text:style-name="T11"><text:s text:c="12"/></text:span><text:span text:style-name="T5">If</text:span><text:span text:style-name="T11"> rs.RecordCount() = 0 </text:span><text:span text:style-name="T5">Then</text:span></text:p>
      <text:p text:style-name="P2"><text:span text:style-name="T11"><text:s text:c="16"/>MsgBox(</text:span><text:span text:style-name="T20">"Error :"</text:span><text:span text:style-name="T11"> + Usuario)</text:span></text:p>
      <text:p text:style-name="P2"><text:span text:style-name="T11"><text:s text:c="12"/></text:span><text:span text:style-name="T5">Else</text:span></text:p>
      <text:p text:style-name="P12"><text:s text:c="16"/>cbxTambo.Show()</text:p>
      <text:p text:style-name="P12"><text:s text:c="16"/>pnlInicio.Hide()</text:p>
      <text:p text:style-name="P12"><text:s text:c="16"/>pnlBlue.Show()</text:p>
      <text:p text:style-name="P12"><text:s text:c="16"/>tsConsultar.Text = consultar</text:p>
      <text:p text:style-name="P12"><text:s text:c="16"/>tsModificar.Text = modificar</text:p>
      <text:p text:style-name="P12"><text:s text:c="16"/>tsIngresar.Text = ingresar</text:p>
      <text:p text:style-name="P12"><text:s text:c="16"/>tsEnlistar.Text = enlistar</text:p>
      <text:p text:style-name="P12"><text:s text:c="16"/>tsEliminar.Text = eliminar</text:p>
      <text:p text:style-name="P12"><text:s text:c="16"/>tsAlimento.Text = alimento</text:p>
      <text:p text:style-name="P12"><text:s text:c="16"/>tsOtorgar.Text = otorgar</text:p>
      <text:p text:style-name="P12"><text:s text:c="16"/>tsProporcionar.Text = almacenar</text:p>
      <text:p text:style-name="P12"><text:s text:c="16"/>tsControl.Text = control</text:p>
      <text:p text:style-name="P12"><text:s text:c="16"/>tsTamboIngresar.Text = ingresar</text:p>
      <text:p text:style-name="P12"><text:s text:c="16"/>tsTamboModificar.Text = modificar</text:p>
      <text:p text:style-name="P12"><text:s text:c="16"/>tsTamboConsultar.Text = consultar</text:p>
      <text:p text:style-name="P12"><text:s text:c="16"/>tsTamboEiminar.Text = eliminar</text:p>
      <text:p text:style-name="P12"><text:s text:c="16"/>tsPersonalIngresar.Text = ingresar</text:p>
      <text:p text:style-name="P12"><text:soft-page-break/><text:s text:c="16"/>tsPersonalModificar.Text = modificar</text:p>
      <text:p text:style-name="P12"><text:s text:c="16"/>tsPersonalConsultar.Text = consultar</text:p>
      <text:p text:style-name="P12"><text:s text:c="16"/>tsPersonalEliminar.Text = eliminar</text:p>
      <text:p text:style-name="P12"><text:s text:c="16"/>tsVaca.Text = vaca</text:p>
      <text:p text:style-name="P12"><text:s text:c="16"/>tsVaquillona.Text = vaquillona</text:p>
      <text:p text:style-name="P12"><text:s text:c="16"/>tsToro.Text = toro</text:p>
      <text:p text:style-name="P12"><text:s text:c="16"/>tsNovillo.Text = novillo</text:p>
      <text:p text:style-name="P12"><text:s text:c="16"/>TsAnestro.Text = anestro</text:p>
      <text:p text:style-name="P12"><text:s text:c="16"/>tsTernero.Text = ternero</text:p>
      <text:p text:style-name="P12"><text:s text:c="16"/>tsTernera.Text = ternera</text:p>
      <text:p text:style-name="P12"><text:s text:c="16"/>tsRodeo.Text = rodeo</text:p>
      <text:p text:style-name="P12"><text:s text:c="16"/>tsCampo.Text = campo</text:p>
      <text:p text:style-name="P12"><text:s text:c="16"/>tsNinguno.Text = ninguno</text:p>
      <text:p text:style-name="P12"><text:s text:c="16"/>TsServicio.Text = servicio</text:p>
      <text:p text:style-name="P12"><text:s text:c="16"/>tsNinguno2.Text = ninguno</text:p>
      <text:p text:style-name="P12"><text:s text:c="16"/>Tsprenada.Text = preñada</text:p>
      <text:p text:style-name="P12"><text:s text:c="16"/>tsLactancia.Text = lactancia</text:p>
      <text:p text:style-name="P12"><text:s text:c="16"/>tsSeca.Text = seca</text:p>
      <text:p text:style-name="P12"><text:s text:c="16"/>tsHembra.Text = hembra</text:p>
      <text:p text:style-name="P12"><text:s text:c="16"/>tsMacho.Text = macho</text:p>
      <text:p text:style-name="P12"><text:s text:c="16"/>tsRaza.Text = raza</text:p>
      <text:p text:style-name="P12"><text:s text:c="16"/>tsDivision.Text = division</text:p>
      <text:p text:style-name="P12"><text:s text:c="16"/>tsLugar.Text = lugar</text:p>
      <text:p text:style-name="P12"><text:s text:c="16"/>tsEtapa.Text = etapa</text:p>
      <text:p text:style-name="P12"><text:s text:c="16"/>tsSexo.Text = sexo</text:p>
      <text:p text:style-name="P12"><text:s text:c="16"/>tsGanadoAct.Text = ganado_act</text:p>
      <text:p text:style-name="P12"><text:s text:c="16"/>tsAntibiotico.Text = antibiotico</text:p>
      <text:p text:style-name="P12"><text:s text:c="16"/>tsConfiguración.Text = configuracion</text:p>
      <text:p text:style-name="P2"><text:span text:style-name="T11"><text:s text:c="16"/>tsPrimerOrdeñe.Text = primer + </text:span><text:span text:style-name="T20">" "</text:span><text:span text:style-name="T11"> + ordeñe</text:span></text:p>
      <text:p text:style-name="P2"><text:span text:style-name="T11"><text:s text:c="16"/>tsSegundoOrdeñe.Text = primer + </text:span><text:span text:style-name="T20">" "</text:span><text:span text:style-name="T11"> + ordeñe</text:span></text:p>
      <text:p text:style-name="P2"><text:span text:style-name="T11"><text:s text:c="16"/>tsTercerOrdeñe.Text = primer + </text:span><text:span text:style-name="T20">" "</text:span><text:span text:style-name="T11"> + ordeñe</text:span></text:p>
      <text:p text:style-name="P12"/>
      <text:p text:style-name="P2"><text:span text:style-name="T11"><text:s text:c="16"/></text:span><text:span text:style-name="T5">Select</text:span><text:span text:style-name="T11"> </text:span><text:span text:style-name="T5">Case</text:span><text:span text:style-name="T11"> rs(0).Value</text:span></text:p>
      <text:p text:style-name="P2"><text:span text:style-name="T11"><text:s text:c="20"/></text:span><text:span text:style-name="T5">Case</text:span><text:span text:style-name="T11"> auxiliar</text:span></text:p>
      <text:p text:style-name="P2"><text:span text:style-name="T11"><text:s text:c="24"/>tsAnimal.Enabled = </text:span><text:span text:style-name="T5">True</text:span></text:p>
      <text:p text:style-name="P2"><text:span text:style-name="T11"><text:s text:c="24"/>tsEliminar.Enabled = </text:span><text:span text:style-name="T5">False</text:span></text:p>
      <text:p text:style-name="P2"><text:span text:style-name="T11"><text:s text:c="24"/>tsAlimento.Enabled = </text:span><text:span text:style-name="T5">True</text:span></text:p>
      <text:p text:style-name="P2"><text:span text:style-name="T11"><text:s text:c="24"/>tsSesion.Enabled = </text:span><text:span text:style-name="T5">True</text:span></text:p>
      <text:p text:style-name="P2"><text:span text:style-name="T11"><text:s text:c="24"/>tsOrdeñe.Enabled = </text:span><text:span text:style-name="T5">True</text:span></text:p>
      <text:p text:style-name="P2"><text:span text:style-name="T11"><text:s text:c="24"/>tsEnlistar.Enabled = </text:span><text:span text:style-name="T5">True</text:span></text:p>
      <text:p text:style-name="P2"><text:span text:style-name="T11"><text:s text:c="24"/>cbxTambo.Enabled = </text:span><text:span text:style-name="T5">False</text:span></text:p>
      <text:p text:style-name="P2"><text:span text:style-name="T11"><text:s text:c="20"/></text:span><text:span text:style-name="T5">Case</text:span><text:span text:style-name="T11"> adm_establecimiento</text:span></text:p>
      <text:p text:style-name="P2"><text:soft-page-break/><text:span text:style-name="T11"><text:s text:c="24"/>tsTambo.Enabled = </text:span><text:span text:style-name="T5">True</text:span></text:p>
      <text:p text:style-name="P2"><text:span text:style-name="T11"><text:s text:c="24"/>tsPersonal.Enabled = </text:span><text:span text:style-name="T5">True</text:span></text:p>
      <text:p text:style-name="P2"><text:span text:style-name="T11"><text:s text:c="24"/>tsPersonalEliminar.Enabled = </text:span><text:span text:style-name="T5">False</text:span></text:p>
      <text:p text:style-name="P2"><text:span text:style-name="T11"><text:s text:c="24"/>tsPersonalIngresar.Enabled = </text:span><text:span text:style-name="T5">False</text:span></text:p>
      <text:p text:style-name="P2"><text:span text:style-name="T11"><text:s text:c="24"/>tsAnimal.Enabled = </text:span><text:span text:style-name="T5">True</text:span></text:p>
      <text:p text:style-name="P2"><text:span text:style-name="T11"><text:s text:c="24"/>tsAlimento.Enabled = </text:span><text:span text:style-name="T5">True</text:span></text:p>
      <text:p text:style-name="P2"><text:span text:style-name="T11"><text:s text:c="24"/>tsSesion.Enabled = </text:span><text:span text:style-name="T5">True</text:span></text:p>
      <text:p text:style-name="P2"><text:span text:style-name="T11"><text:s text:c="24"/>tsOrdeñe.Enabled = </text:span><text:span text:style-name="T5">True</text:span></text:p>
      <text:p text:style-name="P2"><text:span text:style-name="T11"><text:s text:c="24"/>tsEnlistar.Enabled = </text:span><text:span text:style-name="T5">True</text:span></text:p>
      <text:p text:style-name="P2"><text:span text:style-name="T11"><text:s text:c="24"/>tsVenta.Enabled = </text:span><text:span text:style-name="T5">True</text:span></text:p>
      <text:p text:style-name="P2"><text:span text:style-name="T11"><text:s text:c="24"/>cbxTambo.Enabled = </text:span><text:span text:style-name="T5">False</text:span></text:p>
      <text:p text:style-name="P2"><text:span text:style-name="T11"><text:s text:c="20"/></text:span><text:span text:style-name="T5">Case</text:span><text:span text:style-name="T11"> gerente</text:span></text:p>
      <text:p text:style-name="P2"><text:span text:style-name="T11"><text:s text:c="24"/>tsTambo.Enabled = </text:span><text:span text:style-name="T5">True</text:span></text:p>
      <text:p text:style-name="P2"><text:span text:style-name="T11"><text:s text:c="24"/>tsPersonal.Enabled = </text:span><text:span text:style-name="T5">True</text:span></text:p>
      <text:p text:style-name="P2"><text:span text:style-name="T11"><text:s text:c="24"/>tsPersonalEliminar.Enabled = </text:span><text:span text:style-name="T5">False</text:span></text:p>
      <text:p text:style-name="P2"><text:span text:style-name="T11"><text:s text:c="24"/>tsPersonalIngresar.Enabled = </text:span><text:span text:style-name="T5">False</text:span></text:p>
      <text:p text:style-name="P2"><text:span text:style-name="T11"><text:s text:c="24"/>tsAnimal.Enabled = </text:span><text:span text:style-name="T5">True</text:span></text:p>
      <text:p text:style-name="P2"><text:span text:style-name="T11"><text:s text:c="24"/>tsAlimento.Enabled = </text:span><text:span text:style-name="T5">True</text:span></text:p>
      <text:p text:style-name="P2"><text:span text:style-name="T11"><text:s text:c="24"/>tsSesion.Enabled = </text:span><text:span text:style-name="T5">True</text:span></text:p>
      <text:p text:style-name="P2"><text:span text:style-name="T11"><text:s text:c="24"/>tsOrdeñe.Enabled = </text:span><text:span text:style-name="T5">True</text:span></text:p>
      <text:p text:style-name="P2"><text:span text:style-name="T11"><text:s text:c="24"/>tsEnlistar.Enabled = </text:span><text:span text:style-name="T5">True</text:span></text:p>
      <text:p text:style-name="P2"><text:span text:style-name="T11"><text:s text:c="24"/>tsVenta.Enabled = </text:span><text:span text:style-name="T5">True</text:span></text:p>
      <text:p text:style-name="P2"><text:span text:style-name="T11"><text:s text:c="20"/></text:span><text:span text:style-name="T5">Case</text:span><text:span text:style-name="T11"> adm_sistema</text:span></text:p>
      <text:p text:style-name="P2"><text:span text:style-name="T11"><text:s text:c="24"/>tsTambo.Enabled = </text:span><text:span text:style-name="T5">True</text:span></text:p>
      <text:p text:style-name="P2"><text:span text:style-name="T11"><text:s text:c="24"/>tsPersonal.Enabled = </text:span><text:span text:style-name="T5">True</text:span></text:p>
      <text:p text:style-name="P2"><text:span text:style-name="T11"><text:s text:c="24"/>tsAnimal.Enabled = </text:span><text:span text:style-name="T5">True</text:span></text:p>
      <text:p text:style-name="P2"><text:span text:style-name="T11"><text:s text:c="24"/>tsAlimento.Enabled = </text:span><text:span text:style-name="T5">True</text:span></text:p>
      <text:p text:style-name="P2"><text:span text:style-name="T11"><text:s text:c="24"/>tsSesion.Enabled = </text:span><text:span text:style-name="T5">True</text:span></text:p>
      <text:p text:style-name="P2"><text:span text:style-name="T11"><text:s text:c="24"/>tsOrdeñe.Enabled = </text:span><text:span text:style-name="T5">True</text:span></text:p>
      <text:p text:style-name="P2"><text:span text:style-name="T11"><text:s text:c="24"/>tsEnlistar.Enabled = </text:span><text:span text:style-name="T5">True</text:span></text:p>
      <text:p text:style-name="P2"><text:span text:style-name="T11"><text:s text:c="24"/>tsVenta.Enabled = </text:span><text:span text:style-name="T5">True</text:span></text:p>
      <text:p text:style-name="P2"><text:span text:style-name="T11"><text:s text:c="16"/></text:span><text:span text:style-name="T5">End</text:span><text:span text:style-name="T11"> </text:span><text:span text:style-name="T5">Select</text:span></text:p>
      <text:p text:style-name="P12"><text:s text:c="16"/>rs.Close()</text:p>
      <text:p text:style-name="P2"><text:span text:style-name="T11"><text:s text:c="16"/>sql = </text:span><text:span text:style-name="T20">"select t.nombre from tambo t, personal p, tiene te where t.serie=te.serie and p.ci=te.ci and p.login='"</text:span><text:span text:style-name="T11"> &amp; tbxUser.Text &amp; </text:span><text:span text:style-name="T20">"'"</text:span></text:p>
      <text:p text:style-name="P12"/>
      <text:p text:style-name="P2"><text:span text:style-name="T11"><text:s text:c="12"/></text:span><text:span text:style-name="T5">End</text:span><text:span text:style-name="T11"> </text:span><text:span text:style-name="T5">If</text:span></text:p>
      <text:p text:style-name="P12"><text:s text:c="12"/>Open_sql()</text:p>
      <text:p text:style-name="P2"><text:span text:style-name="T11"><text:s text:c="12"/></text:span><text:span text:style-name="T5">If</text:span><text:span text:style-name="T11"> rs.RecordCount &lt;&gt; 0 </text:span><text:span text:style-name="T5">Then</text:span></text:p>
      <text:p text:style-name="P12"><text:s text:c="16"/>cbxTambo.Text = rs(0).Value</text:p>
      <text:p text:style-name="P12"><text:s text:c="16"/>rs.Close()</text:p>
      <text:p text:style-name="P2"><text:span text:style-name="T11"><text:s text:c="16"/>sql = </text:span><text:span text:style-name="T20">"Select t.serie from tambo t, tiene e, persona p where </text:span><text:soft-page-break/><text:span text:style-name="T20">hestablecimiento='"</text:span><text:span text:style-name="T11"> &amp; cbxTambo.Text &amp; </text:span><text:span text:style-name="T20">"' and e.serie=t.serie and p.ci=e.ci and p.login='"</text:span><text:span text:style-name="T11"> &amp; tbxUser.Text &amp; </text:span><text:span text:style-name="T20">"'"</text:span></text:p>
      <text:p text:style-name="P12"><text:s text:c="16"/>Open_sql()</text:p>
      <text:p text:style-name="P12"><text:s text:c="16"/>TSERIE = rs(0).Value</text:p>
      <text:p text:style-name="P12"><text:s text:c="16"/>rs.Close()</text:p>
      <text:p text:style-name="P2"><text:span text:style-name="T11"><text:s text:c="16"/>sql = </text:span><text:span text:style-name="T20">"select hestablecimiento from tambo"</text:span></text:p>
      <text:p text:style-name="P12"><text:s text:c="16"/>Open_sql()</text:p>
      <text:p text:style-name="P2"><text:span text:style-name="T11"><text:s text:c="16"/></text:span><text:span text:style-name="T5">While</text:span><text:span text:style-name="T11"> </text:span><text:span text:style-name="T5">Not</text:span><text:span text:style-name="T11"> rs.EOF()</text:span></text:p>
      <text:p text:style-name="P12"><text:s text:c="20"/>cbxTambo.Items.Add(rs(0).Value)</text:p>
      <text:p text:style-name="P12"><text:s text:c="20"/>rs.MoveNext()</text:p>
      <text:p text:style-name="P2"><text:span text:style-name="T11"><text:s text:c="16"/></text:span><text:span text:style-name="T5">End</text:span><text:span text:style-name="T11"> </text:span><text:span text:style-name="T5">While</text:span></text:p>
      <text:p text:style-name="P12"><text:s text:c="16"/>rs.Close()</text:p>
      <text:p text:style-name="P2"><text:span text:style-name="T11"><text:s text:c="12"/></text:span><text:span text:style-name="T5">End</text:span><text:span text:style-name="T11"> </text:span><text:span text:style-name="T5">If</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ublic</text:span><text:span text:style-name="T11"> </text:span><text:span text:style-name="T5">Sub</text:span><text:span text:style-name="T11"> Open_sql()</text:span></text:p>
      <text:p text:style-name="P2"><text:span text:style-name="T11"><text:s text:c="8"/></text:span><text:span text:style-name="T5">Try</text:span></text:p>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Inici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Inicio.Click</text:span></text:p>
      <text:p text:style-name="P2"><text:span text:style-name="T11"><text:s text:c="8"/></text:span><text:span text:style-name="T5">Try</text:span></text:p>
      <text:p text:style-name="P2"><text:span text:style-name="T11"><text:s text:c="12"/>CN.Open(</text:span><text:span text:style-name="T20">"MIODBC"</text:span><text:span text:style-name="T11">, tbxUser.Text, tbxPass.Text)</text:span></text:p>
      <text:p text:style-name="P12"><text:s text:c="12"/>conexion = 1</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text:span><text:span text:style-name="T11"> + usuario + </text:span><text:span text:style-name="T20">" / "</text:span><text:span text:style-name="T11"> + contraseña)</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8"/>CN.CursorLocation = ADODB.</text:span><text:span text:style-name="T17">CursorLocationEnum</text:span><text:span text:style-name="T11">.adUseClient</text:span></text:p>
      <text:p text:style-name="P12"><text:s text:c="8"/>conexion = 1</text:p>
      <text:p text:style-name="P2"><text:span text:style-name="T11"><text:s text:c="8"/></text:span><text:span text:style-name="T5">If</text:span><text:span text:style-name="T11"> conexion = 1 </text:span><text:span text:style-name="T5">Then</text:span></text:p>
      <text:p text:style-name="P12"><text:s text:c="12"/>Permiso(tbxUser.Text)</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Sesion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Sesion.Click</text:span></text:p>
      <text:p text:style-name="P12"><text:soft-page-break/><text:s text:c="8"/>pnlInicio.Show()</text:p>
      <text:p text:style-name="P12"><text:s text:c="8"/>pnlBlue.Hide()</text:p>
      <text:p text:style-name="P12"><text:s text:c="8"/>frmISU_Load(sender, e)</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cbxIdioma_SelectedIndex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cbxIdioma.SelectedIndexChanged</text:span></text:p>
      <text:p text:style-name="P2"><text:span text:style-name="T11"><text:s text:c="8"/></text:span><text:span text:style-name="T5">If</text:span><text:span text:style-name="T11"> cbxIdioma.Text = </text:span><text:span text:style-name="T20">"English"</text:span><text:span text:style-name="T11"> </text:span><text:span text:style-name="T5">Then</text:span></text:p>
      <text:p text:style-name="P12"><text:s text:c="12"/>idioma = 1</text:p>
      <text:p text:style-name="P2"><text:span text:style-name="T11"><text:s text:c="8"/></text:span><text:span text:style-name="T5">ElseIf</text:span><text:span text:style-name="T11"> cbxIdioma.Text = </text:span><text:span text:style-name="T20">"Português"</text:span><text:span text:style-name="T11"> </text:span><text:span text:style-name="T5">Then</text:span></text:p>
      <text:p text:style-name="P12"><text:s text:c="12"/>idioma = 2</text:p>
      <text:p text:style-name="P2"><text:span text:style-name="T11"><text:s text:c="8"/></text:span><text:span text:style-name="T5">Else</text:span></text:p>
      <text:p text:style-name="P12"><text:s text:c="12"/>idioma = 0</text:p>
      <text:p text:style-name="P2"><text:span text:style-name="T11"><text:s text:c="8"/></text:span><text:span text:style-name="T5">End</text:span><text:span text:style-name="T11"> </text:span><text:span text:style-name="T5">If</text:span></text:p>
      <text:p text:style-name="P12"><text:s text:c="8"/>gbxLog.Show()</text:p>
      <text:p text:style-name="P2"><text:span text:style-name="T11"><text:s text:c="8"/>btnInicio.Enabled = </text:span><text:span text:style-name="T5">True</text:span></text:p>
      <text:p text:style-name="P12"><text:s text:c="8"/>Variables_asignacion()</text:p>
      <text:p text:style-name="P12"/>
      <text:p text:style-name="P12"><text:s text:c="8"/>Lblpass.Text = contraseña</text:p>
      <text:p text:style-name="P12"><text:s text:c="8"/>lblUser.Text = usuario</text:p>
      <text:p text:style-name="P12"><text:s text:c="8"/>btnInicio.Text = iniciar</text:p>
      <text:p text:style-name="P12"><text:s text:c="8"/>tsSalir.Text = salir</text:p>
      <text:p text:style-name="P12"><text:s text:c="8"/>tsSesion.Text = sesion</text:p>
      <text:p text:style-name="P12"><text:s text:c="8"/>tsTambo.Text = tambo</text:p>
      <text:p text:style-name="P12"><text:s text:c="8"/>tsPersonal.Text = personal</text:p>
      <text:p text:style-name="P12"><text:s text:c="8"/>tsAnimal.Text = animal</text:p>
      <text:p text:style-name="P12"><text:s text:c="8"/>tsAlimento.Text = alimento</text:p>
      <text:p text:style-name="P12"><text:s text:c="8"/>tsSesion.Text = sesion</text:p>
      <text:p text:style-name="P12"><text:s text:c="8"/>tsOrdeñe.Text = ordeñe</text:p>
      <text:p text:style-name="P12"><text:s text:c="8"/>tsEnlistar.Text = enlistar</text:p>
      <text:p text:style-name="P12"><text:s text:c="8"/>tsVenta.Text = venta</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Sali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Salir.Click</text:span></text:p>
      <text:p text:style-name="P2"><text:span text:style-name="T11"><text:s text:c="8"/></text:span><text:span text:style-name="T5">Me</text:span><text:span text:style-name="T11">.Close()</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amboEimin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TamboEiminar.Click</text:span></text:p>
      <text:p text:style-name="P12"><text:s text:c="8"/>opcion = 3</text:p>
      <text:p text:style-name="P2"><text:span text:style-name="T11"><text:s text:c="8"/></text:span><text:span text:style-name="T17">frmTambo</text:span><text:span text:style-name="T11">.Show()</text:span></text:p>
      <text:p text:style-name="P2"><text:soft-page-break/><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amboModific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TamboModificar.Click</text:span></text:p>
      <text:p text:style-name="P12"><text:s text:c="8"/>opcion = 1</text:p>
      <text:p text:style-name="P2"><text:span text:style-name="T11"><text:s text:c="8"/></text:span><text:span text:style-name="T17">frmTambo</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amboConsul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TamboConsultar.Click</text:span></text:p>
      <text:p text:style-name="P12"><text:s text:c="8"/>opcion = 2</text:p>
      <text:p text:style-name="P2"><text:span text:style-name="T11"><text:s text:c="8"/></text:span><text:span text:style-name="T17">frmTambo</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amboIngres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TamboIngresar.Click</text:span></text:p>
      <text:p text:style-name="P12"><text:s text:c="8"/>opcion = 0</text:p>
      <text:p text:style-name="P2"><text:span text:style-name="T11"><text:s text:c="8"/></text:span><text:span text:style-name="T17">frmTambo</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PersonalModific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PersonalModificar.Click</text:span></text:p>
      <text:p text:style-name="P12"><text:s text:c="8"/>opcion = 1</text:p>
      <text:p text:style-name="P2"><text:span text:style-name="T11"><text:s text:c="8"/></text:span><text:span text:style-name="T17">frmPersonal</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PersonalConsul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PersonalConsultar.Click</text:span></text:p>
      <text:p text:style-name="P12"><text:s text:c="8"/>opcion = 2</text:p>
      <text:p text:style-name="P2"><text:span text:style-name="T11"><text:s text:c="8"/></text:span><text:span text:style-name="T17">frmPersonal</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PersonalElimin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PersonalEliminar.Click</text:span></text:p>
      <text:p text:style-name="P12"><text:s text:c="8"/>opcion = 3</text:p>
      <text:p text:style-name="P2"><text:span text:style-name="T11"><text:s text:c="8"/></text:span><text:span text:style-name="T17">frmPersonal</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Ingres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Ingresar.Click</text:span></text:p>
      <text:p text:style-name="P12"><text:s text:c="8"/>opcion = 0</text:p>
      <text:p text:style-name="P2"><text:span text:style-name="T11"><text:s text:c="8"/></text:span><text:span text:style-name="T17">frmAnimal</text:span><text:span text:style-name="T11">.Show()</text:span></text:p>
      <text:p text:style-name="P2"><text:soft-page-break/><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tsConsul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Consultar.Click</text:span></text:p>
      <text:p text:style-name="P12"><text:s text:c="8"/>opcion = 2</text:p>
      <text:p text:style-name="P2"><text:span text:style-name="T11"><text:s text:c="8"/></text:span><text:span text:style-name="T17">frmAnimal</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Modific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Modificar.Click</text:span></text:p>
      <text:p text:style-name="P12"><text:s text:c="8"/>opcion = 1</text:p>
      <text:p text:style-name="P2"><text:span text:style-name="T11"><text:s text:c="8"/></text:span><text:span text:style-name="T17">frmAnimal</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Elimin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Eliminar.Click</text:span></text:p>
      <text:p text:style-name="P12"><text:s text:c="8"/>opcion = 3</text:p>
      <text:p text:style-name="P2"><text:span text:style-name="T11"><text:s text:c="8"/></text:span><text:span text:style-name="T17">frmAnimal</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Control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Control.Click</text:span></text:p>
      <text:p text:style-name="P2"><text:span text:style-name="T11"><text:s text:c="8"/></text:span><text:span text:style-name="T17">frmControl</text:span><text:span text:style-name="T11">.Show()</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tsAliment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text:span></text:p>
      <text:p text:style-name="P12"><text:s text:c="8"/>opcion = 0</text:p>
      <text:p text:style-name="P2"><text:span text:style-name="T11"><text:s text:c="8"/></text:span><text:span text:style-name="T17">frmAlimento</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Holando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Holando.Click</text:span></text:p>
      <text:p text:style-name="P2"><text:span text:style-name="T11"><text:s text:c="8"/>sql = </text:span><text:span text:style-name="T20">"select a.num, raza, nacimiento, lugar, progenitor_macho, progenitor_hembra from hembra from animal, hay h where raza= Holando and h.num=a.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Jersey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Jersey.Click</text:span></text:p>
      <text:p text:style-name="P2"><text:span text:style-name="T11"><text:s text:c="8"/>sql = </text:span><text:span text:style-name="T20">"select a.num, raza, nacimiento, lugar, progenitor_macho, progenitor_hembra from hembra from animal, hay h where raza= Jersey and h.num=a.num and h.serie="</text:span><text:span text:style-name="T11"> &amp; Val(TSERIE)</text:span></text:p>
      <text:p text:style-name="P2"><text:soft-page-break/><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PrimerShow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PrimerShow.Click</text:span></text:p>
      <text:p text:style-name="P2"><text:span text:style-name="T11"><text:s text:c="8"/>sql = </text:span><text:span text:style-name="T20">"select a.num, raza, nacimiento, lugar, progenitor_macho, progenitor_hembra from animal where raza= Primer Show and h.num=a.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Vaca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Vaca.Click</text:span></text:p>
      <text:p text:style-name="P2"><text:span text:style-name="T11"><text:s text:c="8"/>sql = </text:span><text:span text:style-name="T20">"select h.num, raza, nacimiento, lugar, progenitor_macho, progenitor_hembra from hembra h, estado e, pasa p, hay y, animal a where"</text:span><text:span text:style-name="T11"> + _</text:span></text:p>
      <text:p text:style-name="P2"><text:span text:style-name="T11"><text:s text:c="8"/></text:span><text:span text:style-name="T20">"h.num = p.animal_num And e.nombre = '"</text:span><text:span text:style-name="T11"> &amp; preñada &amp; </text:span><text:span text:style-name="T20">"' and e.num=estado.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Vaquillona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Vaquillona.Click</text:span></text:p>
      <text:p text:style-name="P2"><text:span text:style-name="T11"><text:s text:c="8"/>sql = </text:span><text:span text:style-name="T20">"select h.num, raza, nacimiento, lugar, progenitor_macho, progenitor_hembra from hembra h, estado e, pasa p, hay y, animal a where"</text:span><text:span text:style-name="T11"> + _</text:span></text:p>
      <text:p text:style-name="P2"><text:span text:style-name="T11"><text:s text:c="8"/></text:span><text:span text:style-name="T20">"h.num = p.animal_num And e.nombre = '"</text:span><text:span text:style-name="T11"> &amp; preñada &amp; </text:span><text:span text:style-name="T20">"' and e.num=estado.num and a.num=h.num and h.num=y.num and h.serie="</text:span><text:span text:style-name="T11"> &amp; Val(TSERIE)</text:span></text:p>
      <text:p text:style-name="P12"><text:s text:c="8"/>opcion = 10</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oro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Toro.Click</text:span></text:p>
      <text:p text:style-name="P2"><text:span text:style-name="T11"><text:s text:c="8"/>sql = </text:span><text:span text:style-name="T20">"select <text:s/>m.num, raza, nacimiento, lugar, progenitor_macho, progenitor_hembra from macho m, animal a, hay h where castrado=0 and a.num=m.num and h.num=a.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oft-page-break/><text:span text:style-name="T11"><text:s text:c="4"/></text:span><text:span text:style-name="T5">Private</text:span><text:span text:style-name="T11"> </text:span><text:span text:style-name="T5">Sub</text:span><text:span text:style-name="T11"> tsNovillo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Novillo.Click</text:span></text:p>
      <text:p text:style-name="P2"><text:span text:style-name="T11"><text:s text:c="8"/>sql = </text:span><text:span text:style-name="T20">"select <text:s/>m.num, raza, nacimiento, lugar, progenitor_macho, progenitor_hembra <text:s/>from macho m, animal, hay h a where castrado=1 and a.num=m.num and h.num=a.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Anestro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Anestro.Click</text:span></text:p>
      <text:p text:style-name="P2"><text:span text:style-name="T11"><text:s text:c="8"/>sql = </text:span><text:span text:style-name="T20">"select h.num, raza, nacimiento, lugar, progenitor_macho, progenitor_hembra from hembra h, estado e, pasa p, hay y, animal a where"</text:span><text:span text:style-name="T11"> + _</text:span></text:p>
      <text:p text:style-name="P2"><text:span text:style-name="T11"><text:s text:c="8"/></text:span><text:span text:style-name="T20">"h.num = p.animal_num And e.nombre = '"</text:span><text:span text:style-name="T11"> &amp; anestro &amp; </text:span><text:span text:style-name="T20">"' and p.estado_num=e.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ernero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Ternero.Click</text:span></text:p>
      <text:p text:style-name="P2"><text:span text:style-name="T11"><text:s text:c="8"/>sql = </text:span><text:span text:style-name="T20">"select <text:s/>c.num, raza, nacimiento, lugar, progenitor_macho, progenitor_hembra from animal a, cria c, hay y where c.num=a.num and sexo='"</text:span><text:span text:style-name="T11"> &amp; macho _</text:span></text:p>
      <text:p text:style-name="P2"><text:span text:style-name="T11"><text:s text:c="12"/>&amp; </text:span><text:span text:style-name="T20">"'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ernera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Ternera.Click</text:span></text:p>
      <text:p text:style-name="P2"><text:span text:style-name="T11"><text:s text:c="8"/>sql = </text:span><text:span text:style-name="T20">"select <text:s/>c.num, raza, nacimiento, lugar, progenitor_macho, progenitor_hembra from animal a, cria c, hay y where c.num=a.num and sexo='"</text:span><text:span text:style-name="T11"> &amp; hembra _</text:span></text:p>
      <text:p text:style-name="P2"><text:span text:style-name="T11"><text:s text:c="12"/>&amp; </text:span><text:span text:style-name="T20">"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Rode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Rodeo.Click</text:span></text:p>
      <text:p text:style-name="P2"><text:span text:style-name="T11"><text:s text:c="8"/>sql = </text:span><text:span text:style-name="T20">"select a.num, raza, nacimiento, lugar, progenitor_macho, progenitor_hembra from animal a, hay y where lugar = '"</text:span><text:span text:style-name="T11"> &amp; rodeo &amp; </text:span><text:span text:style-name="T20">"' and h.num=y.num and h.serie="</text:span><text:span text:style-name="T11"> &amp; Val(TSERIE)</text:span></text:p>
      <text:p text:style-name="P2"><text:soft-page-break/><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Camp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Campo.Click</text:span></text:p>
      <text:p text:style-name="P2"><text:span text:style-name="T11"><text:s text:c="8"/>sql = </text:span><text:span text:style-name="T20">"select a.num, raza, nacimiento, lugar, progenitor_macho, progenitor_hembra from animal a, hay y where lugar = '"</text:span><text:span text:style-name="T11"> &amp; campo &amp; </text:span><text:span text:style-name="T20">"'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amboe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Tamboe.Click</text:span></text:p>
      <text:p text:style-name="P2"><text:span text:style-name="T11"><text:s text:c="8"/>sql = </text:span><text:span text:style-name="T20">"select a.num, raza, nacimiento, lugar, progenitor_macho, progenitor_hembra from animal a, hay y where lugar = '"</text:span><text:span text:style-name="T11"> &amp; tambo &amp; </text:span><text:span text:style-name="T20">"'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Ningun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Ninguno.Click</text:span></text:p>
      <text:p text:style-name="P2"><text:span text:style-name="T11"><text:s text:c="8"/>sql = </text:span><text:span text:style-name="T20">"select a.num, raza, nacimiento, lugar, progenitor_macho, progenitor_hembra from animal a, hay y where lugar = '"</text:span><text:span text:style-name="T11"> &amp; ninguno &amp; </text:span><text:span text:style-name="T20">"'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Servici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Servicio.Click</text:span></text:p>
      <text:p text:style-name="P2"><text:span text:style-name="T11"><text:s text:c="8"/>sql = </text:span><text:span text:style-name="T20">"select h.num, raza, nacimiento, lugar, progenitor_macho, progenitor_hembra from hembra h, estado e, pasa p, animal, hay y a where"</text:span><text:span text:style-name="T11"> + _</text:span></text:p>
      <text:p text:style-name="P2"><text:span text:style-name="T11"><text:s text:c="8"/></text:span><text:span text:style-name="T20">"h.num = p.animal_num And e.nombre = '"</text:span><text:span text:style-name="T11"> &amp; servicio &amp; </text:span><text:span text:style-name="T20">"' and p.estado_num=e.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prenada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prenada.Click</text:span></text:p>
      <text:p text:style-name="P2"><text:span text:style-name="T11"><text:s text:c="8"/>sql = </text:span><text:span text:style-name="T20">"select h.num, raza, nacimiento, lugar, progenitor_macho, progenitor_hembra from hembra h, estado e, pasa p, hay y, animal a where"</text:span><text:span text:style-name="T11"> + </text:span><text:soft-page-break/><text:span text:style-name="T11">_</text:span></text:p>
      <text:p text:style-name="P2"><text:span text:style-name="T11"><text:s text:c="8"/></text:span><text:span text:style-name="T20">"h.num = p.animal_num And e.nombre = '"</text:span><text:span text:style-name="T11"> &amp; preñada &amp; </text:span><text:span text:style-name="T20">"' and p.estado_num=e.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Lactancia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Lactancia.Click</text:span></text:p>
      <text:p text:style-name="P2"><text:span text:style-name="T11"><text:s text:c="8"/>sql = </text:span><text:span text:style-name="T20">"select h.num, raza, nacimiento, lugar, progenitor_macho, progenitor_hembra from hembra h, estado e, pasa p, hay y, animal a where"</text:span><text:span text:style-name="T11"> + _</text:span></text:p>
      <text:p text:style-name="P2"><text:span text:style-name="T11"><text:s text:c="8"/></text:span><text:span text:style-name="T20">"h.num = p.animal_num And e.nombre = '"</text:span><text:span text:style-name="T11"> &amp; lactancia &amp; </text:span><text:span text:style-name="T20">"' and p.estado_num=e.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Seca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Seca.Click</text:span></text:p>
      <text:p text:style-name="P2"><text:span text:style-name="T11"><text:s text:c="8"/>sql = </text:span><text:span text:style-name="T20">"select h.num, raza, nacimiento, lugar, progenitor_macho, progenitor_hembra from hembra h, estado e, pasa p, hay y, animal a where"</text:span><text:span text:style-name="T11"> + _</text:span></text:p>
      <text:p text:style-name="P2"><text:span text:style-name="T11"><text:s text:c="8"/></text:span><text:span text:style-name="T20">"h.num = p.animal_num And e.nombre = '"</text:span><text:span text:style-name="T11"> &amp; seca &amp; </text:span><text:span text:style-name="T20">"' and p.estado_num=e.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Ninguno2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Ninguno2.Click</text:span></text:p>
      <text:p text:style-name="P2"><text:span text:style-name="T11"><text:s text:c="8"/>sql = </text:span><text:span text:style-name="T20">"select h.num, raza, nacimiento, lugar, progenitor_macho, progenitor_hembra from hembra h, estado e, pasa p, hay y, animal a where"</text:span><text:span text:style-name="T11"> + _</text:span></text:p>
      <text:p text:style-name="P2"><text:span text:style-name="T11"><text:s text:c="8"/></text:span><text:span text:style-name="T20">"h.num = p.animal_num And e.nombre = '"</text:span><text:span text:style-name="T11"> &amp; ninguno &amp; </text:span><text:span text:style-name="T20">"' and p.estado_num=e.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Hembra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Hembra.Click</text:span></text:p>
      <text:p text:style-name="P2"><text:soft-page-break/><text:span text:style-name="T11"><text:s text:c="8"/>sql = </text:span><text:span text:style-name="T20">"select h.num, raza, nacimiento, lugar, progenitor_macho, progenitor_hembra from hembra h, hay y, animal a where h.num = a.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Mach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Macho.Click</text:span></text:p>
      <text:p text:style-name="P2"><text:span text:style-name="T11"><text:s text:c="8"/>sql = </text:span><text:span text:style-name="T20">"select m.num, raza, nacimiento, lugar, progenitor_macho, progenitor_hembra from macho m, hay y, animal a where m.num = a.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GanadoAct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GanadoAct.Click</text:span></text:p>
      <text:p text:style-name="P2"><text:span text:style-name="T11"><text:s text:c="8"/>sql = </text:span><text:span text:style-name="T20">"Select <text:s/>a.num, raza, nacimiento, lugar, progenitor_macho, progenitor_hembra from animal a, hay y where activo = 1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Antibiotico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Antibiotico.Click</text:span></text:p>
      <text:p text:style-name="P2"><text:span text:style-name="T11"><text:s text:c="8"/>sql = </text:span><text:span text:style-name="T20">"select h.num, raza, nacimiento, lugar, progenitor_macho, progenitor_hembra from hembra h, animal a, hay y where"</text:span><text:span text:style-name="T11"> + _</text:span></text:p>
      <text:p text:style-name="P2"><text:span text:style-name="T11"><text:s text:c="8"/></text:span><text:span text:style-name="T20">"h.num = a.num And e.nombre = '"</text:span><text:span text:style-name="T11"> &amp; antibiotico &amp; </text:span><text:span text:style-name="T20">"' and e.num=estado.num and a.num=h.num and h.num=y.num and h.serie="</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Alimento_Consultar_Click(</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sAlimento_Consultar.Click</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Configuraci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Configuración.Click</text:span></text:p>
      <text:p text:style-name="P2"><text:span text:style-name="T11"><text:s text:c="8"/></text:span><text:span text:style-name="T17">frmOrdeñeConfig</text:span><text:span text:style-name="T11">.Show()</text:span></text:p>
      <text:p text:style-name="P2"><text:span text:style-name="T11"><text:s text:c="4"/></text:span><text:span text:style-name="T5">End</text:span><text:span text:style-name="T11"> </text:span><text:span text:style-name="T5">Sub</text:span></text:p>
      <text:p text:style-name="P12"/>
      <text:p text:style-name="P2"><text:soft-page-break/><text:span text:style-name="T11"><text:s text:c="4"/></text:span><text:span text:style-name="T5">Private</text:span><text:span text:style-name="T11"> </text:span><text:span text:style-name="T5">Sub</text:span><text:span text:style-name="T11"> tsPrimerOrdeñe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PrimerOrdeñe.Click</text:span></text:p>
      <text:p text:style-name="P2"><text:span text:style-name="T11"><text:s text:c="8"/></text:span><text:span text:style-name="T17">frmOrdeñe</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SegundoOrdeñe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SegundoOrdeñe.Click</text:span></text:p>
      <text:p text:style-name="P2"><text:span text:style-name="T11"><text:s text:c="8"/></text:span><text:span text:style-name="T17">frmOrdeñe</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TercerOrdeñe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TercerOrdeñe.Click</text:span></text:p>
      <text:p text:style-name="P2"><text:span text:style-name="T11"><text:s text:c="8"/></text:span><text:span text:style-name="T17">frmOrdeñe</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tsPersonalIngres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PersonalIngresar.Click</text:span></text:p>
      <text:p text:style-name="P12"><text:s text:c="8"/>opcion = 0</text:p>
      <text:p text:style-name="P2"><text:span text:style-name="T11"><text:s text:c="8"/></text:span><text:span text:style-name="T17">frmPersonal</text:span><text:span text:style-name="T11">.Show()</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tsVenta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Venta.Click</text:span></text:p>
      <text:p text:style-name="P12"><text:s text:c="8"/>opcion = 4</text:p>
      <text:p text:style-name="P2"><text:span text:style-name="T11"><text:s text:c="8"/></text:span><text:span text:style-name="T17">frmAlimento</text:span><text:span text:style-name="T11">.Show()</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tsProporcion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Proporcionar.Click</text:span></text:p>
      <text:p text:style-name="P12"><text:s text:c="8"/>opcion = 0</text:p>
      <text:p text:style-name="P2"><text:span text:style-name="T11"><text:s text:c="8"/></text:span><text:span text:style-name="T17">frmAlimento</text:span><text:span text:style-name="T11">.Show()</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tsOtorg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Otorgar.Click</text:span></text:p>
      <text:p text:style-name="P12"><text:s text:c="8"/>opcion = 1</text:p>
      <text:p text:style-name="P2"><text:span text:style-name="T11"><text:s text:c="8"/></text:span><text:span text:style-name="T17">frmAlimento</text:span><text:span text:style-name="T11">.Show()</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tsAlimentoIngres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sAlimentoIngresar.Click</text:span></text:p>
      <text:p text:style-name="P12"><text:s text:c="8"/>opcion = 2</text:p>
      <text:p text:style-name="P2"><text:span text:style-name="T11"><text:s text:c="8"/></text:span><text:span text:style-name="T17">frmAlimento</text:span><text:span text:style-name="T11">.Show()</text:span></text:p>
      <text:p text:style-name="P2"><text:span text:style-name="T11"><text:s text:c="4"/></text:span><text:span text:style-name="T5">End</text:span><text:span text:style-name="T11"> </text:span><text:span text:style-name="T5">Sub</text:span></text:p>
      <text:p text:style-name="P2"><text:span text:style-name="T5">End</text:span><text:span text:style-name="T11"> </text:span><text:span text:style-name="T5">Class</text:span></text:p>
      <text:p text:style-name="P1"/>
      <text:p text:style-name="P20">3.2 Tambo</text:p>
      <text:p text:style-name="P1"><text:span text:style-name="T5">Public</text:span><text:span text:style-name="T11"> </text:span><text:span text:style-name="T5">Class</text:span><text:span text:style-name="T11"> </text:span><text:span text:style-name="T17">frmTambo</text:span></text:p>
      <text:p text:style-name="P2"><text:span text:style-name="T11"><text:s text:c="4"/></text:span><text:span text:style-name="T5">Dim</text:span><text:span text:style-name="T11"> Modifi(3) </text:span><text:span text:style-name="T5">As</text:span><text:span text:style-name="T11"> </text:span><text:span text:style-name="T5">String</text:span></text:p>
      <text:p text:style-name="P2"><text:span text:style-name="T11"><text:s text:c="4"/></text:span><text:span text:style-name="T5">Private</text:span><text:span text:style-name="T11"> </text:span><text:span text:style-name="T5">Sub</text:span><text:span text:style-name="T11"> Tambo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12"><text:s text:c="8"/>Boton_idioma(btnOpcion)</text:p>
      <text:p text:style-name="P2"><text:span text:style-name="T11"><text:s text:c="8"/></text:span><text:span text:style-name="T5">Me</text:span><text:span text:style-name="T11">.Text = tambo + </text:span><text:span text:style-name="T20">", "</text:span><text:span text:style-name="T11"> + btnOpcion.Text</text:span></text:p>
      <text:p text:style-name="P12"><text:s text:c="8"/>lblganado_max.Text = ganado_max</text:p>
      <text:p text:style-name="P12"><text:s text:c="8"/>lblHectareas.Text = hectareas</text:p>
      <text:p text:style-name="P12"><text:s text:c="8"/>lblNombre.Text = nombre</text:p>
      <text:p text:style-name="P12"><text:s text:c="8"/>lblSerie.Text = serie</text:p>
      <text:p text:style-name="P12"><text:s text:c="8"/>btnBuscar.Text = buscar</text:p>
      <text:p text:style-name="P12"><text:s text:c="8"/>gbxTanque.Text = tanque</text:p>
      <text:p text:style-name="P2"><text:span text:style-name="T11"><text:s text:c="8"/>lblNSerie.Text = numero + </text:span><text:span text:style-name="T20">" "</text:span><text:span text:style-name="T11"> + serie</text:span></text:p>
      <text:p text:style-name="P12"><text:s text:c="8"/>lblCapacidad.Text = capacidad</text:p>
      <text:p text:style-name="P12"><text:s text:c="8"/>btnTanque_Agregar.Text = agregar</text:p>
      <text:p text:style-name="P12"><text:s text:c="8"/>btnTanque_Quitar.Text = eliminar</text:p>
      <text:p text:style-name="P12"><text:s text:c="8"/>btnTanque_Consultar.Text = consultar</text:p>
      <text:p text:style-name="P12"><text:s text:c="8"/>tbxSerie.Text = TSERIE</text:p>
      <text:p text:style-name="P2"><text:span text:style-name="T11"><text:s text:c="8"/>tbxSerie.Enabled = </text:span><text:span text:style-name="T5">False</text:span></text:p>
      <text:p text:style-name="P2"><text:span text:style-name="T11"><text:s text:c="8"/></text:span><text:span text:style-name="T5">If</text:span><text:span text:style-name="T11"> opcion = ingresar </text:span><text:span text:style-name="T5">Then</text:span></text:p>
      <text:p text:style-name="P2"><text:span text:style-name="T11"><text:s text:c="12"/>tbxSerie.Enabled = </text:span><text:span text:style-name="T5">False</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ublic</text:span><text:span text:style-name="T11"> </text:span><text:span text:style-name="T5">Sub</text:span><text:span text:style-name="T11"> execute_sql()</text:span></text:p>
      <text:p text:style-name="P2"><text:span text:style-name="T11"><text:s text:c="8"/></text:span><text:span text:style-name="T5">Try</text:span></text:p>
      <text:p text:style-name="P12"><text:s text:c="12"/>CN.Execute(sql)</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Execute"</text:span><text:span text:style-name="T11">)</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ublic</text:span><text:span text:style-name="T11"> </text:span><text:span text:style-name="T5">Sub</text:span><text:span text:style-name="T11"> Open_sql()</text:span></text:p>
      <text:p text:style-name="P2"><text:span text:style-name="T11"><text:s text:c="8"/></text:span><text:span text:style-name="T5">Try</text:span></text:p>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12"/>
      <text:p text:style-name="P2"><text:soft-page-break/><text:span text:style-name="T11"><text:s text:c="4"/></text:span><text:span text:style-name="T5">Private</text:span><text:span text:style-name="T11"> </text:span><text:span text:style-name="T5">Sub</text:span><text:span text:style-name="T11"> btnOpcion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Opcion.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Ganado_max.Text, acum)</text:p>
      <text:p text:style-name="P12"><text:s text:c="8"/>acum = Validacion_numerica(tbxHectareas.Text, acum)</text:p>
      <text:p text:style-name="P2"><text:span text:style-name="T11"><text:s text:c="8"/></text:span><text:span text:style-name="T5">If</text:span><text:span text:style-name="T11"> acum = 0 </text:span><text:span text:style-name="T5">Then</text:span></text:p>
      <text:p text:style-name="P2"><text:span text:style-name="T11"><text:s text:c="12"/></text:span><text:span text:style-name="T5">Select</text:span><text:span text:style-name="T11"> </text:span><text:span text:style-name="T5">Case</text:span><text:span text:style-name="T11"> opcion</text:span></text:p>
      <text:p text:style-name="P2"><text:span text:style-name="T11"><text:s text:c="16"/></text:span><text:span text:style-name="T5">Case</text:span><text:span text:style-name="T11"> ingresar</text:span></text:p>
      <text:p text:style-name="P2"><text:span text:style-name="T11"><text:s text:c="24"/>sql = </text:span><text:span text:style-name="T20">"insert into tambo(serie, nombre, hectareas, ganado_max) values ("</text:span><text:span text:style-name="T11"> &amp; Val(tbxSerie.Text) &amp; </text:span><text:span text:style-name="T20">", '"</text:span><text:span text:style-name="T11"> &amp; tbxNombre.Text &amp; </text:span><text:span text:style-name="T20">"', "</text:span><text:span text:style-name="T11"> &amp; Val(tbxHectareas.Text) &amp; </text:span><text:span text:style-name="T20">", "</text:span><text:span text:style-name="T11"> &amp; Val(tbxGanado_max.Text)</text:span></text:p>
      <text:p text:style-name="P2"><text:span text:style-name="T11"><text:s text:c="16"/></text:span><text:span text:style-name="T5">Case</text:span><text:span text:style-name="T11"> modificar</text:span></text:p>
      <text:p text:style-name="P2"><text:span text:style-name="T11"><text:s text:c="20"/></text:span><text:span text:style-name="T5">Dim</text:span><text:span text:style-name="T11"> Modifi_now(3) </text:span><text:span text:style-name="T5">As</text:span><text:span text:style-name="T11"> </text:span><text:span text:style-name="T5">String</text:span></text:p>
      <text:p text:style-name="P12"><text:s text:c="20"/>Modifi_now(0) = tbxNombre.Text</text:p>
      <text:p text:style-name="P12"><text:s text:c="20"/>Modifi_now(1) = tbxHectareas.Text</text:p>
      <text:p text:style-name="P12"><text:s text:c="20"/>Modifi_now(2) = tbxGanado_max.Text</text:p>
      <text:p text:style-name="P2"><text:span text:style-name="T11"><text:s text:c="20"/></text:span><text:span text:style-name="T5">Dim</text:span><text:span text:style-name="T11"> i </text:span><text:span text:style-name="T5">As</text:span><text:span text:style-name="T11"> </text:span><text:span text:style-name="T5">Integer</text:span><text:span text:style-name="T11"> = 0</text:span></text:p>
      <text:p text:style-name="P2"><text:span text:style-name="T11"><text:s text:c="20"/></text:span><text:span text:style-name="T5">While</text:span><text:span text:style-name="T11"> i &lt;= 8</text:span></text:p>
      <text:p text:style-name="P2"><text:span text:style-name="T11"><text:s text:c="24"/></text:span><text:span text:style-name="T5">If</text:span><text:span text:style-name="T11"> Modifi(i) &lt;&gt; Modifi_now(i) </text:span><text:span text:style-name="T5">Then</text:span></text:p>
      <text:p text:style-name="P2"><text:span text:style-name="T11"><text:s text:c="28"/></text:span><text:span text:style-name="T5">Select</text:span><text:span text:style-name="T11"> </text:span><text:span text:style-name="T5">Case</text:span><text:span text:style-name="T11"> i</text:span></text:p>
      <text:p text:style-name="P2"><text:span text:style-name="T11"><text:s text:c="32"/></text:span><text:span text:style-name="T5">Case</text:span><text:span text:style-name="T11"> 0</text:span></text:p>
      <text:p text:style-name="P2"><text:span text:style-name="T11"><text:s text:c="36"/>sql = </text:span><text:span text:style-name="T20">"update tambo set nombre='"</text:span><text:span text:style-name="T11"> &amp; tbxNombre.Text &amp; </text:span><text:span text:style-name="T20">"' <text:s/>where nombre="</text:span><text:span text:style-name="T11"> &amp; tbxNombre.Text</text:span></text:p>
      <text:p text:style-name="P2"><text:span text:style-name="T11"><text:s text:c="32"/></text:span><text:span text:style-name="T5">Case</text:span><text:span text:style-name="T11"> 1</text:span></text:p>
      <text:p text:style-name="P2"><text:span text:style-name="T11"><text:s text:c="36"/>sql = </text:span><text:span text:style-name="T20">"update tambo set hectareas='"</text:span><text:span text:style-name="T11"> &amp; tbxHectareas.Text &amp; </text:span><text:span text:style-name="T20">"' <text:s/>where nombre="</text:span><text:span text:style-name="T11"> &amp; tbxNombre.Text</text:span></text:p>
      <text:p text:style-name="P2"><text:span text:style-name="T11"><text:s text:c="32"/></text:span><text:span text:style-name="T5">Case</text:span><text:span text:style-name="T11"> 2</text:span></text:p>
      <text:p text:style-name="P2"><text:span text:style-name="T11"><text:s text:c="36"/>sql = </text:span><text:span text:style-name="T20">"update tambo set ganado_max='"</text:span><text:span text:style-name="T11"> &amp; tbxGanado_max.Text &amp; </text:span><text:span text:style-name="T20">"' <text:s/>where nombre="</text:span><text:span text:style-name="T11"> &amp; tbxNombre.Text</text:span></text:p>
      <text:p text:style-name="P2"><text:span text:style-name="T11"><text:s text:c="28"/></text:span><text:span text:style-name="T5">End</text:span><text:span text:style-name="T11"> </text:span><text:span text:style-name="T5">Select</text:span></text:p>
      <text:p text:style-name="P12"><text:s text:c="28"/>execute_sql()</text:p>
      <text:p text:style-name="P2"><text:span text:style-name="T11"><text:s text:c="24"/></text:span><text:span text:style-name="T5">End</text:span><text:span text:style-name="T11"> </text:span><text:span text:style-name="T5">If</text:span></text:p>
      <text:p text:style-name="P12"><text:s text:c="24"/>i = i + 1</text:p>
      <text:p text:style-name="P2"><text:span text:style-name="T11"><text:s text:c="20"/></text:span><text:span text:style-name="T5">End</text:span><text:span text:style-name="T11"> </text:span><text:span text:style-name="T5">While</text:span></text:p>
      <text:p text:style-name="P2"><text:span text:style-name="T11"><text:s text:c="16"/></text:span><text:span text:style-name="T5">Case</text:span><text:span text:style-name="T11"> eliminar</text:span></text:p>
      <text:p text:style-name="P2"><text:span text:style-name="T11"><text:s text:c="20"/>sql = </text:span><text:span text:style-name="T20">"update tambo set activo=0 where nombre="</text:span><text:span text:style-name="T11"> &amp; tbxNombre.Text</text:span></text:p>
      <text:p text:style-name="P2"><text:span text:style-name="T11"><text:s text:c="12"/></text:span><text:span text:style-name="T5">End</text:span><text:span text:style-name="T11"> </text:span><text:span text:style-name="T5">Select</text:span></text:p>
      <text:p text:style-name="P2"><text:span text:style-name="T11"><text:s text:c="8"/></text:span><text:span text:style-name="T5">Else</text:span></text:p>
      <text:p text:style-name="P2"><text:span text:style-name="T11"><text:s text:c="12"/>MsgBox(</text:span><text:span text:style-name="T20">""</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If</text:span></text:p>
      <text:p text:style-name="P12"><text:soft-page-break/></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Busc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Buscar.Click</text:span></text:p>
      <text:p text:style-name="P2"><text:span text:style-name="T11"><text:s text:c="8"/>sql = </text:span><text:span text:style-name="T20">"SELECT * from Tambo where num="</text:span><text:span text:style-name="T11"> &amp; Val(tbxSerie.Text)</text:span></text:p>
      <text:p text:style-name="P2"><text:span text:style-name="T11"><text:s text:c="8"/></text:span><text:span text:style-name="T5">Try</text:span></text:p>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8"/></text:span><text:span text:style-name="T5">If</text:span><text:span text:style-name="T11"> rs.RecordCount &lt;&gt; 0 </text:span><text:span text:style-name="T5">Then</text:span></text:p>
      <text:p text:style-name="P2"><text:span text:style-name="T11"><text:s text:c="12"/>tbxSerie.Enabled = </text:span><text:span text:style-name="T5">False</text:span></text:p>
      <text:p text:style-name="P2"><text:span text:style-name="T11"><text:s text:c="12"/>btnBuscar.Enabled = </text:span><text:span text:style-name="T5">False</text:span></text:p>
      <text:p text:style-name="P2"><text:span text:style-name="T11"><text:s text:c="12"/>gbxGeneral.Enabled = </text:span><text:span text:style-name="T5">True</text:span></text:p>
      <text:p text:style-name="P2"><text:span text:style-name="T11"><text:s text:c="12"/>btnOpcion.Enabled = </text:span><text:span text:style-name="T5">True</text:span></text:p>
      <text:p text:style-name="P12"/>
      <text:p text:style-name="P2"><text:span text:style-name="T11"><text:s text:c="12"/></text:span><text:span text:style-name="T5">Select</text:span><text:span text:style-name="T11"> </text:span><text:span text:style-name="T5">Case</text:span><text:span text:style-name="T11"> btnOpcion.Text</text:span></text:p>
      <text:p text:style-name="P2"><text:span text:style-name="T11"><text:s text:c="16"/></text:span><text:span text:style-name="T5">Case</text:span><text:span text:style-name="T11"> ingresar</text:span></text:p>
      <text:p text:style-name="P2"><text:span text:style-name="T11"><text:s text:c="20"/>sql = </text:span><text:span text:style-name="T20">"Select max(serie) from tambo"</text:span></text:p>
      <text:p text:style-name="P12"><text:s text:c="20"/>Open_sql()</text:p>
      <text:p text:style-name="P12"><text:s text:c="20"/>tbxSerie.Text = Val(Val(rs(0).Value) + 1)</text:p>
      <text:p text:style-name="P12"><text:s text:c="20"/>rs.Close()</text:p>
      <text:p text:style-name="P2"><text:span text:style-name="T11"><text:s text:c="16"/></text:span><text:span text:style-name="T5">Case</text:span><text:span text:style-name="T11"> modificar</text:span></text:p>
      <text:p text:style-name="P12"><text:s text:c="20"/>Consultar_Tambo()</text:p>
      <text:p text:style-name="P12"><text:s text:c="20"/>Modifi(0) = tbxNombre.Text</text:p>
      <text:p text:style-name="P12"><text:s text:c="20"/>Modifi(1) = tbxHectareas.Text</text:p>
      <text:p text:style-name="P12"><text:s text:c="20"/>Modifi(2) = tbxGanado_max.Text</text:p>
      <text:p text:style-name="P2"><text:span text:style-name="T11"><text:s text:c="16"/></text:span><text:span text:style-name="T5">Case</text:span><text:span text:style-name="T11"> consultar</text:span></text:p>
      <text:p text:style-name="P12"><text:s text:c="20"/>Consultar_Tambo()</text:p>
      <text:p text:style-name="P2"><text:span text:style-name="T11"><text:s text:c="16"/></text:span><text:span text:style-name="T5">Case</text:span><text:span text:style-name="T11"> eliminar</text:span></text:p>
      <text:p text:style-name="P12"><text:s text:c="20"/>Consultar_Tambo()</text:p>
      <text:p text:style-name="P2"><text:span text:style-name="T11"><text:s text:c="12"/></text:span><text:span text:style-name="T5">End</text:span><text:span text:style-name="T11"> </text:span><text:span text:style-name="T5">Select</text:span></text:p>
      <text:p text:style-name="P2"><text:span text:style-name="T11"><text:s text:c="8"/></text:span><text:span text:style-name="T5">Else</text:span></text:p>
      <text:p text:style-name="P2"><text:span text:style-name="T11"><text:s text:c="12"/>MsgBox(</text:span><text:span text:style-name="T20">"Error :"</text:span><text:span text:style-name="T11"> + numero + </text:span><text:span text:style-name="T20">" "</text:span><text:span text:style-name="T11"> + animal, </text:span><text:span text:style-name="T20">"ERROR"</text:span><text:span text:style-name="T11">)</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Consultar_Tambo()</text:span></text:p>
      <text:p text:style-name="P2"><text:span text:style-name="T11"><text:s text:c="8"/>sql = </text:span><text:span text:style-name="T20">"Select nombre from tambo where serie="</text:span><text:span text:style-name="T11"> &amp; Val(tbxSerie.Text)</text:span></text:p>
      <text:p text:style-name="P12"><text:s text:c="8"/>Open_sql()</text:p>
      <text:p text:style-name="P12"><text:s text:c="8"/>tbxNombre.Text = rs(0).Value</text:p>
      <text:p text:style-name="P12"/>
      <text:p text:style-name="P2"><text:soft-page-break/><text:span text:style-name="T11"><text:s text:c="8"/>sql = </text:span><text:span text:style-name="T20">"Select hectareas from tambo where serie="</text:span><text:span text:style-name="T11"> &amp; Val(tbxSerie.Text)</text:span></text:p>
      <text:p text:style-name="P12"><text:s text:c="8"/>Open_sql()</text:p>
      <text:p text:style-name="P12"><text:s text:c="8"/>tbxHectareas.Text = rs(0).Value</text:p>
      <text:p text:style-name="P12"/>
      <text:p text:style-name="P2"><text:span text:style-name="T11"><text:s text:c="8"/>sql = </text:span><text:span text:style-name="T20">"Select ganado_max from tambo where serie="</text:span><text:span text:style-name="T11"> &amp; Val(tbxSerie.Text)</text:span></text:p>
      <text:p text:style-name="P12"><text:s text:c="8"/>Open_sql()</text:p>
      <text:p text:style-name="P12"><text:s text:c="8"/>tbxGanado_max.Text = rs(0).Value</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Tanque_Consul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Tanque_Consultar.Click</text:span></text:p>
      <text:p text:style-name="P2"><text:span text:style-name="T11"><text:s text:c="8"/>sql = </text:span><text:span text:style-name="T20">"select t.serie, t.capacidad from tanque t, almacena a, produce p, hay h, tambo o where t.serie=a.serie and a.tipo=p.tipo and p.num=h.num and o.serie ="</text:span><text:span text:style-name="T11"> &amp; Val(TSERIE)</text:span></text:p>
      <text:p text:style-name="P12"><text:s text:c="8"/>Open_sql()</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Tanque_Agreg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Tanque_Agregar.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Capacidad.Text, acum)</text:p>
      <text:p text:style-name="P12"><text:s text:c="8"/>acum = Validacion_numerica(tbxNserie.Text, acum)</text:p>
      <text:p text:style-name="P2"><text:span text:style-name="T11"><text:s text:c="8"/></text:span><text:span text:style-name="T5">If</text:span><text:span text:style-name="T11"> acum = 0 </text:span><text:span text:style-name="T5">Then</text:span></text:p>
      <text:p text:style-name="P2"><text:span text:style-name="T11"><text:s text:c="12"/>sql = </text:span><text:span text:style-name="T20">"insert into tanque(num_serie, capacidad) values ("</text:span><text:span text:style-name="T11"> &amp; Val(tbxNserie.Text) &amp; </text:span><text:span text:style-name="T20">", "</text:span><text:span text:style-name="T11"> &amp; Val(tbxCapacidad.Text) &amp; </text:span><text:span text:style-name="T20">")"</text:span></text:p>
      <text:p text:style-name="P12"><text:s text:c="12"/>execute_sql()</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btnTanque_Qui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Tanque_Quitar.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Nserie.Text, acum)</text:p>
      <text:p text:style-name="P2"><text:span text:style-name="T11"><text:s text:c="8"/></text:span><text:span text:style-name="T5">If</text:span><text:span text:style-name="T11"> acum = 0 </text:span><text:span text:style-name="T5">Then</text:span></text:p>
      <text:p text:style-name="P2"><text:span text:style-name="T11"><text:s text:c="12"/>sql = </text:span><text:span text:style-name="T20">"Delete From tanque Where Num_serie = "</text:span><text:span text:style-name="T11"> &amp; tbxNserie.Text</text:span></text:p>
      <text:p text:style-name="P12"><text:s text:c="12"/>execute_sql()</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5">End</text:span><text:span text:style-name="T11"> </text:span><text:span text:style-name="T5">Class</text:span></text:p>
      <text:p text:style-name="P32"/>
      <text:p text:style-name="P23">3.3 Personal</text:p>
      <text:p text:style-name="P3"><text:span text:style-name="T5">Public</text:span><text:span text:style-name="T11"> </text:span><text:span text:style-name="T5">Class</text:span><text:span text:style-name="T11"> </text:span><text:span text:style-name="T17">frmPersonal</text:span></text:p>
      <text:p text:style-name="P2"><text:span text:style-name="T11"><text:s text:c="4"/></text:span><text:span text:style-name="T5">Dim</text:span><text:span text:style-name="T11"> Modifi(3) </text:span><text:span text:style-name="T5">As</text:span><text:span text:style-name="T11"> </text:span><text:span text:style-name="T5">String</text:span></text:p>
      <text:p text:style-name="P2"><text:span text:style-name="T11"><text:s text:c="4"/></text:span><text:span text:style-name="T5">Private</text:span><text:span text:style-name="T11"> </text:span><text:span text:style-name="T5">Sub</text:span><text:span text:style-name="T11"> Personal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12"><text:s text:c="8"/>lblCI.Text() = CI</text:p>
      <text:p text:style-name="P12"><text:s text:c="8"/>lblPermiso.Text() = puesto</text:p>
      <text:p text:style-name="P12"><text:s text:c="8"/>lblNacimiento.Text = nacimiento</text:p>
      <text:p text:style-name="P12"><text:s text:c="8"/>lblNombre.Text = nombre</text:p>
      <text:p text:style-name="P12"><text:s text:c="8"/>lblTelefono.Text = telefono</text:p>
      <text:p text:style-name="P12"/>
      <text:p text:style-name="P12"><text:s text:c="8"/>lblNacimiento.Text = nacimiento</text:p>
      <text:p text:style-name="P12"><text:s text:c="8"/>lblSexo.Text = sexo</text:p>
      <text:p text:style-name="P12"><text:s text:c="8"/>Boton_idioma(btnOpcion)</text:p>
      <text:p text:style-name="P2"><text:span text:style-name="T11"><text:s text:c="8"/></text:span><text:span text:style-name="T5">Me</text:span><text:span text:style-name="T11">.Text = personal + </text:span><text:span text:style-name="T20">", "</text:span><text:span text:style-name="T11"> + btnOpcion.Text</text:span></text:p>
      <text:p text:style-name="P12"><text:s text:c="8"/>btnBuscar.Text = buscar</text:p>
      <text:p text:style-name="P12"/>
      <text:p text:style-name="P12"><text:s text:c="8"/>cbxSexo.Items.Clear()</text:p>
      <text:p text:style-name="P12"><text:s text:c="8"/>cbxSexo.Items.Add(hembra)</text:p>
      <text:p text:style-name="P12"><text:s text:c="8"/>cbxSexo.Items.Add(macho)</text:p>
      <text:p text:style-name="P12"/>
      <text:p text:style-name="P12"><text:s text:c="8"/>cbxPuesto.Items.Clear()</text:p>
      <text:p text:style-name="P12"><text:s text:c="8"/>cbxPuesto.Items.Add(auxiliar)</text:p>
      <text:p text:style-name="P12"><text:s text:c="8"/>cbxPuesto.Items.Add(adm_establecimiento)</text:p>
      <text:p text:style-name="P12"><text:s text:c="8"/>cbxPuesto.Items.Add(gerente)</text:p>
      <text:p text:style-name="P12"><text:s text:c="8"/>cbxPuesto.Items.Add(adm_sistema)</text:p>
      <text:p text:style-name="P12"/>
      <text:p text:style-name="P12"><text:s text:c="8"/>cbxTelefono.Items.Clear()</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ublic</text:span><text:span text:style-name="T11"> </text:span><text:span text:style-name="T5">Sub</text:span><text:span text:style-name="T11"> execute_sql()</text:span></text:p>
      <text:p text:style-name="P2"><text:span text:style-name="T11"><text:s text:c="8"/></text:span><text:span text:style-name="T5">Try</text:span></text:p>
      <text:p text:style-name="P12"><text:s text:c="12"/>CN.Execute(sql)</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Execute"</text:span><text:span text:style-name="T11">)</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ublic</text:span><text:span text:style-name="T11"> </text:span><text:span text:style-name="T5">Sub</text:span><text:span text:style-name="T11"> Open_sql()</text:span></text:p>
      <text:p text:style-name="P2"><text:span text:style-name="T11"><text:s text:c="8"/></text:span><text:span text:style-name="T5">Try</text:span></text:p>
      <text:p text:style-name="P12"><text:s text:c="12"/>rs.Open(sql, CN)</text:p>
      <text:p text:style-name="P2"><text:soft-page-break/><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Busc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Buscar.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CI.Text, acum)</text:p>
      <text:p text:style-name="P12"><text:s text:c="8"/>acum = Validacion_largo(tbxCI, acum)</text:p>
      <text:p text:style-name="P2"><text:span text:style-name="T11"><text:s text:c="8"/></text:span><text:span text:style-name="T5">If</text:span><text:span text:style-name="T11"> acum = 0 </text:span><text:span text:style-name="T5">Then</text:span></text:p>
      <text:p text:style-name="P2"><text:span text:style-name="T11"><text:s text:c="12"/>sql = </text:span><text:span text:style-name="T20">"SELECT p.ci from Personal p, hay h where ci="</text:span><text:span text:style-name="T11"> &amp; Val(tbxCI.Text) &amp; </text:span><text:span text:style-name="T20">" and p.ci=h.ci and h.serie="</text:span><text:span text:style-name="T11"> &amp; Val(TSERIE)</text:span></text:p>
      <text:p text:style-name="P12"><text:s text:c="12"/>Open_sql()</text:p>
      <text:p text:style-name="P2"><text:span text:style-name="T11"><text:s text:c="12"/></text:span><text:span text:style-name="T5">If</text:span><text:span text:style-name="T11"> rs.RecordCount &lt;&gt; 0 </text:span><text:span text:style-name="T5">Then</text:span></text:p>
      <text:p text:style-name="P2"><text:span text:style-name="T11"><text:s text:c="16"/>tbxCI.Enabled = </text:span><text:span text:style-name="T5">False</text:span></text:p>
      <text:p text:style-name="P2"><text:span text:style-name="T11"><text:s text:c="16"/>btnBuscar.Enabled = </text:span><text:span text:style-name="T5">False</text:span></text:p>
      <text:p text:style-name="P2"><text:span text:style-name="T11"><text:s text:c="16"/>btnOpcion.Enabled = </text:span><text:span text:style-name="T5">True</text:span></text:p>
      <text:p text:style-name="P2"><text:span text:style-name="T11"><text:s text:c="16"/>gbxDatos.Enabled = </text:span><text:span text:style-name="T5">True</text:span></text:p>
      <text:p text:style-name="P2"><text:span text:style-name="T11"><text:s text:c="17"/></text:span><text:span text:style-name="T5">Select</text:span><text:span text:style-name="T11"> btnOpcion.Text</text:span></text:p>
      <text:p text:style-name="P2"><text:span text:style-name="T11"><text:s text:c="20"/></text:span><text:span text:style-name="T5">Case</text:span><text:span text:style-name="T11"> ingresar</text:span></text:p>
      <text:p text:style-name="P12"/>
      <text:p text:style-name="P2"><text:span text:style-name="T11"><text:s text:c="20"/></text:span><text:span text:style-name="T5">Case</text:span><text:span text:style-name="T11"> modificar</text:span></text:p>
      <text:p text:style-name="P12"><text:s text:c="24"/>Consultar_personal()</text:p>
      <text:p text:style-name="P12"><text:s text:c="24"/>Modifi(0) = tbxNombre.Text</text:p>
      <text:p text:style-name="P12"><text:s text:c="24"/>Modifi(1) = cbxSexo.Text</text:p>
      <text:p text:style-name="P12"><text:s text:c="24"/>Modifi(2) = dtpNacimiento.Text</text:p>
      <text:p text:style-name="P12"><text:s text:c="24"/>Modifi(3) = cbxPuesto.Text</text:p>
      <text:p text:style-name="P2"><text:span text:style-name="T11"><text:s text:c="20"/></text:span><text:span text:style-name="T5">Case</text:span><text:span text:style-name="T11"> consultar</text:span></text:p>
      <text:p text:style-name="P12"><text:s text:c="24"/>Consultar_personal()</text:p>
      <text:p text:style-name="P2"><text:span text:style-name="T11"><text:s text:c="20"/></text:span><text:span text:style-name="T5">Case</text:span><text:span text:style-name="T11"> eliminar</text:span></text:p>
      <text:p text:style-name="P12"><text:s text:c="24"/>Consultar_personal()</text:p>
      <text:p text:style-name="P2"><text:span text:style-name="T11"><text:s text:c="16"/></text:span><text:span text:style-name="T5">End</text:span><text:span text:style-name="T11"> </text:span><text:span text:style-name="T5">Select</text:span></text:p>
      <text:p text:style-name="P2"><text:span text:style-name="T11"><text:s text:c="12"/></text:span><text:span text:style-name="T5">Else</text:span></text:p>
      <text:p text:style-name="P2"><text:span text:style-name="T11"><text:s text:c="16"/>MsgBox(</text:span><text:span text:style-name="T20">"Error :"</text:span><text:span text:style-name="T11"> + numero + </text:span><text:span text:style-name="T20">" "</text:span><text:span text:style-name="T11"> + animal, </text:span><text:span text:style-name="T20">"ERROR"</text:span><text:span text:style-name="T11">)</text:span></text:p>
      <text:p text:style-name="P2"><text:span text:style-name="T11"><text:s text:c="12"/></text:span><text:span text:style-name="T5">End</text:span><text:span text:style-name="T11"> </text:span><text:span text:style-name="T5">If</text:span></text:p>
      <text:p text:style-name="P2"><text:span text:style-name="T11"><text:s text:c="8"/></text:span><text:span text:style-name="T5">Else</text:span></text:p>
      <text:p text:style-name="P2"><text:span text:style-name="T11"><text:s text:c="12"/>MsgBox(CI,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Consultar_personal()</text:span></text:p>
      <text:p text:style-name="P2"><text:soft-page-break/><text:span text:style-name="T11"><text:s text:c="8"/>sql = </text:span><text:span text:style-name="T20">"Select nombre from persona where ci="</text:span><text:span text:style-name="T11"> &amp; Val(tbxCI.Text)</text:span></text:p>
      <text:p text:style-name="P12"><text:s text:c="8"/>Open_sql()</text:p>
      <text:p text:style-name="P12"><text:s text:c="8"/>tbxCI.Text = rs(0).Value</text:p>
      <text:p text:style-name="P2"><text:span text:style-name="T11"><text:s text:c="8"/>sql = </text:span><text:span text:style-name="T20">"Select sexo from persona where ci="</text:span><text:span text:style-name="T11"> &amp; Val(tbxCI.Text)</text:span></text:p>
      <text:p text:style-name="P12"><text:s text:c="8"/>Open_sql()</text:p>
      <text:p text:style-name="P12"><text:s text:c="8"/>cbxSexo.Text = rs(0).Value</text:p>
      <text:p text:style-name="P2"><text:span text:style-name="T11"><text:s text:c="8"/>sql = </text:span><text:span text:style-name="T20">"Select nacimiento from persona where ci="</text:span><text:span text:style-name="T11"> &amp; Val(tbxCI.Text)</text:span></text:p>
      <text:p text:style-name="P12"><text:s text:c="8"/>Open_sql()</text:p>
      <text:p text:style-name="P12"><text:s text:c="8"/>dtpNacimiento.Text = rs(0).Value</text:p>
      <text:p text:style-name="P2"><text:span text:style-name="T11"><text:s text:c="8"/>sql = </text:span><text:span text:style-name="T20">"Select puesto from persona where ci="</text:span><text:span text:style-name="T11"> &amp; Val(tbxCI.Text)</text:span></text:p>
      <text:p text:style-name="P12"><text:s text:c="8"/>Open_sql()</text:p>
      <text:p text:style-name="P12"><text:s text:c="8"/>cbxPuesto.Text = rs(0).Value</text:p>
      <text:p text:style-name="P2"><text:span text:style-name="T11"><text:s text:c="8"/>sql = </text:span><text:span text:style-name="T20">"Select telefono from personatel where ci="</text:span><text:span text:style-name="T11"> &amp; Val(tbxCI.Text)</text:span></text:p>
      <text:p text:style-name="P12"><text:s text:c="8"/>Open_sql()</text:p>
      <text:p text:style-name="P12"><text:s text:c="8"/>cbxTelefono.Items.Clear()</text:p>
      <text:p text:style-name="P2"><text:span text:style-name="T11"><text:s text:c="8"/></text:span><text:span text:style-name="T5">If</text:span><text:span text:style-name="T11"> rs.RecordCount &lt;&gt; 0 </text:span><text:span text:style-name="T5">Then</text:span></text:p>
      <text:p text:style-name="P2"><text:span text:style-name="T11"><text:s text:c="12"/></text:span><text:span text:style-name="T5">While</text:span><text:span text:style-name="T11"> </text:span><text:span text:style-name="T5">Not</text:span><text:span text:style-name="T11"> rs.EOF()</text:span></text:p>
      <text:p text:style-name="P12"><text:s text:c="16"/>cbxTelefono.Items.Add(rs(0).Value)</text:p>
      <text:p text:style-name="P12"><text:s text:c="16"/>rs.MoveNext()</text:p>
      <text:p text:style-name="P2"><text:span text:style-name="T11"><text:s text:c="12"/></text:span><text:span text:style-name="T5">End</text:span><text:span text:style-name="T11"> </text:span><text:span text:style-name="T5">While</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btnOpcion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Opcion.Click</text:span></text:p>
      <text:p text:style-name="P2"><text:span text:style-name="T11"><text:s text:c="8"/></text:span><text:span text:style-name="T5">Select</text:span><text:span text:style-name="T11"> </text:span><text:span text:style-name="T5">Case</text:span><text:span text:style-name="T11"> btnOpcion.Text</text:span></text:p>
      <text:p text:style-name="P2"><text:span text:style-name="T11"><text:s text:c="12"/></text:span><text:span text:style-name="T5">Case</text:span><text:span text:style-name="T11"> ingresar</text:span></text:p>
      <text:p text:style-name="P2"><text:span text:style-name="T11"><text:s text:c="16"/>sql = </text:span><text:span text:style-name="T20">"insert into persona(ci, nombre, sexo, nacimiento, puesto) values ("</text:span><text:span text:style-name="T11"> &amp; Val(tbxCI.Text) &amp; </text:span><text:span text:style-name="T20">", '"</text:span><text:span text:style-name="T11"> &amp; tbxNombre.Text &amp; </text:span><text:span text:style-name="T20">"', '"</text:span><text:span text:style-name="T11"> &amp; cbxSexo.Text &amp; </text:span><text:span text:style-name="T20">"', '"</text:span><text:span text:style-name="T11"> _</text:span></text:p>
      <text:p text:style-name="P2"><text:span text:style-name="T11"><text:s text:c="20"/>&amp; dtpNacimiento.Text &amp; </text:span><text:span text:style-name="T20">"', '"</text:span><text:span text:style-name="T11"> &amp; cbxPuesto.Text &amp; </text:span><text:span text:style-name="T20">"')"</text:span></text:p>
      <text:p text:style-name="P12"><text:s text:c="16"/>execute_sql()</text:p>
      <text:p text:style-name="P2"><text:span text:style-name="T11"><text:s text:c="16"/>sql = </text:span><text:span text:style-name="T20">"insert into tiene(ci, serie) values ("</text:span><text:span text:style-name="T11"> &amp; Val(tbxCI.Text) &amp; </text:span><text:span text:style-name="T20">", "</text:span><text:span text:style-name="T11"> &amp; Val(TSERIE) &amp; </text:span><text:span text:style-name="T20">")"</text:span></text:p>
      <text:p text:style-name="P2"><text:span text:style-name="T11"><text:s text:c="12"/></text:span><text:span text:style-name="T5">Case</text:span><text:span text:style-name="T11"> modificar</text:span></text:p>
      <text:p text:style-name="P2"><text:span text:style-name="T11"><text:s text:c="16"/></text:span><text:span text:style-name="T5">Dim</text:span><text:span text:style-name="T11"> Modifi_Now(8) </text:span><text:span text:style-name="T5">As</text:span><text:span text:style-name="T11"> </text:span><text:span text:style-name="T5">String</text:span></text:p>
      <text:p text:style-name="P12"><text:s text:c="16"/>Modifi_Now(0) = tbxNombre.Text</text:p>
      <text:p text:style-name="P12"><text:s text:c="16"/>Modifi_Now(1) = cbxSexo.Text</text:p>
      <text:p text:style-name="P12"><text:s text:c="16"/>Modifi_Now(2) = dtpNacimiento.Text</text:p>
      <text:p text:style-name="P12"><text:s text:c="16"/>Modifi_Now(3) = cbxPuesto.Text</text:p>
      <text:p text:style-name="P2"><text:span text:style-name="T11"><text:s text:c="16"/></text:span><text:span text:style-name="T5">Dim</text:span><text:span text:style-name="T11"> i </text:span><text:span text:style-name="T5">As</text:span><text:span text:style-name="T11"> </text:span><text:span text:style-name="T5">Integer</text:span><text:span text:style-name="T11"> = 0</text:span></text:p>
      <text:p text:style-name="P2"><text:span text:style-name="T11"><text:s text:c="16"/></text:span><text:span text:style-name="T5">While</text:span><text:span text:style-name="T11"> i &lt;= 8</text:span></text:p>
      <text:p text:style-name="P2"><text:span text:style-name="T11"><text:s text:c="20"/></text:span><text:span text:style-name="T5">If</text:span><text:span text:style-name="T11"> Modifi(i) &lt;&gt; Modifi_Now(i) </text:span><text:span text:style-name="T5">Then</text:span></text:p>
      <text:p text:style-name="P2"><text:soft-page-break/><text:span text:style-name="T11"><text:s text:c="24"/></text:span><text:span text:style-name="T5">Select</text:span><text:span text:style-name="T11"> </text:span><text:span text:style-name="T5">Case</text:span><text:span text:style-name="T11"> i</text:span></text:p>
      <text:p text:style-name="P2"><text:span text:style-name="T11"><text:s text:c="28"/></text:span><text:span text:style-name="T5">Case</text:span><text:span text:style-name="T11"> 0</text:span></text:p>
      <text:p text:style-name="P2"><text:span text:style-name="T11"><text:s text:c="32"/>sql = </text:span><text:span text:style-name="T20">"update persona set nombre="</text:span><text:span text:style-name="T11"> &amp; tbxNombre.Text &amp; </text:span><text:span text:style-name="T20">" where ci="</text:span><text:span text:style-name="T11"> &amp; Val(tbxCI.Text)</text:span></text:p>
      <text:p text:style-name="P2"><text:span text:style-name="T11"><text:s text:c="28"/></text:span><text:span text:style-name="T5">Case</text:span><text:span text:style-name="T11"> 1</text:span></text:p>
      <text:p text:style-name="P2"><text:span text:style-name="T11"><text:s text:c="32"/>sql = </text:span><text:span text:style-name="T20">"update persona set sexo='"</text:span><text:span text:style-name="T11"> &amp; cbxSexo.Text &amp; </text:span><text:span text:style-name="T20">"' <text:s/>where ci="</text:span><text:span text:style-name="T11"> &amp; Val(tbxCI.Text)</text:span></text:p>
      <text:p text:style-name="P2"><text:span text:style-name="T11"><text:s text:c="28"/></text:span><text:span text:style-name="T5">Case</text:span><text:span text:style-name="T11"> 2</text:span></text:p>
      <text:p text:style-name="P2"><text:span text:style-name="T11"><text:s text:c="32"/>sql = </text:span><text:span text:style-name="T20">"update persona set nacimiento='"</text:span><text:span text:style-name="T11"> &amp; dtpNacimiento.Text &amp; </text:span><text:span text:style-name="T20">"' <text:s/>where ci="</text:span><text:span text:style-name="T11"> &amp; Val(tbxCI.Text)</text:span></text:p>
      <text:p text:style-name="P2"><text:span text:style-name="T11"><text:s text:c="28"/></text:span><text:span text:style-name="T5">Case</text:span><text:span text:style-name="T11"> 3</text:span></text:p>
      <text:p text:style-name="P2"><text:span text:style-name="T11"><text:s text:c="32"/>sql = </text:span><text:span text:style-name="T20">"update persona set puesto='"</text:span><text:span text:style-name="T11"> &amp; cbxPuesto.Text &amp; </text:span><text:span text:style-name="T20">"' <text:s/>where ci="</text:span><text:span text:style-name="T11"> &amp; Val(tbxCI.Text)</text:span></text:p>
      <text:p text:style-name="P2"><text:span text:style-name="T11"><text:s text:c="24"/></text:span><text:span text:style-name="T5">End</text:span><text:span text:style-name="T11"> </text:span><text:span text:style-name="T5">Select</text:span></text:p>
      <text:p text:style-name="P12"><text:s text:c="24"/>execute_sql()</text:p>
      <text:p text:style-name="P2"><text:span text:style-name="T11"><text:s text:c="20"/></text:span><text:span text:style-name="T5">End</text:span><text:span text:style-name="T11"> </text:span><text:span text:style-name="T5">If</text:span></text:p>
      <text:p text:style-name="P12"><text:s text:c="20"/>i = i + 1</text:p>
      <text:p text:style-name="P2"><text:span text:style-name="T11"><text:s text:c="16"/></text:span><text:span text:style-name="T5">End</text:span><text:span text:style-name="T11"> </text:span><text:span text:style-name="T5">While</text:span></text:p>
      <text:p text:style-name="P2"><text:span text:style-name="T11"><text:s text:c="12"/></text:span><text:span text:style-name="T5">Case</text:span><text:span text:style-name="T11"> eliminar</text:span></text:p>
      <text:p text:style-name="P2"><text:span text:style-name="T11"><text:s text:c="16"/>sql = </text:span><text:span text:style-name="T20">"update persona set activo=0 where ci="</text:span><text:span text:style-name="T11"> &amp; Val(tbxCI.Text)</text:span></text:p>
      <text:p text:style-name="P2"><text:span text:style-name="T11"><text:s text:c="8"/></text:span><text:span text:style-name="T5">End</text:span><text:span text:style-name="T11"> </text:span><text:span text:style-name="T5">Select</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add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add.Click</text:span></text:p>
      <text:p text:style-name="P2"><text:span text:style-name="T11"><text:s text:c="8"/>sql = </text:span><text:span text:style-name="T20">"insert into personatel(ci, telefono) values ("</text:span><text:span text:style-name="T11"> &amp; Val(tbxCI.Text) &amp; </text:span><text:span text:style-name="T20">", '"</text:span><text:span text:style-name="T11"> &amp; cbxTelefono.Text &amp; </text:span><text:span text:style-name="T20">"')"</text:span></text:p>
      <text:p text:style-name="P12"><text:s text:c="8"/>execute_sql()</text:p>
      <text:p text:style-name="P2"><text:span text:style-name="T11"><text:s text:c="8"/></text:span><text:span text:style-name="T5">If</text:span><text:span text:style-name="T11"> rs.RecordCount &lt;&gt; 0 </text:span><text:span text:style-name="T5">Then</text:span></text:p>
      <text:p text:style-name="P12"><text:s text:c="12"/>cbxTelefono.Items.Add(cbxTelefono.Text)</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btnrem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rem.Click</text:span></text:p>
      <text:p text:style-name="P2"><text:span text:style-name="T11"><text:s text:c="8"/>sql = </text:span><text:span text:style-name="T20">"delete from personatel where num="</text:span><text:span text:style-name="T11"> &amp; Val(tbxCI.Text)</text:span></text:p>
      <text:p text:style-name="P12"><text:s text:c="8"/>execute_sql()</text:p>
      <text:p text:style-name="P2"><text:span text:style-name="T11"><text:s text:c="8"/></text:span><text:span text:style-name="T5">If</text:span><text:span text:style-name="T11"> rs.RecordCount &lt;&gt; 0 </text:span><text:span text:style-name="T5">Then</text:span></text:p>
      <text:p text:style-name="P12"><text:s text:c="12"/>cbxTelefono.Items.Remove(cbxTelefono.Text)</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5">End</text:span><text:span text:style-name="T11"> </text:span><text:span text:style-name="T5">Class</text:span></text:p>
      <text:p text:style-name="P4"/>
      <text:p text:style-name="P23">3.4 Animal</text:p>
      <text:p text:style-name="P1"><text:span text:style-name="T5">Public</text:span><text:span text:style-name="T11"> </text:span><text:span text:style-name="T5">Class</text:span><text:span text:style-name="T11"> </text:span><text:span text:style-name="T17">frmAnimal</text:span></text:p>
      <text:p text:style-name="P2"><text:span text:style-name="T11"><text:s text:c="4"/></text:span><text:span text:style-name="T5">Dim</text:span><text:span text:style-name="T11"> Modifi(8) </text:span><text:span text:style-name="T5">As</text:span><text:span text:style-name="T11"> </text:span><text:span text:style-name="T5">String</text:span></text:p>
      <text:p text:style-name="P12"/>
      <text:p text:style-name="P2"><text:span text:style-name="T11"><text:s text:c="4"/></text:span><text:span text:style-name="T5">Private</text:span><text:span text:style-name="T11"> </text:span><text:span text:style-name="T5">Sub</text:span><text:span text:style-name="T11"> frmAnimal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12"><text:s text:c="8"/>Boton_idioma(btnOpcion)</text:p>
      <text:p text:style-name="P2"><text:span text:style-name="T11"><text:s text:c="8"/></text:span><text:span text:style-name="T5">Me</text:span><text:span text:style-name="T11">.Text = animal + </text:span><text:span text:style-name="T20">", "</text:span><text:span text:style-name="T11"> + btnOpcion.Text</text:span></text:p>
      <text:p text:style-name="P12"><text:s text:c="8"/>btnBuscar.Text = buscar</text:p>
      <text:p text:style-name="P12"><text:s text:c="8"/>btnBuscarH.Text = buscar</text:p>
      <text:p text:style-name="P12"><text:s text:c="8"/>btnBuscarM.Text = buscar</text:p>
      <text:p text:style-name="P12"><text:s text:c="8"/>btnEtapa_add.Text = agregar</text:p>
      <text:p text:style-name="P12"><text:s text:c="8"/>btnEtapa_Mod.Text = modificar</text:p>
      <text:p text:style-name="P12"><text:s text:c="8"/>lblSexo.Text = sexo</text:p>
      <text:p text:style-name="P12"><text:s text:c="8"/>lblSexoH.Text = sexo</text:p>
      <text:p text:style-name="P12"><text:s text:c="8"/>lblSexoM.Text = sexo</text:p>
      <text:p text:style-name="P12"><text:s text:c="8"/>lblRecriavuelta.Text = fecha_vuelta</text:p>
      <text:p text:style-name="P12"><text:s text:c="8"/>lblRecriaIda.Text = fecha_ida</text:p>
      <text:p text:style-name="P12"><text:s text:c="8"/>lblRazaM.Text = raza</text:p>
      <text:p text:style-name="P12"><text:s text:c="8"/>lblRazaH.Text = raza</text:p>
      <text:p text:style-name="P12"><text:s text:c="8"/>lblRaza.Text = raza</text:p>
      <text:p text:style-name="P12"><text:s text:c="8"/>lblNumM.Text = numero</text:p>
      <text:p text:style-name="P12"><text:s text:c="8"/>lblNumH.Text = numero</text:p>
      <text:p text:style-name="P12"><text:s text:c="8"/>lblNumero.Text = numero</text:p>
      <text:p text:style-name="P12"><text:s text:c="8"/>lblNacimiento.Text = nacimiento</text:p>
      <text:p text:style-name="P12"><text:s text:c="8"/>lblLugar.Text = lugar</text:p>
      <text:p text:style-name="P12"><text:s text:c="8"/>lblFechaI.Text = fechaI</text:p>
      <text:p text:style-name="P12"><text:s text:c="8"/>lblFechaF.Text = fechaF</text:p>
      <text:p text:style-name="P12"><text:s text:c="8"/>lblEtapa.Text = etapa</text:p>
      <text:p text:style-name="P12"><text:s text:c="8"/>lblDivision.Text = division</text:p>
      <text:p text:style-name="P12"><text:s text:c="8"/>cbxSexoH.Text = hembra</text:p>
      <text:p text:style-name="P12"><text:s text:c="8"/>cbxSexoM.Text = macho</text:p>
      <text:p text:style-name="P12"><text:s text:c="8"/>cbxSexo.Items.Clear()</text:p>
      <text:p text:style-name="P12"><text:s text:c="8"/>cbxSexo.Items.Add(macho)</text:p>
      <text:p text:style-name="P12"><text:s text:c="8"/>cbxSexo.Items.Add(hembra)</text:p>
      <text:p text:style-name="P12"><text:s text:c="8"/>cbxLugar.Items.Clear()</text:p>
      <text:p text:style-name="P12"><text:s text:c="8"/>cbxLugar.Items.Add(tambo)</text:p>
      <text:p text:style-name="P12"><text:s text:c="8"/>cbxLugar.Items.Add(campo)</text:p>
      <text:p text:style-name="P12"><text:s text:c="8"/>cbxLugar.Items.Add(rodeo)</text:p>
      <text:p text:style-name="P12"><text:s text:c="8"/>cbxLugar.Items.Add(ninguno)</text:p>
      <text:p text:style-name="P12"><text:s text:c="8"/>cbxEtapa.Items.Clear()</text:p>
      <text:p text:style-name="P12"><text:soft-page-break/><text:s text:c="8"/>cbxEtapa.Items.Add(ninguno)</text:p>
      <text:p text:style-name="P12"><text:s text:c="8"/>cbxEtapa.Items.Add(servicio)</text:p>
      <text:p text:style-name="P12"><text:s text:c="8"/>cbxEtapa.Items.Add(anestro)</text:p>
      <text:p text:style-name="P2"><text:span text:style-name="T11"><text:s text:c="4"/></text:span><text:span text:style-name="T5">End</text:span><text:span text:style-name="T11"> </text:span><text:span text:style-name="T5">Sub</text:span></text:p>
      <text:p text:style-name="P2"><text:span text:style-name="T11"><text:s text:c="4"/></text:span><text:span text:style-name="T5">Public</text:span><text:span text:style-name="T11"> </text:span><text:span text:style-name="T5">Sub</text:span><text:span text:style-name="T11"> execute_sql()</text:span></text:p>
      <text:p text:style-name="P2"><text:span text:style-name="T11"><text:s text:c="8"/></text:span><text:span text:style-name="T5">Try</text:span></text:p>
      <text:p text:style-name="P12"><text:s text:c="12"/>CN.Execute(sql)</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Execute"</text:span><text:span text:style-name="T11">)</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ublic</text:span><text:span text:style-name="T11"> </text:span><text:span text:style-name="T5">Sub</text:span><text:span text:style-name="T11"> Open_sql()</text:span></text:p>
      <text:p text:style-name="P2"><text:span text:style-name="T11"><text:s text:c="8"/></text:span><text:span text:style-name="T5">Try</text:span></text:p>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btnBusc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Buscar.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Num.Text(), acum)</text:p>
      <text:p text:style-name="P12"><text:s text:c="8"/>acum = Validacion_largo(tbxNum, acum)</text:p>
      <text:p text:style-name="P2"><text:span text:style-name="T11"><text:s text:c="8"/></text:span><text:span text:style-name="T5">If</text:span><text:span text:style-name="T11"> acum = 0 </text:span><text:span text:style-name="T5">Then</text:span></text:p>
      <text:p text:style-name="P2"><text:span text:style-name="T11"><text:s text:c="12"/>sql = </text:span><text:span text:style-name="T20">"SELECT * from Animal, tambo t, hay h where num="</text:span><text:span text:style-name="T11"> &amp; Val(tbxNum.Text) &amp; </text:span><text:span text:style-name="T20">" and t.serie=h.serie and a.num=h.num and t.serie "</text:span><text:span text:style-name="T11"> &amp; Val(TSERIE)</text:span></text:p>
      <text:p text:style-name="P12"><text:s text:c="12"/>Open_sql()</text:p>
      <text:p text:style-name="P12"/>
      <text:p text:style-name="P2"><text:span text:style-name="T11"><text:s text:c="12"/></text:span><text:span text:style-name="T5">If</text:span><text:span text:style-name="T11"> rs.RecordCount &lt;&gt; 0 </text:span><text:span text:style-name="T5">Then</text:span></text:p>
      <text:p text:style-name="P12"><text:s text:c="16"/>rs.Close()</text:p>
      <text:p text:style-name="P2"><text:span text:style-name="T11"><text:s text:c="16"/>tbxNum.Enabled = </text:span><text:span text:style-name="T5">False</text:span></text:p>
      <text:p text:style-name="P2"><text:span text:style-name="T11"><text:s text:c="16"/>btnOpcion.Enabled = </text:span><text:span text:style-name="T5">True</text:span></text:p>
      <text:p text:style-name="P2"><text:span text:style-name="T11"><text:s text:c="16"/>gbxBasico.Enabled = </text:span><text:span text:style-name="T5">True</text:span></text:p>
      <text:p text:style-name="P2"><text:span text:style-name="T11"><text:s text:c="16"/>gbxH.Enabled = </text:span><text:span text:style-name="T5">True</text:span></text:p>
      <text:p text:style-name="P2"><text:span text:style-name="T11"><text:s text:c="16"/>gbxM.Enabled = </text:span><text:span text:style-name="T5">True</text:span></text:p>
      <text:p text:style-name="P2"><text:span text:style-name="T11"><text:s text:c="16"/>gbxEtapa.Enabled = </text:span><text:span text:style-name="T5">True</text:span></text:p>
      <text:p text:style-name="P12"/>
      <text:p text:style-name="P2"><text:span text:style-name="T11"><text:s text:c="16"/></text:span><text:span text:style-name="T5">Select</text:span><text:span text:style-name="T11"> </text:span><text:span text:style-name="T5">Case</text:span><text:span text:style-name="T11"> btnOpcion.Text</text:span></text:p>
      <text:p text:style-name="P2"><text:span text:style-name="T11"><text:s text:c="20"/></text:span><text:span text:style-name="T5">Case</text:span><text:span text:style-name="T11"> ingresar</text:span></text:p>
      <text:p text:style-name="P12"><text:soft-page-break/></text:p>
      <text:p text:style-name="P2"><text:span text:style-name="T11"><text:s text:c="20"/></text:span><text:span text:style-name="T5">Case</text:span><text:span text:style-name="T11"> modificar</text:span></text:p>
      <text:p text:style-name="P12"><text:s text:c="24"/>Consulta_Animal()</text:p>
      <text:p text:style-name="P12"><text:s text:c="24"/>Modifi(0) = cbxSexo.Text</text:p>
      <text:p text:style-name="P12"><text:s text:c="24"/>Modifi(1) = dtpNacimiento.Text</text:p>
      <text:p text:style-name="P12"><text:s text:c="24"/>Modifi(2) = cbxLugar.Text</text:p>
      <text:p text:style-name="P12"><text:s text:c="24"/>Modifi(3) = cbxRaza.Text</text:p>
      <text:p text:style-name="P12"><text:s text:c="24"/>Modifi(4) = cbxDivision.Text</text:p>
      <text:p text:style-name="P12"><text:s text:c="24"/>Modifi(5) = tbxNumM.Text</text:p>
      <text:p text:style-name="P12"><text:s text:c="24"/>Modifi(6) = tbxNumH.Text</text:p>
      <text:p text:style-name="P12"><text:s text:c="24"/>Modifi(7) = dtprecriaida.Text</text:p>
      <text:p text:style-name="P12"><text:s text:c="24"/>Modifi(8) = dtprecriavuelta.Text</text:p>
      <text:p text:style-name="P2"><text:span text:style-name="T11"><text:s text:c="20"/></text:span><text:span text:style-name="T5">Case</text:span><text:span text:style-name="T11"> consultar</text:span></text:p>
      <text:p text:style-name="P12"><text:s text:c="24"/>Consulta_Animal()</text:p>
      <text:p text:style-name="P2"><text:span text:style-name="T11"><text:s text:c="20"/></text:span><text:span text:style-name="T5">Case</text:span><text:span text:style-name="T11"> eliminar</text:span></text:p>
      <text:p text:style-name="P12"><text:s text:c="24"/>Consulta_Animal()</text:p>
      <text:p text:style-name="P2"><text:span text:style-name="T11"><text:s text:c="16"/></text:span><text:span text:style-name="T5">End</text:span><text:span text:style-name="T11"> </text:span><text:span text:style-name="T5">Select</text:span></text:p>
      <text:p text:style-name="P2"><text:span text:style-name="T11"><text:s text:c="12"/></text:span><text:span text:style-name="T5">Else</text:span></text:p>
      <text:p text:style-name="P2"><text:span text:style-name="T11"><text:s text:c="16"/>MsgBox(</text:span><text:span text:style-name="T20">"Error :"</text:span><text:span text:style-name="T11"> + numero + </text:span><text:span text:style-name="T20">" "</text:span><text:span text:style-name="T11"> + animal, </text:span><text:span text:style-name="T20">"ERROR"</text:span><text:span text:style-name="T11">)</text:span></text:p>
      <text:p text:style-name="P2"><text:span text:style-name="T11"><text:s text:c="12"/></text:span><text:span text:style-name="T5">End</text:span><text:span text:style-name="T11"> </text:span><text:span text:style-name="T5">If</text:span></text:p>
      <text:p text:style-name="P2"><text:span text:style-name="T11"><text:s text:c="8"/></text:span><text:span text:style-name="T5">Else</text:span></text:p>
      <text:p text:style-name="P2"><text:span text:style-name="T11"><text:s text:c="12"/>MsgBox(</text:span><text:span text:style-name="T20">"Error :"</text:span><text:span text:style-name="T11"> + numero + </text:span><text:span text:style-name="T20">" "</text:span><text:span text:style-name="T11"> + animal,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cbxSexo_SelectedIndex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cbxSexo.SelectedIndexChanged</text:span></text:p>
      <text:p text:style-name="P12"><text:s text:c="8"/>cbxDivision.Items.Clear()</text:p>
      <text:p text:style-name="P2"><text:span text:style-name="T11"><text:s text:c="8"/></text:span><text:span text:style-name="T5">If</text:span><text:span text:style-name="T11"> cbxSexo.Text() = hembra </text:span><text:span text:style-name="T5">Then</text:span></text:p>
      <text:p text:style-name="P12"><text:s text:c="12"/>cbxDivision.Items.Add(vaca)</text:p>
      <text:p text:style-name="P12"><text:s text:c="12"/>cbxDivision.Items.Add(vaquillona)</text:p>
      <text:p text:style-name="P12"><text:s text:c="12"/>cbxDivision.Items.Add(ternera)</text:p>
      <text:p text:style-name="P2"><text:span text:style-name="T11"><text:s text:c="8"/></text:span><text:span text:style-name="T5">ElseIf</text:span><text:span text:style-name="T11"> cbxSexo.Text() = macho </text:span><text:span text:style-name="T5">Then</text:span></text:p>
      <text:p text:style-name="P12"><text:s text:c="12"/>cbxDivision.Items.Add(toro)</text:p>
      <text:p text:style-name="P12"><text:s text:c="12"/>cbxDivision.Items.Add(novillo)</text:p>
      <text:p text:style-name="P12"><text:s text:c="12"/>cbxDivision.Items.Add(ternero)</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12"/>
      <text:p text:style-name="P2"><text:span text:style-name="T11"><text:s text:c="4"/></text:span><text:span text:style-name="T5">Private</text:span><text:span text:style-name="T11"> </text:span><text:span text:style-name="T5">Sub</text:span><text:span text:style-name="T11"> cbxEtapa_SelectedIndexChanged(sender </text:span><text:span text:style-name="T5">As</text:span><text:span text:style-name="T11"> System.</text:span><text:span text:style-name="T17">Object</text:span><text:span text:style-name="T11">, e </text:span><text:soft-page-break/><text:span text:style-name="T5">As</text:span><text:span text:style-name="T11"> System.</text:span><text:span text:style-name="T17">EventArgs</text:span><text:span text:style-name="T11">) </text:span><text:span text:style-name="T5">Handles</text:span><text:span text:style-name="T11"> cbxEtapa.SelectedIndexChanged</text:span></text:p>
      <text:p text:style-name="P2"><text:span text:style-name="T11"><text:s text:c="8"/>lblFechaF.Enabled = </text:span><text:span text:style-name="T5">True</text:span></text:p>
      <text:p text:style-name="P2"><text:span text:style-name="T11"><text:s text:c="8"/>lblFechaI.Enabled = </text:span><text:span text:style-name="T5">True</text:span></text:p>
      <text:p text:style-name="P2"><text:span text:style-name="T11"><text:s text:c="8"/>dtpFin.Enabled = </text:span><text:span text:style-name="T5">True</text:span></text:p>
      <text:p text:style-name="P2"><text:span text:style-name="T11"><text:s text:c="8"/>dtpInicio.Enabled = </text:span><text:span text:style-name="T5">True</text:span></text:p>
      <text:p text:style-name="P2"><text:span text:style-name="T11"><text:s text:c="8"/>btnEtapa_add.Enabled = </text:span><text:span text:style-name="T5">True</text:span></text:p>
      <text:p text:style-name="P2"><text:span text:style-name="T11"><text:s text:c="8"/>btnEtapa_Mod.Enabled = </text:span><text:span text:style-name="T5">True</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cbxLugar_SelectedIndex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cbxLugar.SelectedIndexChanged</text:span></text:p>
      <text:p text:style-name="P2"><text:span text:style-name="T11"><text:s text:c="8"/></text:span><text:span text:style-name="T5">If</text:span><text:span text:style-name="T11"> cbxLugar.Text = campo </text:span><text:span text:style-name="T5">Then</text:span></text:p>
      <text:p text:style-name="P2"><text:span text:style-name="T11"><text:s text:c="12"/>gbxCria.Enabled = </text:span><text:span text:style-name="T5">True</text:span></text:p>
      <text:p text:style-name="P2"><text:span text:style-name="T11"><text:s text:c="8"/></text:span><text:span text:style-name="T5">Else</text:span></text:p>
      <text:p text:style-name="P2"><text:span text:style-name="T11"><text:s text:c="12"/>gbxCria.Enabled = </text:span><text:span text:style-name="T5">False</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cbxDivision_SelectedIndex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cbxDivision.SelectedIndexChanged</text:span></text:p>
      <text:p text:style-name="P2"><text:span text:style-name="T11"><text:s text:c="8"/></text:span><text:span text:style-name="T5">If</text:span><text:span text:style-name="T11"> cbxDivision.Text = vaca </text:span><text:span text:style-name="T5">Then</text:span></text:p>
      <text:p text:style-name="P12"><text:s text:c="12"/>cbxEtapa.Items.Add(preñada)</text:p>
      <text:p text:style-name="P12"><text:s text:c="12"/>cbxEtapa.Items.Add(lactancia)</text:p>
      <text:p text:style-name="P12"><text:s text:c="12"/>cbxEtapa.Items.Add(seca)</text:p>
      <text:p text:style-name="P2"><text:span text:style-name="T11"><text:s text:c="8"/></text:span><text:span text:style-name="T5">Else</text:span></text:p>
      <text:p text:style-name="P2"><text:span text:style-name="T11"><text:s text:c="12"/></text:span><text:span text:style-name="T5">Try</text:span></text:p>
      <text:p text:style-name="P12"><text:s text:c="16"/>cbxEtapa.Items.Remove(preñada)</text:p>
      <text:p text:style-name="P12"><text:s text:c="16"/>cbxEtapa.Items.Remove(lactancia)</text:p>
      <text:p text:style-name="P12"><text:s text:c="16"/>cbxEtapa.Items.Remove(seca)</text:p>
      <text:p text:style-name="P2"><text:span text:style-name="T11"><text:s text:c="12"/></text:span><text:span text:style-name="T5">Catch</text:span><text:span text:style-name="T11"> ex </text:span><text:span text:style-name="T5">As</text:span><text:span text:style-name="T11"> </text:span><text:span text:style-name="T17">Exception</text:span></text:p>
      <text:p text:style-name="P12"/>
      <text:p text:style-name="P2"><text:span text:style-name="T11"><text:s text:c="12"/></text:span><text:span text:style-name="T5">End</text:span><text:span text:style-name="T11"> </text:span><text:span text:style-name="T5">Try</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BuscarM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BuscarM.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NumM.Text(), acum)</text:p>
      <text:p text:style-name="P12"><text:s text:c="8"/>acum = Validacion_largo(tbxNumM, acum)</text:p>
      <text:p text:style-name="P2"><text:span text:style-name="T11"><text:s text:c="8"/></text:span><text:span text:style-name="T5">If</text:span><text:span text:style-name="T11"> acum = 0 </text:span><text:span text:style-name="T5">Then</text:span></text:p>
      <text:p text:style-name="P2"><text:soft-page-break/><text:span text:style-name="T11"><text:s text:c="12"/>sql = </text:span><text:span text:style-name="T20">"Select m.num from macho m, tambo t, hay h where hnum="</text:span><text:span text:style-name="T11"> &amp; Val(tbxNum.Text) &amp; </text:span><text:span text:style-name="T20">" and t.serie=h.serie and m.num=h.num and t.serie= "</text:span><text:span text:style-name="T11"> &amp; Val(TSERIE)</text:span></text:p>
      <text:p text:style-name="P12"><text:s text:c="12"/>Open_sql()</text:p>
      <text:p text:style-name="P2"><text:span text:style-name="T11"><text:s text:c="12"/></text:span><text:span text:style-name="T5">If</text:span><text:span text:style-name="T11"> rs.RecordCount &lt;&gt; 0 </text:span><text:span text:style-name="T5">Then</text:span></text:p>
      <text:p text:style-name="P12"><text:s text:c="16"/>rs.Close()</text:p>
      <text:p text:style-name="P12"><text:s text:c="16"/>cbxSexoM.Text = macho</text:p>
      <text:p text:style-name="P2"><text:span text:style-name="T11"><text:s text:c="16"/>sql = </text:span><text:span text:style-name="T20">"SELECT raza from Animal where num="</text:span><text:span text:style-name="T11"> &amp; Val(tbxNumM.Text)</text:span></text:p>
      <text:p text:style-name="P12"><text:s text:c="16"/>Open_sql()</text:p>
      <text:p text:style-name="P12"><text:s text:c="16"/>cbxRazaH.Text = rs.value(0)</text:p>
      <text:p text:style-name="P12"><text:s text:c="16"/>rs.Close()</text:p>
      <text:p text:style-name="P2"><text:span text:style-name="T11"><text:s text:c="12"/></text:span><text:span text:style-name="T5">Else</text:span></text:p>
      <text:p text:style-name="P2"><text:span text:style-name="T11"><text:s text:c="16"/>MsgBox(</text:span><text:span text:style-name="T20">"Error :"</text:span><text:span text:style-name="T11"> + numero + </text:span><text:span text:style-name="T20">" "</text:span><text:span text:style-name="T11"> + animal, </text:span><text:span text:style-name="T20">"ERROR"</text:span><text:span text:style-name="T11">)</text:span></text:p>
      <text:p text:style-name="P2"><text:span text:style-name="T11"><text:s text:c="12"/></text:span><text:span text:style-name="T5">End</text:span><text:span text:style-name="T11"> </text:span><text:span text:style-name="T5">If</text:span></text:p>
      <text:p text:style-name="P2"><text:span text:style-name="T11"><text:s text:c="8"/></text:span><text:span text:style-name="T5">Else</text:span></text:p>
      <text:p text:style-name="P2"><text:span text:style-name="T11"><text:s text:c="12"/>MsgBox(</text:span><text:span text:style-name="T20">"Error :"</text:span><text:span text:style-name="T11"> + numero + </text:span><text:span text:style-name="T20">" "</text:span><text:span text:style-name="T11"> + animal,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BuscarH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BuscarH.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Num.Text(), acum)</text:p>
      <text:p text:style-name="P12"><text:s text:c="8"/>acum = Validacion_largo(tbxNum, acum)</text:p>
      <text:p text:style-name="P2"><text:span text:style-name="T11"><text:s text:c="8"/></text:span><text:span text:style-name="T5">If</text:span><text:span text:style-name="T11"> acum = 0 </text:span><text:span text:style-name="T5">Then</text:span></text:p>
      <text:p text:style-name="P12"/>
      <text:p text:style-name="P2"><text:span text:style-name="T11"><text:s text:c="12"/>sql = </text:span><text:span text:style-name="T20">"Select he.num from hembra he, tambo t, hay h where hnum="</text:span><text:span text:style-name="T11"> &amp; Val(tbxNum.Text) &amp; </text:span><text:span text:style-name="T20">" and t.serie=h.serie and he.num=h.num and t.serie= "</text:span><text:span text:style-name="T11"> &amp; Val(TSERIE)</text:span></text:p>
      <text:p text:style-name="P12"><text:s text:c="12"/>Open_sql()</text:p>
      <text:p text:style-name="P2"><text:span text:style-name="T11"><text:s text:c="12"/></text:span><text:span text:style-name="T5">If</text:span><text:span text:style-name="T11"> rs.RecordCount &lt;&gt; 0 </text:span><text:span text:style-name="T5">Then</text:span></text:p>
      <text:p text:style-name="P12"><text:s text:c="16"/>rs.Close()</text:p>
      <text:p text:style-name="P12"><text:s text:c="16"/>cbxSexoH.Text = hembra</text:p>
      <text:p text:style-name="P2"><text:span text:style-name="T11"><text:s text:c="16"/>sql = </text:span><text:span text:style-name="T20">"SELECT raza from Animal a, tambo t, hay h where num="</text:span><text:span text:style-name="T11"> &amp; Val(tbxNumM.Text)</text:span></text:p>
      <text:p text:style-name="P12"><text:s text:c="16"/>Open_sql()</text:p>
      <text:p text:style-name="P12"><text:s text:c="16"/>cbxRazaH.Text = rs.value(0)</text:p>
      <text:p text:style-name="P12"><text:s text:c="16"/>rs.Close()</text:p>
      <text:p text:style-name="P2"><text:span text:style-name="T11"><text:s text:c="12"/></text:span><text:span text:style-name="T5">Else</text:span></text:p>
      <text:p text:style-name="P2"><text:span text:style-name="T11"><text:s text:c="16"/>MsgBox(</text:span><text:span text:style-name="T20">"Error :"</text:span><text:span text:style-name="T11"> + numero + </text:span><text:span text:style-name="T20">" "</text:span><text:span text:style-name="T11"> + animal, </text:span><text:span text:style-name="T17">MsgBoxStyle</text:span><text:span text:style-name="T11">.OkOnly, </text:span><text:soft-page-break/><text:span text:style-name="T20">"ERROR"</text:span><text:span text:style-name="T11">)</text:span></text:p>
      <text:p text:style-name="P2"><text:span text:style-name="T11"><text:s text:c="12"/></text:span><text:span text:style-name="T5">End</text:span><text:span text:style-name="T11"> </text:span><text:span text:style-name="T5">If</text:span></text:p>
      <text:p text:style-name="P2"><text:span text:style-name="T11"><text:s text:c="8"/></text:span><text:span text:style-name="T5">Else</text:span></text:p>
      <text:p text:style-name="P2"><text:span text:style-name="T11"><text:s text:c="12"/>MsgBox(</text:span><text:span text:style-name="T20">"Error :"</text:span><text:span text:style-name="T11"> + numero + </text:span><text:span text:style-name="T20">" "</text:span><text:span text:style-name="T11"> + animal, </text:span><text:span text:style-name="T17">MsgBoxStyle</text:span><text:span text:style-name="T11">.OkOnly, </text:span><text:span text:style-name="T20">"ERROR"</text:span><text:span text:style-name="T11">)</text:span></text:p>
      <text:p text:style-name="P12"/>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btnEtapa_Mod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Etapa_Mod.Click</text:span></text:p>
      <text:p text:style-name="P2"><text:span text:style-name="T11"><text:s text:c="8"/>sql = </text:span><text:span text:style-name="T20">"update estado set fecha_inicio='"</text:span><text:span text:style-name="T11"> &amp; dtpInicio.Text &amp; </text:span><text:span text:style-name="T20">"' <text:s/>where num="</text:span><text:span text:style-name="T11"> &amp; tbxNum.Text</text:span></text:p>
      <text:p text:style-name="P12"><text:s text:c="8"/>execute_sql()</text:p>
      <text:p text:style-name="P2"><text:span text:style-name="T11"><text:s text:c="8"/>sql = </text:span><text:span text:style-name="T20">"update estado set fecha_fin='"</text:span><text:span text:style-name="T11"> &amp; dtpFin.Text &amp; </text:span><text:span text:style-name="T20">"' <text:s/>where num="</text:span><text:span text:style-name="T11"> &amp; tbxNum.Text</text:span></text:p>
      <text:p text:style-name="P12"><text:s text:c="8"/>execute_sql()</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Etapa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Etapa_add.Click</text:span></text:p>
      <text:p text:style-name="P2"><text:span text:style-name="T11"><text:s text:c="8"/>sql = </text:span><text:span text:style-name="T20">"insert into estado e, pasa p where num_animal='"</text:span><text:span text:style-name="T11"> &amp; tbxNum.Text &amp; </text:span><text:span text:style-name="T20">"' and e.num= t.num"</text:span></text:p>
      <text:p text:style-name="P2"><text:span text:style-name="T11"><text:s text:c="8"/></text:span><text:span text:style-name="T5">Try</text:span></text:p>
      <text:p text:style-name="P12"><text:s text:c="12"/>CN.Execute(sql)</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al eliminar telefonos"</text:span><text:span text:style-name="T11">)</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Opcion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Opcion.Click</text:span></text:p>
      <text:p text:style-name="P2"><text:span text:style-name="T11"><text:s text:c="8"/></text:span><text:span text:style-name="T5">Select</text:span><text:span text:style-name="T11"> </text:span><text:span text:style-name="T5">Case</text:span><text:span text:style-name="T11"> btnOpcion.Text</text:span></text:p>
      <text:p text:style-name="P2"><text:span text:style-name="T11"><text:s text:c="12"/></text:span><text:span text:style-name="T5">Case</text:span><text:span text:style-name="T11"> ingresar</text:span></text:p>
      <text:p text:style-name="P2"><text:span text:style-name="T11"><text:s text:c="16"/>sql = </text:span><text:span text:style-name="T20">"INSERT into Animal(numero, nacimiento, lugar, raza, progenitor_macho, progenitor_hembra, activo) values ("</text:span><text:span text:style-name="T11"> &amp; Val(tbxNum.Text) &amp; </text:span><text:span text:style-name="T20">",'"</text:span><text:span text:style-name="T11"> &amp; dtpNacimiento.Text &amp; _</text:span></text:p>
      <text:p text:style-name="P2"><text:span text:style-name="T11"><text:s text:c="20"/></text:span><text:span text:style-name="T20">"', '"</text:span><text:span text:style-name="T11"> &amp; cbxLugar.Text &amp; </text:span><text:span text:style-name="T20">"', '"</text:span><text:span text:style-name="T11"> &amp; cbxRaza.Text &amp; </text:span><text:span text:style-name="T20">"', "</text:span><text:span text:style-name="T11"> &amp; Val(tbxNumM.Text) &amp; </text:span><text:span text:style-name="T20">", "</text:span><text:span text:style-name="T11"> &amp; Val(tbxNumH.Text) &amp; </text:span><text:span text:style-name="T20">", 'Activo')"</text:span></text:p>
      <text:p text:style-name="P12"><text:s text:c="16"/>execute_sql()</text:p>
      <text:p text:style-name="P2"><text:span text:style-name="T11"><text:s text:c="16"/></text:span><text:span text:style-name="T5">If</text:span><text:span text:style-name="T11"> cbxDivision.Text = ternera </text:span><text:span text:style-name="T5">Or</text:span><text:span text:style-name="T11"> cbxDivision.Text = ternero </text:span><text:span text:style-name="T5">Then</text:span></text:p>
      <text:p text:style-name="P2"><text:span text:style-name="T11"><text:s text:c="20"/>sql = </text:span><text:span text:style-name="T20">"INSERT into cria(numero) values ("</text:span><text:span text:style-name="T11"> &amp; Val(tbxNum.Text) &amp; </text:span><text:span text:style-name="T20">")"</text:span></text:p>
      <text:p text:style-name="P2"><text:soft-page-break/><text:span text:style-name="T11"><text:s text:c="16"/></text:span><text:span text:style-name="T5">Else</text:span></text:p>
      <text:p text:style-name="P2"><text:span text:style-name="T11"><text:s text:c="20"/></text:span><text:span text:style-name="T5">If</text:span><text:span text:style-name="T11"> cbxSexo.Text = macho </text:span><text:span text:style-name="T5">Then</text:span></text:p>
      <text:p text:style-name="P2"><text:span text:style-name="T11"><text:s text:c="24"/></text:span><text:span text:style-name="T5">If</text:span><text:span text:style-name="T11"> cbxDivision.Text = novillo </text:span><text:span text:style-name="T5">Then</text:span></text:p>
      <text:p text:style-name="P2"><text:span text:style-name="T11"><text:s text:c="28"/>sql = </text:span><text:span text:style-name="T20">"INSERT into Mancho(numero, castrado) values ("</text:span><text:span text:style-name="T11"> &amp; Val(tbxNum.Text) &amp; </text:span><text:span text:style-name="T20">", 1)"</text:span></text:p>
      <text:p text:style-name="P2"><text:span text:style-name="T11"><text:s text:c="24"/></text:span><text:span text:style-name="T5">ElseIf</text:span><text:span text:style-name="T11"> cbxDivision.Text = toro </text:span><text:span text:style-name="T5">Then</text:span></text:p>
      <text:p text:style-name="P2"><text:span text:style-name="T11"><text:s text:c="28"/>sql = </text:span><text:span text:style-name="T20">"INSERT into Mancho(numero, castrado) values ("</text:span><text:span text:style-name="T11"> &amp; Val(tbxNum.Text) &amp; </text:span><text:span text:style-name="T20">", 0)"</text:span></text:p>
      <text:p text:style-name="P2"><text:span text:style-name="T11"><text:s text:c="24"/></text:span><text:span text:style-name="T5">End</text:span><text:span text:style-name="T11"> </text:span><text:span text:style-name="T5">If</text:span></text:p>
      <text:p text:style-name="P2"><text:span text:style-name="T11"><text:s text:c="20"/></text:span><text:span text:style-name="T5">Else</text:span></text:p>
      <text:p text:style-name="P2"><text:span text:style-name="T11"><text:s text:c="24"/>sql = </text:span><text:span text:style-name="T20">"INSERT into Hembra(numero) values ("</text:span><text:span text:style-name="T11"> &amp; Val(tbxNum.Text) &amp; </text:span><text:span text:style-name="T20">")"</text:span></text:p>
      <text:p text:style-name="P2"><text:span text:style-name="T11"><text:s text:c="20"/></text:span><text:span text:style-name="T5">End</text:span><text:span text:style-name="T11"> </text:span><text:span text:style-name="T5">If</text:span></text:p>
      <text:p text:style-name="P2"><text:span text:style-name="T11"><text:s text:c="16"/></text:span><text:span text:style-name="T5">End</text:span><text:span text:style-name="T11"> </text:span><text:span text:style-name="T5">If</text:span></text:p>
      <text:p text:style-name="P12"><text:s text:c="16"/>execute_sql()</text:p>
      <text:p text:style-name="P2"><text:span text:style-name="T11"><text:s text:c="16"/>sql = </text:span><text:span text:style-name="T20">"insert into hay(num_animal, serie) values ("</text:span><text:span text:style-name="T11"> &amp; Val(tbxNum.Text) &amp; </text:span><text:span text:style-name="T20">", "</text:span><text:span text:style-name="T11"> &amp; Val(TSERIE) &amp; </text:span><text:span text:style-name="T20">""</text:span></text:p>
      <text:p text:style-name="P12"><text:s text:c="16"/>execute_sql()</text:p>
      <text:p text:style-name="P12"/>
      <text:p text:style-name="P2"><text:span text:style-name="T11"><text:s text:c="12"/></text:span><text:span text:style-name="T5">Case</text:span><text:span text:style-name="T11"> modificar</text:span></text:p>
      <text:p text:style-name="P2"><text:span text:style-name="T11"><text:s text:c="20"/></text:span><text:span text:style-name="T5">Dim</text:span><text:span text:style-name="T11"> Modifi_Now(8) </text:span><text:span text:style-name="T5">As</text:span><text:span text:style-name="T11"> </text:span><text:span text:style-name="T5">String</text:span></text:p>
      <text:p text:style-name="P12"><text:s text:c="20"/>Modifi_Now(0) = cbxSexo.Text</text:p>
      <text:p text:style-name="P12"><text:s text:c="20"/>Modifi_Now(1) = dtpNacimiento.Text</text:p>
      <text:p text:style-name="P12"><text:s text:c="20"/>Modifi_Now(2) = cbxLugar.Text</text:p>
      <text:p text:style-name="P12"><text:s text:c="20"/>Modifi_Now(3) = cbxRaza.Text</text:p>
      <text:p text:style-name="P12"><text:s text:c="20"/>Modifi_Now(4) = cbxDivision.Text</text:p>
      <text:p text:style-name="P12"><text:s text:c="20"/>Modifi_Now(5) = tbxNumM.Text</text:p>
      <text:p text:style-name="P12"><text:s text:c="20"/>Modifi_Now(6) = tbxNumH.Text</text:p>
      <text:p text:style-name="P12"><text:s text:c="20"/>Modifi_Now(7) = dtprecriaida.Text</text:p>
      <text:p text:style-name="P12"><text:s text:c="20"/>Modifi_Now(8) = dtprecriavuelta.Text</text:p>
      <text:p text:style-name="P2"><text:span text:style-name="T11"><text:s text:c="20"/></text:span><text:span text:style-name="T5">Dim</text:span><text:span text:style-name="T11"> i </text:span><text:span text:style-name="T5">As</text:span><text:span text:style-name="T11"> </text:span><text:span text:style-name="T5">Integer</text:span><text:span text:style-name="T11"> = 0</text:span></text:p>
      <text:p text:style-name="P2"><text:span text:style-name="T11"><text:s text:c="20"/></text:span><text:span text:style-name="T5">While</text:span><text:span text:style-name="T11"> i &lt;= 8</text:span></text:p>
      <text:p text:style-name="P2"><text:span text:style-name="T11"><text:s text:c="24"/></text:span><text:span text:style-name="T5">If</text:span><text:span text:style-name="T11"> Modifi(i) &lt;&gt; Modifi_Now(i) </text:span><text:span text:style-name="T5">Then</text:span></text:p>
      <text:p text:style-name="P2"><text:span text:style-name="T11"><text:s text:c="28"/></text:span><text:span text:style-name="T5">Select</text:span><text:span text:style-name="T11"> </text:span><text:span text:style-name="T5">Case</text:span><text:span text:style-name="T11"> i</text:span></text:p>
      <text:p text:style-name="P2"><text:span text:style-name="T11"><text:s text:c="32"/></text:span><text:span text:style-name="T5">Case</text:span><text:span text:style-name="T11"> 0</text:span></text:p>
      <text:p text:style-name="P2"><text:span text:style-name="T11"><text:s text:c="32"/></text:span><text:span text:style-name="T5">If</text:span><text:span text:style-name="T11"> Modifi(i) = hembra </text:span><text:span text:style-name="T5">Then</text:span></text:p>
      <text:p text:style-name="P2"><text:span text:style-name="T11"><text:s text:c="36"/>sql = </text:span><text:span text:style-name="T20">"delete from hembra where num="</text:span><text:span text:style-name="T11"> &amp; Val(tbxNum.Text)</text:span></text:p>
      <text:p text:style-name="P12"><text:s text:c="36"/>execute_sql()</text:p>
      <text:p text:style-name="P2"><text:span text:style-name="T11"><text:s text:c="36"/></text:span><text:span text:style-name="T5">If</text:span><text:span text:style-name="T11"> cbxDivision.Text = novillo </text:span><text:span text:style-name="T5">Then</text:span></text:p>
      <text:p text:style-name="P2"><text:span text:style-name="T11"><text:s text:c="40"/>sql = </text:span><text:span text:style-name="T20">"insert into macho(numero, castrado) values ("</text:span><text:span text:style-name="T11"> &amp; tbxNum.Text &amp; </text:span><text:span text:style-name="T20">", 1)"</text:span></text:p>
      <text:p text:style-name="P2"><text:soft-page-break/><text:span text:style-name="T11"><text:s text:c="36"/></text:span><text:span text:style-name="T5">ElseIf</text:span><text:span text:style-name="T11"> cbxDivision.Text = toro </text:span><text:span text:style-name="T5">Then</text:span></text:p>
      <text:p text:style-name="P2"><text:span text:style-name="T11"><text:s text:c="40"/>sql = </text:span><text:span text:style-name="T20">"insert into macho(numero, castrado) values ("</text:span><text:span text:style-name="T11"> &amp; tbxNum.Text &amp; </text:span><text:span text:style-name="T20">", 0)"</text:span></text:p>
      <text:p text:style-name="P2"><text:span text:style-name="T11"><text:s text:c="36"/></text:span><text:span text:style-name="T5">Else</text:span></text:p>
      <text:p text:style-name="P2"><text:span text:style-name="T11"><text:s text:c="40"/>sql = </text:span><text:span text:style-name="T20">"insert into cria(numero) values ("</text:span><text:span text:style-name="T11"> &amp; tbxNum.Text &amp; </text:span><text:span text:style-name="T20">")"</text:span></text:p>
      <text:p text:style-name="P2"><text:span text:style-name="T11"><text:s text:c="36"/></text:span><text:span text:style-name="T5">End</text:span><text:span text:style-name="T11"> </text:span><text:span text:style-name="T5">If</text:span></text:p>
      <text:p text:style-name="P12"><text:s text:c="36"/>execute_sql()</text:p>
      <text:p text:style-name="P2"><text:span text:style-name="T11"><text:s text:c="32"/></text:span><text:span text:style-name="T5">Else</text:span></text:p>
      <text:p text:style-name="P2"><text:span text:style-name="T11"><text:s text:c="36"/>sql = </text:span><text:span text:style-name="T20">" delete from macho where num="</text:span><text:span text:style-name="T11"> &amp; Val(tbxNum.Text)</text:span></text:p>
      <text:p text:style-name="P12"><text:s text:c="36"/>execute_sql()</text:p>
      <text:p text:style-name="P2"><text:span text:style-name="T11"><text:s text:c="36"/></text:span><text:span text:style-name="T5">If</text:span><text:span text:style-name="T11"> cbxDivision.Text = vaquillona </text:span><text:span text:style-name="T5">Then</text:span></text:p>
      <text:p text:style-name="P2"><text:span text:style-name="T11"><text:s text:c="40"/>sql = </text:span><text:span text:style-name="T20">"insert into hembra(numero values ("</text:span><text:span text:style-name="T11"> &amp; tbxNum.Text &amp; </text:span><text:span text:style-name="T20">")"</text:span></text:p>
      <text:p text:style-name="P2"><text:span text:style-name="T11"><text:s text:c="36"/></text:span><text:span text:style-name="T5">ElseIf</text:span><text:span text:style-name="T11"> cbxDivision.Text = vaca </text:span><text:span text:style-name="T5">Then</text:span></text:p>
      <text:p text:style-name="P2"><text:span text:style-name="T11"><text:s text:c="40"/>sql = </text:span><text:span text:style-name="T20">"insert into hembra(numero) values ("</text:span><text:span text:style-name="T11"> &amp; tbxNum.Text &amp; </text:span><text:span text:style-name="T20">")"</text:span></text:p>
      <text:p text:style-name="P12"><text:s text:c="40"/>execute_sql()</text:p>
      <text:p text:style-name="P12"><text:s text:c="40"/>cbxEtapa.Text = preñada</text:p>
      <text:p text:style-name="P2"><text:span text:style-name="T11"><text:s text:c="40"/>sql = </text:span><text:span text:style-name="T20">"insert into pasa(numero_animal, fecha_inicial, fecha_final) values ("</text:span><text:span text:style-name="T11"> &amp; tbxNum.Text &amp; </text:span><text:span text:style-name="T20">", '"</text:span><text:span text:style-name="T11"> &amp; Today &amp; </text:span><text:span text:style-name="T20">"','"</text:span><text:span text:style-name="T11"> &amp; Today &amp; </text:span><text:span text:style-name="T20">"')"</text:span></text:p>
      <text:p text:style-name="P2"><text:span text:style-name="T11"><text:s text:c="36"/></text:span><text:span text:style-name="T5">Else</text:span></text:p>
      <text:p text:style-name="P2"><text:span text:style-name="T11"><text:s text:c="40"/>sql = </text:span><text:span text:style-name="T20">"insert into cria(numero) values ("</text:span><text:span text:style-name="T11"> &amp; tbxNum.Text &amp; </text:span><text:span text:style-name="T20">")"</text:span></text:p>
      <text:p text:style-name="P2"><text:span text:style-name="T11"><text:s text:c="36"/></text:span><text:span text:style-name="T5">End</text:span><text:span text:style-name="T11"> </text:span><text:span text:style-name="T5">If</text:span></text:p>
      <text:p text:style-name="P12"><text:s text:c="36"/>execute_sql()</text:p>
      <text:p text:style-name="P2"><text:span text:style-name="T11"><text:s text:c="32"/></text:span><text:span text:style-name="T5">End</text:span><text:span text:style-name="T11"> </text:span><text:span text:style-name="T5">If</text:span></text:p>
      <text:p text:style-name="P2"><text:span text:style-name="T11"><text:s text:c="28"/></text:span><text:span text:style-name="T5">Case</text:span><text:span text:style-name="T11"> 1</text:span></text:p>
      <text:p text:style-name="P2"><text:span text:style-name="T11"><text:s text:c="32"/>sql = </text:span><text:span text:style-name="T20">"update animal set nacimiento='"</text:span><text:span text:style-name="T11"> &amp; dtpNacimiento.Text &amp; </text:span><text:span text:style-name="T20">"' <text:s/>where num="</text:span><text:span text:style-name="T11"> &amp; tbxNum.Text</text:span></text:p>
      <text:p text:style-name="P2"><text:span text:style-name="T11"><text:s text:c="28"/></text:span><text:span text:style-name="T5">Case</text:span><text:span text:style-name="T11"> 2</text:span></text:p>
      <text:p text:style-name="P2"><text:span text:style-name="T11"><text:s text:c="32"/>sql = </text:span><text:span text:style-name="T20">"update animal set lugar='"</text:span><text:span text:style-name="T11"> &amp; cbxLugar.Text &amp; </text:span><text:span text:style-name="T20">"' <text:s/>where num="</text:span><text:span text:style-name="T11"> &amp; tbxNum.Text</text:span></text:p>
      <text:p text:style-name="P2"><text:span text:style-name="T11"><text:s text:c="28"/></text:span><text:span text:style-name="T5">Case</text:span><text:span text:style-name="T11"> 3</text:span></text:p>
      <text:p text:style-name="P2"><text:span text:style-name="T11"><text:s text:c="32"/>sql = </text:span><text:span text:style-name="T20">"update animal set raza='"</text:span><text:span text:style-name="T11"> &amp; cbxRaza.Text &amp; </text:span><text:span text:style-name="T20">"' <text:s/>where num="</text:span><text:span text:style-name="T11"> &amp; tbxNum.Text</text:span></text:p>
      <text:p text:style-name="P2"><text:span text:style-name="T11"><text:s text:c="28"/></text:span><text:span text:style-name="T5">Case</text:span><text:span text:style-name="T11"> 4</text:span></text:p>
      <text:p text:style-name="P2"><text:span text:style-name="T11"><text:s text:c="32"/></text:span><text:span text:style-name="T5">If</text:span><text:span text:style-name="T11"> cbxDivision.Text = novillo </text:span><text:span text:style-name="T5">Then</text:span></text:p>
      <text:p text:style-name="P2"><text:span text:style-name="T11"><text:s text:c="36"/>sql = </text:span><text:span text:style-name="T20">"insert into macho(numero, castrado) values ("</text:span><text:span text:style-name="T11"> &amp; tbxNum.Text &amp; </text:span><text:span text:style-name="T20">", 1)"</text:span></text:p>
      <text:p text:style-name="P2"><text:span text:style-name="T11"><text:s text:c="32"/></text:span><text:span text:style-name="T5">ElseIf</text:span><text:span text:style-name="T11"> cbxDivision.Text = toro </text:span><text:span text:style-name="T5">Then</text:span></text:p>
      <text:p text:style-name="P2"><text:soft-page-break/><text:span text:style-name="T11"><text:s text:c="36"/>sql = </text:span><text:span text:style-name="T20">"insert into macho(numero, castrado) values ("</text:span><text:span text:style-name="T11"> &amp; tbxNum.Text &amp; </text:span><text:span text:style-name="T20">", 0)"</text:span></text:p>
      <text:p text:style-name="P2"><text:span text:style-name="T11"><text:s text:c="32"/></text:span><text:span text:style-name="T5">ElseIf</text:span><text:span text:style-name="T11"> cbxDivision.Text = vaquillona </text:span><text:span text:style-name="T5">Then</text:span></text:p>
      <text:p text:style-name="P2"><text:span text:style-name="T11"><text:s text:c="36"/>sql = </text:span><text:span text:style-name="T20">"insert into hembra(numero values ("</text:span><text:span text:style-name="T11"> &amp; tbxNum.Text &amp; </text:span><text:span text:style-name="T20">")"</text:span></text:p>
      <text:p text:style-name="P2"><text:span text:style-name="T11"><text:s text:c="32"/></text:span><text:span text:style-name="T5">ElseIf</text:span><text:span text:style-name="T11"> cbxDivision.Text = vaca </text:span><text:span text:style-name="T5">Then</text:span></text:p>
      <text:p text:style-name="P2"><text:span text:style-name="T11"><text:s text:c="36"/>sql = </text:span><text:span text:style-name="T20">"insert into hembra(numero) values ("</text:span><text:span text:style-name="T11"> &amp; tbxNum.Text &amp; </text:span><text:span text:style-name="T20">")"</text:span></text:p>
      <text:p text:style-name="P12"><text:s text:c="36"/>execute_sql()</text:p>
      <text:p text:style-name="P12"><text:s text:c="36"/>cbxEtapa.Text = preñada</text:p>
      <text:p text:style-name="P2"><text:span text:style-name="T11"><text:s text:c="36"/>sql = </text:span><text:span text:style-name="T20">"insert into pasa(numero_animal, fecha_inicial, fecha_final) values ("</text:span><text:span text:style-name="T11"> &amp; tbxNum.Text &amp; </text:span><text:span text:style-name="T20">", '"</text:span><text:span text:style-name="T11"> &amp; Today &amp; </text:span><text:span text:style-name="T20">"','"</text:span><text:span text:style-name="T11"> &amp; Today &amp; </text:span><text:span text:style-name="T20">"')"</text:span></text:p>
      <text:p text:style-name="P2"><text:span text:style-name="T11"><text:s text:c="32"/></text:span><text:span text:style-name="T5">Else</text:span></text:p>
      <text:p text:style-name="P2"><text:span text:style-name="T11"><text:s text:c="36"/>sql = </text:span><text:span text:style-name="T20">"insert into cria(numero) values ("</text:span><text:span text:style-name="T11"> &amp; tbxNum.Text &amp; </text:span><text:span text:style-name="T20">")"</text:span></text:p>
      <text:p text:style-name="P2"><text:span text:style-name="T11"><text:s text:c="32"/></text:span><text:span text:style-name="T5">End</text:span><text:span text:style-name="T11"> </text:span><text:span text:style-name="T5">If</text:span></text:p>
      <text:p text:style-name="P12"><text:s text:c="32"/>execute_sql()</text:p>
      <text:p text:style-name="P2"><text:span text:style-name="T11"><text:s text:c="28"/></text:span><text:span text:style-name="T5">Case</text:span><text:span text:style-name="T11"> 5</text:span></text:p>
      <text:p text:style-name="P2"><text:span text:style-name="T11"><text:s text:c="32"/>sql = </text:span><text:span text:style-name="T20">"update animal set progenitor_macho='"</text:span><text:span text:style-name="T11"> &amp; tbxNumM.Text &amp; </text:span><text:span text:style-name="T20">"' <text:s/>where num="</text:span><text:span text:style-name="T11"> &amp; tbxNum.Text</text:span></text:p>
      <text:p text:style-name="P2"><text:span text:style-name="T11"><text:s text:c="28"/></text:span><text:span text:style-name="T5">Case</text:span><text:span text:style-name="T11"> 6</text:span></text:p>
      <text:p text:style-name="P2"><text:span text:style-name="T11"><text:s text:c="32"/>sql = </text:span><text:span text:style-name="T20">"update animal set progenitor_hembra='"</text:span><text:span text:style-name="T11"> &amp; tbxNumH.Text &amp; </text:span><text:span text:style-name="T20">"' <text:s/>where num="</text:span><text:span text:style-name="T11"> &amp; tbxNum.Text</text:span></text:p>
      <text:p text:style-name="P2"><text:span text:style-name="T11"><text:s text:c="28"/></text:span><text:span text:style-name="T5">Case</text:span><text:span text:style-name="T11"> 7</text:span></text:p>
      <text:p text:style-name="P2"><text:span text:style-name="T11"><text:s text:c="32"/>sql = </text:span><text:span text:style-name="T20">"update va set fecha_ida='"</text:span><text:span text:style-name="T11"> &amp; dtprecriaida.Text &amp; </text:span><text:span text:style-name="T20">"' <text:s/>where num="</text:span><text:span text:style-name="T11"> &amp; tbxNum.Text</text:span></text:p>
      <text:p text:style-name="P2"><text:span text:style-name="T11"><text:s text:c="28"/></text:span><text:span text:style-name="T5">Case</text:span><text:span text:style-name="T11"> 8</text:span></text:p>
      <text:p text:style-name="P2"><text:span text:style-name="T11"><text:s text:c="32"/></text:span><text:span text:style-name="T5">If</text:span><text:span text:style-name="T11"> cbxSexo.Text = macho </text:span><text:span text:style-name="T5">Then</text:span></text:p>
      <text:p text:style-name="P2"><text:span text:style-name="T11"><text:s text:c="36"/>sql = </text:span><text:span text:style-name="T20">"update retorna set fecha_vuelta='"</text:span><text:span text:style-name="T11"> &amp; dtprecriavuelta.Text &amp; </text:span><text:span text:style-name="T20">"' <text:s/>where num="</text:span><text:span text:style-name="T11"> &amp; tbxNum.Text</text:span></text:p>
      <text:p text:style-name="P2"><text:span text:style-name="T11"><text:s text:c="32"/></text:span><text:span text:style-name="T5">Else</text:span></text:p>
      <text:p text:style-name="P2"><text:span text:style-name="T11"><text:s text:c="36"/>sql = </text:span><text:span text:style-name="T20">"update vuelve set fecha_vuelta='"</text:span><text:span text:style-name="T11"> &amp; dtprecriavuelta.Text &amp; </text:span><text:span text:style-name="T20">"' <text:s/>where num="</text:span><text:span text:style-name="T11"> &amp; tbxNum.Text</text:span></text:p>
      <text:p text:style-name="P2"><text:span text:style-name="T11"><text:s text:c="32"/></text:span><text:span text:style-name="T5">End</text:span><text:span text:style-name="T11"> </text:span><text:span text:style-name="T5">If</text:span></text:p>
      <text:p text:style-name="P2"><text:span text:style-name="T11"><text:s text:c="24"/></text:span><text:span text:style-name="T5">End</text:span><text:span text:style-name="T11"> </text:span><text:span text:style-name="T5">Select</text:span></text:p>
      <text:p text:style-name="P12"><text:s text:c="28"/>execute_sql()</text:p>
      <text:p text:style-name="P2"><text:span text:style-name="T11"><text:s text:c="24"/></text:span><text:span text:style-name="T5">End</text:span><text:span text:style-name="T11"> </text:span><text:span text:style-name="T5">If</text:span></text:p>
      <text:p text:style-name="P12"><text:s text:c="24"/>i = i + 1</text:p>
      <text:p text:style-name="P2"><text:span text:style-name="T11"><text:s text:c="20"/></text:span><text:span text:style-name="T5">End</text:span><text:span text:style-name="T11"> </text:span><text:span text:style-name="T5">While</text:span></text:p>
      <text:p text:style-name="P12"/>
      <text:p text:style-name="P2"><text:span text:style-name="T11"><text:s text:c="12"/></text:span><text:span text:style-name="T5">Case</text:span><text:span text:style-name="T11"> eliminar</text:span></text:p>
      <text:p text:style-name="P2"><text:span text:style-name="T11"><text:s text:c="16"/>sql = </text:span><text:span text:style-name="T20">"update animal set activo=0 where num="</text:span><text:span text:style-name="T11"> &amp; tbxNum.Text</text:span></text:p>
      <text:p text:style-name="P2"><text:soft-page-break/><text:span text:style-name="T11"><text:s text:c="8"/></text:span><text:span text:style-name="T5">End</text:span><text:span text:style-name="T11"> </text:span><text:span text:style-name="T5">Select</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Consulta_Animal()</text:span></text:p>
      <text:p text:style-name="P2"><text:span text:style-name="T11"><text:s text:c="8"/>sql = </text:span><text:span text:style-name="T20">"Select raza from animal where num="</text:span><text:span text:style-name="T11"> &amp; Val(tbxNum.Text)</text:span></text:p>
      <text:p text:style-name="P12"><text:s text:c="8"/>Open_sql()</text:p>
      <text:p text:style-name="P12"><text:s text:c="8"/>cbxRaza.Text = rs(0).Value</text:p>
      <text:p text:style-name="P12"><text:s text:c="8"/>rs.Close()</text:p>
      <text:p text:style-name="P2"><text:span text:style-name="T11"><text:s text:c="8"/>sql = </text:span><text:span text:style-name="T20">"Select lugar from animal where num="</text:span><text:span text:style-name="T11"> &amp; Val(tbxNum.Text)</text:span></text:p>
      <text:p text:style-name="P12"><text:s text:c="8"/>Open_sql()</text:p>
      <text:p text:style-name="P12"><text:s text:c="8"/>cbxLugar.Text = rs(0).Value</text:p>
      <text:p text:style-name="P12"><text:s text:c="8"/>rs.Close()</text:p>
      <text:p text:style-name="P2"><text:span text:style-name="T11"><text:s text:c="8"/>sql = </text:span><text:span text:style-name="T20">"Select nacimiento from animal where num="</text:span><text:span text:style-name="T11"> &amp; Val(tbxNum.Text)</text:span></text:p>
      <text:p text:style-name="P12"><text:s text:c="8"/>Open_sql()</text:p>
      <text:p text:style-name="P12"><text:s text:c="8"/>dtpNacimiento.Text = rs(0).Value</text:p>
      <text:p text:style-name="P12"><text:s text:c="8"/>rs.Close()</text:p>
      <text:p text:style-name="P2"><text:span text:style-name="T11"><text:s text:c="8"/>sql = </text:span><text:span text:style-name="T20">"Select progenitor_macho from animal where num="</text:span><text:span text:style-name="T11"> &amp; Val(tbxNum.Text)</text:span></text:p>
      <text:p text:style-name="P12"><text:s text:c="8"/>Open_sql()</text:p>
      <text:p text:style-name="P12"><text:s text:c="8"/>tbxNumM.Text = rs(0).Value</text:p>
      <text:p text:style-name="P12"><text:s text:c="8"/>rs.Close()</text:p>
      <text:p text:style-name="P2"><text:span text:style-name="T11"><text:s text:c="8"/>sql = </text:span><text:span text:style-name="T20">"Select progenitor_hembra from animal where num="</text:span><text:span text:style-name="T11"> &amp; Val(tbxNum.Text)</text:span></text:p>
      <text:p text:style-name="P12"><text:s text:c="8"/>Open_sql()</text:p>
      <text:p text:style-name="P12"><text:s text:c="8"/>tbxNumH.Text = rs(0).Value</text:p>
      <text:p text:style-name="P12"><text:s text:c="8"/>rs.Close()</text:p>
      <text:p text:style-name="P2"><text:span text:style-name="T11"><text:s text:c="8"/>sql = </text:span><text:span text:style-name="T20">"Select num from cria where num="</text:span><text:span text:style-name="T11"> &amp; Val(tbxNum.Text)</text:span></text:p>
      <text:p text:style-name="P12"><text:s text:c="8"/>Open_sql()</text:p>
      <text:p text:style-name="P2"><text:span text:style-name="T11"><text:s text:c="8"/></text:span><text:span text:style-name="T5">If</text:span><text:span text:style-name="T11"> rs.RecordCount &lt;&gt; 0 </text:span><text:span text:style-name="T5">Then</text:span></text:p>
      <text:p text:style-name="P12"><text:s text:c="12"/>rs.Close()</text:p>
      <text:p text:style-name="P2"><text:span text:style-name="T11"><text:s text:c="12"/>sql = </text:span><text:span text:style-name="T20">"Select sexo from cria where num="</text:span><text:span text:style-name="T11"> &amp; Val(tbxNum.Text)</text:span></text:p>
      <text:p text:style-name="P12"><text:s text:c="12"/>Open_sql()</text:p>
      <text:p text:style-name="P2"><text:span text:style-name="T11"><text:s text:c="12"/></text:span><text:span text:style-name="T5">If</text:span><text:span text:style-name="T11"> rs(0).Value = hembra </text:span><text:span text:style-name="T5">Then</text:span></text:p>
      <text:p text:style-name="P12"><text:s text:c="16"/>cbxDivision.Text = ternera</text:p>
      <text:p text:style-name="P2"><text:span text:style-name="T11"><text:s text:c="12"/></text:span><text:span text:style-name="T5">Else</text:span></text:p>
      <text:p text:style-name="P12"><text:s text:c="16"/>cbxDivision.Text = ternero</text:p>
      <text:p text:style-name="P2"><text:span text:style-name="T11"><text:s text:c="12"/></text:span><text:span text:style-name="T5">End</text:span><text:span text:style-name="T11"> </text:span><text:span text:style-name="T5">If</text:span></text:p>
      <text:p text:style-name="P12"><text:s text:c="12"/>rs.Close()</text:p>
      <text:p text:style-name="P2"><text:span text:style-name="T11"><text:s text:c="8"/></text:span><text:span text:style-name="T5">Else</text:span></text:p>
      <text:p text:style-name="P2"><text:span text:style-name="T11"><text:s text:c="12"/>sql = </text:span><text:span text:style-name="T20">"Select num from hembra where num="</text:span><text:span text:style-name="T11"> &amp; Val(tbxNum.Text)</text:span></text:p>
      <text:p text:style-name="P12"><text:s text:c="12"/>Open_sql()</text:p>
      <text:p text:style-name="P2"><text:span text:style-name="T11"><text:s text:c="12"/></text:span><text:span text:style-name="T5">If</text:span><text:span text:style-name="T11"> rs.RecordCount &lt;&gt; 0 </text:span><text:span text:style-name="T5">Then</text:span></text:p>
      <text:p text:style-name="P12"><text:soft-page-break/><text:s text:c="16"/>rs.Close()</text:p>
      <text:p text:style-name="P12"><text:s text:c="16"/>cbxSexo.Text = hembra</text:p>
      <text:p text:style-name="P2"><text:span text:style-name="T11"><text:s text:c="16"/>sql = </text:span><text:span text:style-name="T20">"Select nombre from estado E, pasa P where P.num_hembra="</text:span><text:span text:style-name="T11"> &amp; Val(tbxNum.Text) &amp; </text:span><text:span text:style-name="T20">"and fecha.fin &gt; '"</text:span><text:span text:style-name="T11"> &amp; Today &amp; </text:span><text:span text:style-name="T20">"'"</text:span></text:p>
      <text:p text:style-name="P12"><text:s text:c="16"/>Open_sql()</text:p>
      <text:p text:style-name="P12"><text:s text:c="16"/>cbxEtapa.Items.Clear()</text:p>
      <text:p text:style-name="P2"><text:span text:style-name="T11"><text:s text:c="16"/></text:span><text:span text:style-name="T5">If</text:span><text:span text:style-name="T11"> rs.RecordCount &lt;&gt; 0 </text:span><text:span text:style-name="T5">Then</text:span></text:p>
      <text:p text:style-name="P2"><text:span text:style-name="T11"><text:s text:c="20"/></text:span><text:span text:style-name="T5">While</text:span><text:span text:style-name="T11"> </text:span><text:span text:style-name="T5">Not</text:span><text:span text:style-name="T11"> rs.EOF()</text:span></text:p>
      <text:p text:style-name="P12"><text:s text:c="24"/>cbxEtapa.Items.Add(rs(0).Value)</text:p>
      <text:p text:style-name="P12"><text:s text:c="24"/>rs.MoveNext()</text:p>
      <text:p text:style-name="P2"><text:span text:style-name="T11"><text:s text:c="20"/></text:span><text:span text:style-name="T5">End</text:span><text:span text:style-name="T11"> </text:span><text:span text:style-name="T5">While</text:span></text:p>
      <text:p text:style-name="P2"><text:span text:style-name="T11"><text:s text:c="16"/></text:span><text:span text:style-name="T5">End</text:span><text:span text:style-name="T11"> </text:span><text:span text:style-name="T5">If</text:span></text:p>
      <text:p text:style-name="P12"><text:s text:c="16"/>rs.Close()</text:p>
      <text:p text:style-name="P2"><text:span text:style-name="T11"><text:s text:c="16"/>sql = </text:span><text:span text:style-name="T20">"Select nombre from estado E, pasa P where P.num_hembra="</text:span><text:span text:style-name="T11"> &amp; Val(tbxNum.Text) &amp; </text:span><text:span text:style-name="T20">"and nombre = '"</text:span><text:span text:style-name="T11"> &amp; preñada &amp; </text:span><text:span text:style-name="T20">"'"</text:span></text:p>
      <text:p text:style-name="P12"><text:s text:c="16"/>Open_sql()</text:p>
      <text:p text:style-name="P2"><text:span text:style-name="T11"><text:s text:c="16"/></text:span><text:span text:style-name="T5">If</text:span><text:span text:style-name="T11"> rs.RecordCount &lt;&gt; 0 </text:span><text:span text:style-name="T5">Then</text:span></text:p>
      <text:p text:style-name="P12"><text:s text:c="20"/>cbxDivision.Text = vaca</text:p>
      <text:p text:style-name="P2"><text:span text:style-name="T11"><text:s text:c="16"/></text:span><text:span text:style-name="T5">Else</text:span></text:p>
      <text:p text:style-name="P12"><text:s text:c="20"/>cbxDivision.Text = vaquillona</text:p>
      <text:p text:style-name="P2"><text:span text:style-name="T11"><text:s text:c="16"/></text:span><text:span text:style-name="T5">End</text:span><text:span text:style-name="T11"> </text:span><text:span text:style-name="T5">If</text:span></text:p>
      <text:p text:style-name="P12"><text:s text:c="16"/>rs.Close()</text:p>
      <text:p text:style-name="P2"><text:span text:style-name="T11"><text:s text:c="12"/></text:span><text:span text:style-name="T5">Else</text:span></text:p>
      <text:p text:style-name="P2"><text:span text:style-name="T11"><text:s text:c="16"/>sql = </text:span><text:span text:style-name="T20">"Select num from macho where num="</text:span><text:span text:style-name="T11"> &amp; Val(tbxNum.Text)</text:span></text:p>
      <text:p text:style-name="P12"><text:s text:c="16"/>Open_sql()</text:p>
      <text:p text:style-name="P2"><text:span text:style-name="T11"><text:s text:c="16"/></text:span><text:span text:style-name="T5">If</text:span><text:span text:style-name="T11"> rs.RecordCount &lt;&gt; 0 </text:span><text:span text:style-name="T5">Then</text:span></text:p>
      <text:p text:style-name="P12"><text:s text:c="20"/>rs.Close()</text:p>
      <text:p text:style-name="P12"><text:s text:c="20"/>cbxSexo.Text = macho</text:p>
      <text:p text:style-name="P2"><text:span text:style-name="T11"><text:s text:c="20"/>sql = </text:span><text:span text:style-name="T20">"Select num from macho where num="</text:span><text:span text:style-name="T11"> &amp; Val(tbxNum.Text) &amp; </text:span><text:span text:style-name="T20">"and castrado = 1"</text:span></text:p>
      <text:p text:style-name="P12"><text:s text:c="20"/>Open_sql()</text:p>
      <text:p text:style-name="P2"><text:span text:style-name="T11"><text:s text:c="20"/></text:span><text:span text:style-name="T5">If</text:span><text:span text:style-name="T11"> rs.RecordCount &lt;&gt; 0 </text:span><text:span text:style-name="T5">Then</text:span></text:p>
      <text:p text:style-name="P12"><text:s text:c="24"/>cbxDivision.Text = novillo</text:p>
      <text:p text:style-name="P2"><text:span text:style-name="T11"><text:s text:c="20"/></text:span><text:span text:style-name="T5">Else</text:span></text:p>
      <text:p text:style-name="P12"><text:s text:c="24"/>cbxDivision.Text = toro</text:p>
      <text:p text:style-name="P2"><text:span text:style-name="T11"><text:s text:c="20"/></text:span><text:span text:style-name="T5">End</text:span><text:span text:style-name="T11"> </text:span><text:span text:style-name="T5">If</text:span></text:p>
      <text:p text:style-name="P12"><text:s text:c="20"/>rs.Close()</text:p>
      <text:p text:style-name="P2"><text:span text:style-name="T11"><text:s text:c="16"/></text:span><text:span text:style-name="T5">End</text:span><text:span text:style-name="T11"> </text:span><text:span text:style-name="T5">If</text:span></text:p>
      <text:p text:style-name="P2"><text:span text:style-name="T11"><text:s text:c="12"/></text:span><text:span text:style-name="T5">End</text:span><text:span text:style-name="T11"> </text:span><text:span text:style-name="T5">If</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5">End</text:span><text:span text:style-name="T11"> </text:span><text:span text:style-name="T5">Class</text:span></text:p>
      <text:p text:style-name="P23">3.5 Alimento y venta</text:p>
      <text:p text:style-name="P1"><text:span text:style-name="T5">Public</text:span><text:span text:style-name="T11"> </text:span><text:span text:style-name="T5">Class</text:span><text:span text:style-name="T11"> </text:span><text:span text:style-name="T17">frmAlimento</text:span></text:p>
      <text:p text:style-name="P12"/>
      <text:p text:style-name="P2"><text:span text:style-name="T11"><text:s text:c="4"/></text:span><text:span text:style-name="T5">Private</text:span><text:span text:style-name="T11"> </text:span><text:span text:style-name="T5">Sub</text:span><text:span text:style-name="T11"> frmAlimento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12"><text:s text:c="8"/>gbxLote.Hide()</text:p>
      <text:p text:style-name="P2"><text:span text:style-name="T11"><text:s text:c="8"/></text:span><text:span text:style-name="T5">Select</text:span><text:span text:style-name="T11"> </text:span><text:span text:style-name="T5">Case</text:span><text:span text:style-name="T11"> opcion</text:span></text:p>
      <text:p text:style-name="P2"><text:span text:style-name="T11"><text:s text:c="12"/></text:span><text:span text:style-name="T5">Case</text:span><text:span text:style-name="T11"> 0</text:span></text:p>
      <text:p text:style-name="P2"><text:span text:style-name="T11"><text:s text:c="16"/></text:span><text:span text:style-name="T5">Me</text:span><text:span text:style-name="T11">.Text = alimento + </text:span><text:span text:style-name="T20">", "</text:span><text:span text:style-name="T11"> + almacenar</text:span></text:p>
      <text:p text:style-name="P2"><text:span text:style-name="T11"><text:s text:c="12"/></text:span><text:span text:style-name="T5">Case</text:span><text:span text:style-name="T11"> 1</text:span></text:p>
      <text:p text:style-name="P2"><text:span text:style-name="T11"><text:s text:c="16"/></text:span><text:span text:style-name="T5">Me</text:span><text:span text:style-name="T11">.Text = alimento + </text:span><text:span text:style-name="T20">", "</text:span><text:span text:style-name="T11"> + otorgar</text:span></text:p>
      <text:p text:style-name="P12"><text:s text:c="16"/>gbxLote.Show()</text:p>
      <text:p text:style-name="P2"><text:span text:style-name="T11"><text:s text:c="12"/></text:span><text:span text:style-name="T5">Case</text:span><text:span text:style-name="T11"> 2</text:span></text:p>
      <text:p text:style-name="P2"><text:span text:style-name="T11"><text:s text:c="16"/></text:span><text:span text:style-name="T5">Me</text:span><text:span text:style-name="T11">.Text = alimento + </text:span><text:span text:style-name="T20">", "</text:span><text:span text:style-name="T11"> + ingresar</text:span></text:p>
      <text:p text:style-name="P2"><text:span text:style-name="T11"><text:s text:c="12"/></text:span><text:span text:style-name="T5">Case</text:span><text:span text:style-name="T11"> 4</text:span></text:p>
      <text:p text:style-name="P2"><text:span text:style-name="T11"><text:s text:c="16"/></text:span><text:span text:style-name="T5">Me</text:span><text:span text:style-name="T11">.Text = venta</text:span></text:p>
      <text:p text:style-name="P2"><text:span text:style-name="T11"><text:s text:c="16"/>gbxDatos.Text = </text:span><text:span text:style-name="T20">""</text:span></text:p>
      <text:p text:style-name="P2"><text:span text:style-name="T11"><text:s text:c="16"/>lblTipo.Location = </text:span><text:span text:style-name="T5">New</text:span><text:span text:style-name="T11"> </text:span><text:span text:style-name="T17">Point</text:span><text:span text:style-name="T11">(255, 133)</text:span></text:p>
      <text:p text:style-name="P12"><text:s text:c="16"/>lblTipo.Text = litros</text:p>
      <text:p text:style-name="P12"><text:s text:c="16"/>cbxTipo.Hide()</text:p>
      <text:p text:style-name="P2"><text:span text:style-name="T11"><text:s text:c="8"/></text:span><text:span text:style-name="T5">End</text:span><text:span text:style-name="T11"> </text:span><text:span text:style-name="T5">Select</text:span></text:p>
      <text:p text:style-name="P2"><text:span text:style-name="T11"><text:s text:c="8"/></text:span><text:span text:style-name="T5">If</text:span><text:span text:style-name="T11"> opcion &lt; 4 </text:span><text:span text:style-name="T5">Then</text:span></text:p>
      <text:p text:style-name="P2"><text:span text:style-name="T11"><text:s text:c="12"/>gbxDatos.Text = tipo + </text:span><text:span text:style-name="T20">"/"</text:span><text:span text:style-name="T11"> + alimento</text:span></text:p>
      <text:p text:style-name="P12"><text:s text:c="12"/>lblTipo.Text = tipo</text:p>
      <text:p text:style-name="P12"><text:s text:c="12"/>cbxTipo.Items.Clear()</text:p>
      <text:p text:style-name="P2"><text:span text:style-name="T11"><text:s text:c="12"/>sql = </text:span><text:span text:style-name="T20">"select a.tipo from alimento a, proporciona p, tambo t where a.num=p.num and p.serie=t.serie and t.serie="</text:span><text:span text:style-name="T11"> &amp; Val(TSERIE)</text:span></text:p>
      <text:p text:style-name="P12"><text:s text:c="12"/>Open_sql()</text:p>
      <text:p text:style-name="P2"><text:span text:style-name="T11"><text:s text:c="12"/></text:span><text:span text:style-name="T5">If</text:span><text:span text:style-name="T11"> rs.RecordCount &lt;&gt; 0 </text:span><text:span text:style-name="T5">Then</text:span></text:p>
      <text:p text:style-name="P2"><text:span text:style-name="T11"><text:s text:c="16"/></text:span><text:span text:style-name="T5">While</text:span><text:span text:style-name="T11"> </text:span><text:span text:style-name="T5">Not</text:span><text:span text:style-name="T11"> rs.EOF()</text:span></text:p>
      <text:p text:style-name="P12"><text:s text:c="20"/>cbxTipo.Items.Add(rs(0).Value)</text:p>
      <text:p text:style-name="P12"><text:s text:c="20"/>rs.MoveNext()</text:p>
      <text:p text:style-name="P2"><text:span text:style-name="T11"><text:s text:c="16"/></text:span><text:span text:style-name="T5">End</text:span><text:span text:style-name="T11"> </text:span><text:span text:style-name="T5">While</text:span></text:p>
      <text:p text:style-name="P2"><text:span text:style-name="T11"><text:s text:c="12"/></text:span><text:span text:style-name="T5">End</text:span><text:span text:style-name="T11"> </text:span><text:span text:style-name="T5">If</text:span></text:p>
      <text:p text:style-name="P12"><text:s text:c="12"/>rs.Close()</text:p>
      <text:p text:style-name="P2"><text:span text:style-name="T11"><text:s text:c="8"/></text:span><text:span text:style-name="T5">End</text:span><text:span text:style-name="T11"> </text:span><text:span text:style-name="T5">If</text:span></text:p>
      <text:p text:style-name="P12"><text:s text:c="8"/>btnGuardar.Text = guardar</text:p>
      <text:p text:style-name="P12"><text:s text:c="8"/>lblFecha.Text = fecha</text:p>
      <text:p text:style-name="P12"><text:s text:c="8"/>lblHora.Text = hora</text:p>
      <text:p text:style-name="P12"><text:s text:c="8"/>lblCantidad.Text = cantidad</text:p>
      <text:p text:style-name="P2"><text:span text:style-name="T11"><text:s text:c="4"/></text:span><text:span text:style-name="T5">End</text:span><text:span text:style-name="T11"> </text:span><text:span text:style-name="T5">Sub</text:span></text:p>
      <text:p text:style-name="P12"><text:soft-page-break/></text:p>
      <text:p text:style-name="P2"><text:span text:style-name="T11"><text:s text:c="4"/></text:span><text:span text:style-name="T5">Public</text:span><text:span text:style-name="T11"> </text:span><text:span text:style-name="T5">Sub</text:span><text:span text:style-name="T11"> execute_sql()</text:span></text:p>
      <text:p text:style-name="P2"><text:span text:style-name="T11"><text:s text:c="8"/></text:span><text:span text:style-name="T5">Try</text:span></text:p>
      <text:p text:style-name="P12"><text:s text:c="12"/>CN.Execute(sql)</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Execute"</text:span><text:span text:style-name="T11">)</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ublic</text:span><text:span text:style-name="T11"> </text:span><text:span text:style-name="T5">Sub</text:span><text:span text:style-name="T11"> Open_sql()</text:span></text:p>
      <text:p text:style-name="P2"><text:span text:style-name="T11"><text:s text:c="8"/></text:span><text:span text:style-name="T5">Try</text:span></text:p>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Guard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Guardar.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2"><text:span text:style-name="T11"><text:s text:c="8"/></text:span><text:span text:style-name="T5">Dim</text:span><text:span text:style-name="T11"> num </text:span><text:span text:style-name="T5">As</text:span><text:span text:style-name="T11"> </text:span><text:span text:style-name="T5">String</text:span></text:p>
      <text:p text:style-name="P12"><text:s text:c="8"/>acum = 0</text:p>
      <text:p text:style-name="P12"><text:s text:c="8"/>acum = Validacion_numerica(tbxCantidad.Text, acum)</text:p>
      <text:p text:style-name="P2"><text:span text:style-name="T11"><text:s text:c="8"/>sql = </text:span><text:span text:style-name="T20">"Select num from alimento where tipo='"</text:span><text:span text:style-name="T11"> &amp; cbxTipo.Text &amp; </text:span><text:span text:style-name="T20">"'"</text:span></text:p>
      <text:p text:style-name="P12"><text:s text:c="8"/>Open_sql()</text:p>
      <text:p text:style-name="P12"><text:s text:c="8"/>num = rs(0).Value</text:p>
      <text:p text:style-name="P2"><text:span text:style-name="T11"><text:s text:c="8"/></text:span><text:span text:style-name="T5">If</text:span><text:span text:style-name="T11"> acum = 0 </text:span><text:span text:style-name="T5">And</text:span><text:span text:style-name="T11"> rs.RecordCount &lt;&gt; 0 </text:span><text:span text:style-name="T5">Then</text:span></text:p>
      <text:p text:style-name="P12"><text:s text:c="12"/>rs.Close()</text:p>
      <text:p text:style-name="P2"><text:span text:style-name="T11"><text:s text:c="12"/></text:span><text:span text:style-name="T5">Select</text:span><text:span text:style-name="T11"> </text:span><text:span text:style-name="T5">Case</text:span><text:span text:style-name="T11"> opcion</text:span></text:p>
      <text:p text:style-name="P2"><text:span text:style-name="T11"><text:s text:c="16"/></text:span><text:span text:style-name="T5">Case</text:span><text:span text:style-name="T11"> 0</text:span></text:p>
      <text:p text:style-name="P2"><text:span text:style-name="T11"><text:s text:c="20"/>sql = </text:span><text:span text:style-name="T20">"Insert into proporciona (serie_tambo,num_alimento, cantidad, fecha, hora) values ("</text:span><text:span text:style-name="T11"> &amp; Val(TSERIE) &amp; </text:span><text:span text:style-name="T20">", "</text:span><text:span text:style-name="T11"> &amp; Val(num) &amp; </text:span><text:span text:style-name="T20">", '"</text:span><text:span text:style-name="T11"> &amp; tbxCantidad.Text &amp; _</text:span></text:p>
      <text:p text:style-name="P2"><text:span text:style-name="T11"><text:s text:c="24"/></text:span><text:span text:style-name="T20">"', '"</text:span><text:span text:style-name="T11"> &amp; dtpFecha.Text &amp; </text:span><text:span text:style-name="T20">"', '"</text:span><text:span text:style-name="T11"> &amp; dtpHora.Text &amp; </text:span><text:span text:style-name="T20">"')"</text:span></text:p>
      <text:p text:style-name="P2"><text:span text:style-name="T11"><text:s text:c="16"/></text:span><text:span text:style-name="T5">Case</text:span><text:span text:style-name="T11"> 1</text:span></text:p>
      <text:p text:style-name="P2"><text:span text:style-name="T11"><text:s text:c="20"/></text:span><text:span text:style-name="T5">Dim</text:span><text:span text:style-name="T11"> acum2 </text:span><text:span text:style-name="T5">As</text:span><text:span text:style-name="T11"> </text:span><text:span text:style-name="T5">Integer</text:span></text:p>
      <text:p text:style-name="P12"><text:s text:c="20"/>acum2 = 0</text:p>
      <text:p text:style-name="P12"><text:s text:c="20"/>acum2 = Validacion_numerica(tbxNumLote.Text, acum2)</text:p>
      <text:p text:style-name="P2"><text:span text:style-name="T11"><text:s text:c="20"/></text:span><text:span text:style-name="T5">If</text:span><text:span text:style-name="T11"> acum2 = 0 </text:span><text:span text:style-name="T5">Then</text:span></text:p>
      <text:p text:style-name="P2"><text:span text:style-name="T11"><text:s text:c="24"/>sql = </text:span><text:span text:style-name="T20">"Select num_hembra from produce where num_lote="</text:span><text:span text:style-name="T11"> &amp; tbxNumLote.Text</text:span></text:p>
      <text:p text:style-name="P2"><text:span text:style-name="T11"><text:s text:c="24"/></text:span><text:span text:style-name="T5">Try</text:span></text:p>
      <text:p text:style-name="P12"><text:soft-page-break/><text:s text:c="28"/>rs.Open(sql, CN)</text:p>
      <text:p text:style-name="P2"><text:span text:style-name="T11"><text:s text:c="24"/></text:span><text:span text:style-name="T5">Catch</text:span><text:span text:style-name="T11"> ex </text:span><text:span text:style-name="T5">As</text:span><text:span text:style-name="T11"> </text:span><text:span text:style-name="T17">Exception</text:span></text:p>
      <text:p text:style-name="P2"><text:span text:style-name="T11"><text:s text:c="28"/>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24"/></text:span><text:span text:style-name="T5">End</text:span><text:span text:style-name="T11"> </text:span><text:span text:style-name="T5">Try</text:span></text:p>
      <text:p text:style-name="P2"><text:span text:style-name="T11"><text:s text:c="24"/></text:span><text:span text:style-name="T5">If</text:span><text:span text:style-name="T11"> rs.RecordCount &lt;&gt; 0 </text:span><text:span text:style-name="T5">Then</text:span></text:p>
      <text:p text:style-name="P2"><text:span text:style-name="T11"><text:s text:c="28"/></text:span><text:span text:style-name="T5">While</text:span><text:span text:style-name="T11"> </text:span><text:span text:style-name="T5">Not</text:span><text:span text:style-name="T11"> rs.EOF()</text:span></text:p>
      <text:p text:style-name="P2"><text:span text:style-name="T11"><text:s text:c="32"/>sql = </text:span><text:span text:style-name="T20">"Insert into se_da(num_alimento, num_animal, cantidad, fecha, hora) values ("</text:span><text:span text:style-name="T11"> &amp; num &amp; </text:span><text:span text:style-name="T20">", "</text:span><text:span text:style-name="T11"> &amp; rs(0).Value &amp; </text:span><text:span text:style-name="T20">", "</text:span><text:span text:style-name="T11"> &amp; Val(tbxCantidad.Text) &amp; _</text:span></text:p>
      <text:p text:style-name="P2"><text:span text:style-name="T11"><text:s text:c="33"/></text:span><text:span text:style-name="T20">", "</text:span><text:span text:style-name="T11"> &amp; dtpFecha.Text &amp; </text:span><text:span text:style-name="T20">", "</text:span><text:span text:style-name="T11"> &amp; dtpHora.Text &amp; </text:span><text:span text:style-name="T20">")"</text:span></text:p>
      <text:p text:style-name="P12"><text:s text:c="32"/>execute_sql()</text:p>
      <text:p text:style-name="P2"><text:span text:style-name="T11"><text:s text:c="28"/></text:span><text:span text:style-name="T5">End</text:span><text:span text:style-name="T11"> </text:span><text:span text:style-name="T5">While</text:span></text:p>
      <text:p text:style-name="P2"><text:span text:style-name="T11"><text:s text:c="24"/></text:span><text:span text:style-name="T5">End</text:span><text:span text:style-name="T11"> </text:span><text:span text:style-name="T5">If</text:span></text:p>
      <text:p text:style-name="P12"><text:s text:c="24"/>rs.Close()</text:p>
      <text:p text:style-name="P2"><text:span text:style-name="T11"><text:s text:c="20"/></text:span><text:span text:style-name="T5">Else</text:span></text:p>
      <text:p text:style-name="P2"><text:span text:style-name="T11"><text:s text:c="24"/>MsgBox(</text:span><text:span text:style-name="T20">"Error : "</text:span><text:span text:style-name="T11"> + num_lote, </text:span><text:span text:style-name="T17">MsgBoxStyle</text:span><text:span text:style-name="T11">.OkOnly, </text:span><text:span text:style-name="T20">"ERROR"</text:span><text:span text:style-name="T11">)</text:span></text:p>
      <text:p text:style-name="P2"><text:span text:style-name="T11"><text:s text:c="20"/></text:span><text:span text:style-name="T5">End</text:span><text:span text:style-name="T11"> </text:span><text:span text:style-name="T5">If</text:span></text:p>
      <text:p text:style-name="P12"/>
      <text:p text:style-name="P12"/>
      <text:p text:style-name="P2"><text:span text:style-name="T11"><text:s text:c="16"/></text:span><text:span text:style-name="T5">Case</text:span><text:span text:style-name="T11"> 2</text:span></text:p>
      <text:p text:style-name="P2"><text:span text:style-name="T11"><text:s text:c="20"/>sql = </text:span><text:span text:style-name="T20">"INSERT into alimento(tipo) values ('"</text:span><text:span text:style-name="T11"> &amp; cbxTipo.Text &amp; </text:span><text:span text:style-name="T20">"')"</text:span></text:p>
      <text:p text:style-name="P2"><text:span text:style-name="T11"><text:s text:c="16"/></text:span><text:span text:style-name="T5">Case</text:span><text:span text:style-name="T11"> 4</text:span></text:p>
      <text:p text:style-name="P2"><text:span text:style-name="T11"><text:s text:c="20"/>sql = </text:span><text:span text:style-name="T20">"Select max(serie) from coperativa"</text:span></text:p>
      <text:p text:style-name="P12"><text:s text:c="20"/>Open_sql()</text:p>
      <text:p text:style-name="P2"><text:span text:style-name="T11"><text:s text:c="20"/></text:span><text:span text:style-name="T5">Dim</text:span><text:span text:style-name="T11"> max </text:span><text:span text:style-name="T5">As</text:span><text:span text:style-name="T11"> </text:span><text:span text:style-name="T5">Integer</text:span></text:p>
      <text:p text:style-name="P12"><text:s text:c="20"/>max = Val(rs(0).Value) + 1</text:p>
      <text:p text:style-name="P12"><text:s text:c="20"/>rs.Close()</text:p>
      <text:p text:style-name="P2"><text:span text:style-name="T11"><text:s text:c="20"/>sql = </text:span><text:span text:style-name="T20">"INSERT into retira(serie_tanque, serie_coop, fecha, cantidad) values ("</text:span><text:span text:style-name="T11"> &amp; Val(TSERIE) &amp; </text:span><text:span text:style-name="T20">", "</text:span><text:span text:style-name="T11"> &amp; max &amp; </text:span><text:span text:style-name="T20">", '"</text:span><text:span text:style-name="T11"> &amp; dtpFecha.Text &amp; </text:span><text:span text:style-name="T20">"', "</text:span><text:span text:style-name="T11"> &amp; tbxCantidad.Text &amp; </text:span><text:span text:style-name="T20">")"</text:span></text:p>
      <text:p text:style-name="P2"><text:span text:style-name="T11"><text:s text:c="12"/></text:span><text:span text:style-name="T5">End</text:span><text:span text:style-name="T11"> </text:span><text:span text:style-name="T5">Select</text:span></text:p>
      <text:p text:style-name="P12"><text:s text:c="12"/>execute_sql()</text:p>
      <text:p text:style-name="P2"><text:span text:style-name="T11"><text:s text:c="8"/></text:span><text:span text:style-name="T5">Else</text:span></text:p>
      <text:p text:style-name="P2"><text:span text:style-name="T11"><text:s text:c="12"/>MsgBox(cantidad,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5">End</text:span><text:span text:style-name="T11"> </text:span><text:span text:style-name="T5">Class</text:span></text:p>
      <text:p text:style-name="P1"/>
      <text:p text:style-name="P23">3.6. Control</text:p>
      <text:p text:style-name="P4"><text:span text:style-name="T5">Public</text:span><text:span text:style-name="T11"> </text:span><text:span text:style-name="T5">Class</text:span><text:span text:style-name="T11"> </text:span><text:span text:style-name="T17">frmControl</text:span></text:p>
      <text:p text:style-name="P12"/>
      <text:p text:style-name="P2"><text:span text:style-name="T11"><text:s text:c="4"/></text:span><text:span text:style-name="T5">Private</text:span><text:span text:style-name="T11"> </text:span><text:span text:style-name="T5">Sub</text:span><text:span text:style-name="T11"> frmControl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2"><text:span text:style-name="T11"><text:s text:c="8"/></text:span><text:span text:style-name="T5">Me</text:span><text:span text:style-name="T11">.Text = animal + </text:span><text:span text:style-name="T20">", "</text:span><text:span text:style-name="T11"> + control</text:span></text:p>
      <text:p text:style-name="P12"><text:s text:c="8"/>lblFecha.Text = fecha</text:p>
      <text:p text:style-name="P12"><text:s text:c="8"/>lblNumero.Text = numero</text:p>
      <text:p text:style-name="P12"><text:s text:c="8"/>lblPeso.Text = peso</text:p>
      <text:p text:style-name="P12"><text:s text:c="8"/>chbVacuna.Text = vacuna</text:p>
      <text:p text:style-name="P12"><text:s text:c="8"/>btnBuscar.Text = buscar</text:p>
      <text:p text:style-name="P12"><text:s text:c="8"/>btnGuardar.Text = guardar</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ublic</text:span><text:span text:style-name="T11"> </text:span><text:span text:style-name="T5">Sub</text:span><text:span text:style-name="T11"> execute_sql()</text:span></text:p>
      <text:p text:style-name="P2"><text:span text:style-name="T11"><text:s text:c="8"/></text:span><text:span text:style-name="T5">Try</text:span></text:p>
      <text:p text:style-name="P12"><text:s text:c="12"/>CN.Execute(sql)</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Execute"</text:span><text:span text:style-name="T11">)</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ublic</text:span><text:span text:style-name="T11"> </text:span><text:span text:style-name="T5">Sub</text:span><text:span text:style-name="T11"> Open_sql()</text:span></text:p>
      <text:p text:style-name="P2"><text:span text:style-name="T11"><text:s text:c="8"/></text:span><text:span text:style-name="T5">Try</text:span></text:p>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Busc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Buscar.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0</text:p>
      <text:p text:style-name="P12"><text:s text:c="8"/>acum = Validacion_numerica(tbxNum.Text(), acum)</text:p>
      <text:p text:style-name="P12"><text:s text:c="8"/>acum = Validacion_largo(tbxNum, acum)</text:p>
      <text:p text:style-name="P2"><text:span text:style-name="T11"><text:s text:c="8"/></text:span><text:span text:style-name="T5">If</text:span><text:span text:style-name="T11"> acum = 0 </text:span><text:span text:style-name="T5">Then</text:span></text:p>
      <text:p text:style-name="P2"><text:span text:style-name="T11"><text:s text:c="12"/>sql = </text:span><text:span text:style-name="T20">"Select he.num from hembra he, tambo t, hay h where hnum="</text:span><text:span text:style-name="T11"> &amp; Val(tbxNum.Text) &amp; </text:span><text:span text:style-name="T20">" and t.serie=h.serie and he.num=h.num and t.serie= "</text:span><text:span text:style-name="T11"> &amp; Val(TSERIE)</text:span></text:p>
      <text:p text:style-name="P2"><text:span text:style-name="T11"><text:s text:c="12"/></text:span><text:span text:style-name="T5">If</text:span><text:span text:style-name="T11"> rs.RecordCount &lt;&gt; 0 </text:span><text:span text:style-name="T5">Then</text:span></text:p>
      <text:p text:style-name="P12"><text:soft-page-break/><text:s text:c="16"/>rs.Close()</text:p>
      <text:p text:style-name="P2"><text:span text:style-name="T11"><text:s text:c="16"/>tbxNum.Enabled = </text:span><text:span text:style-name="T5">False</text:span></text:p>
      <text:p text:style-name="P2"><text:span text:style-name="T11"><text:s text:c="16"/>gbxGeneral.Enabled = </text:span><text:span text:style-name="T5">True</text:span></text:p>
      <text:p text:style-name="P2"><text:span text:style-name="T11"><text:s text:c="12"/></text:span><text:span text:style-name="T5">End</text:span><text:span text:style-name="T11"> </text:span><text:span text:style-name="T5">If</text:span></text:p>
      <text:p text:style-name="P2"><text:span text:style-name="T11"><text:s text:c="8"/></text:span><text:span text:style-name="T5">Else</text:span></text:p>
      <text:p text:style-name="P2"><text:span text:style-name="T11"><text:s text:c="12"/>MsgBox(</text:span><text:span text:style-name="T20">"Error :"</text:span><text:span text:style-name="T11"> + numero + </text:span><text:span text:style-name="T20">" "</text:span><text:span text:style-name="T11"> + animal,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chbVacuna_Checked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chbVacuna.CheckedChanged</text:span></text:p>
      <text:p text:style-name="P2"><text:span text:style-name="T11"><text:s text:c="8"/>cbxVacuna.Enabled = </text:span><text:span text:style-name="T5">True</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Guard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Guardar.Click</text:span></text:p>
      <text:p text:style-name="P2"><text:span text:style-name="T11"><text:s text:c="8"/>sql = </text:span><text:span text:style-name="T20">"select ci from persona where login='"</text:span><text:span text:style-name="T11"> &amp; frmISU.tbxUser.Text &amp; </text:span><text:span text:style-name="T20">"'"</text:span></text:p>
      <text:p text:style-name="P12"><text:s text:c="8"/>Open_sql()</text:p>
      <text:p text:style-name="P2"><text:span text:style-name="T11"><text:s text:c="8"/></text:span><text:span text:style-name="T5">If</text:span><text:span text:style-name="T11"> rs.RecordCount &lt;&gt; 0 </text:span><text:span text:style-name="T5">Then</text:span></text:p>
      <text:p text:style-name="P2"><text:span text:style-name="T11"><text:s text:c="12"/>sql = </text:span><text:span text:style-name="T20">"Insert into control(vacuna, peso, fecha, ci, num) values('"</text:span><text:span text:style-name="T11"> &amp; cbxVacuna.Text &amp; </text:span><text:span text:style-name="T20">"', "</text:span><text:span text:style-name="T11"> &amp; Val(tbxPeso.Text) &amp; </text:span><text:span text:style-name="T20">", '"</text:span><text:span text:style-name="T11"> &amp; dtpNacimiento.Text &amp; </text:span><text:span text:style-name="T20">"', "</text:span><text:span text:style-name="T11"> &amp; Val(rs(0).Value) &amp; </text:span><text:span text:style-name="T20">", "</text:span><text:span text:style-name="T11"> &amp; tbxNum.Text &amp; </text:span><text:span text:style-name="T20">")"</text:span></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5">End</text:span><text:span text:style-name="T11"> </text:span><text:span text:style-name="T5">Class</text:span></text:p>
      <text:p text:style-name="P4"/>
      <text:p text:style-name="P23">3.7. Enlistar</text:p>
      <text:p text:style-name="P1"><text:span text:style-name="T5">Public</text:span><text:span text:style-name="T11"> </text:span><text:span text:style-name="T5">Class</text:span><text:span text:style-name="T11"> </text:span><text:span text:style-name="T17">frmEnlistar</text:span></text:p>
      <text:p text:style-name="P2"><text:span text:style-name="T11"><text:s text:c="4"/></text:span><text:span text:style-name="T5">Public</text:span><text:span text:style-name="T11"> </text:span><text:span text:style-name="T5">Sub</text:span><text:span text:style-name="T11"> Open_sql(rs </text:span><text:span text:style-name="T5">As</text:span><text:span text:style-name="T11"> ADODB.</text:span><text:span text:style-name="T17">Recordset</text:span><text:span text:style-name="T11">)</text:span></text:p>
      <text:p text:style-name="P12"/>
      <text:p text:style-name="P2"><text:span text:style-name="T11"><text:s text:c="8"/></text:span><text:span text:style-name="T5">Try</text:span></text:p>
      <text:p text:style-name="P34"/>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12"/>
      <text:p text:style-name="P2"><text:span text:style-name="T11"><text:s text:c="8"/></text:span><text:span text:style-name="T5">End</text:span><text:span text:style-name="T11"> </text:span><text:span text:style-name="T5">Try</text:span></text:p>
      <text:p text:style-name="P34"/>
      <text:p text:style-name="P2"><text:span text:style-name="T11"><text:s text:c="4"/></text:span><text:span text:style-name="T5">End</text:span><text:span text:style-name="T11"> </text:span><text:span text:style-name="T5">Sub</text:span></text:p>
      <text:p text:style-name="P34"/>
      <text:p text:style-name="P2"><text:span text:style-name="T11"><text:s text:c="4"/></text:span><text:span text:style-name="T5">Private</text:span><text:span text:style-name="T11"> </text:span><text:span text:style-name="T5">Sub</text:span><text:span text:style-name="T11"> frmEnlistar_Load(</text:span><text:span text:style-name="T5">ByVal</text:span><text:span text:style-name="T11"> sender </text:span><text:span text:style-name="T5">As</text:span><text:span text:style-name="T11"> System.</text:span><text:span text:style-name="T17">Object</text:span><text:span text:style-name="T11">, </text:span><text:span text:style-name="T5">ByVal</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12"><text:s text:c="8"/>lbxEnlistar.Items.Clear()</text:p>
      <text:p text:style-name="P2"><text:span text:style-name="T11"><text:s text:c="8"/></text:span><text:span text:style-name="T5">Me</text:span><text:span text:style-name="T11">.Text = animal + </text:span><text:span text:style-name="T20">", "</text:span><text:span text:style-name="T11"> + enlistar</text:span></text:p>
      <text:p text:style-name="P2"><text:span text:style-name="T11"><text:s text:c="8"/></text:span><text:span text:style-name="T5">If</text:span><text:span text:style-name="T11"> opcion = 10 </text:span><text:span text:style-name="T5">Then</text:span></text:p>
      <text:p text:style-name="P34"/>
      <text:p text:style-name="P2"><text:span text:style-name="T11"><text:s text:c="12"/></text:span><text:span text:style-name="T5">Dim</text:span><text:span text:style-name="T11"> rs2 </text:span><text:span text:style-name="T5">As</text:span><text:span text:style-name="T11"> </text:span><text:span text:style-name="T5">New</text:span><text:span text:style-name="T11"> ADODB.</text:span><text:span text:style-name="T17">Recordset</text:span></text:p>
      <text:p text:style-name="P12"><text:s text:c="12"/>Open_sql(rs2)</text:p>
      <text:p text:style-name="P2"><text:span text:style-name="T11"><text:s text:c="12"/></text:span><text:span text:style-name="T5">If</text:span><text:span text:style-name="T11"> rs.RecordCount &lt;&gt; 0 </text:span><text:span text:style-name="T5">Then</text:span></text:p>
      <text:p text:style-name="P34"/>
      <text:p text:style-name="P2"><text:span text:style-name="T11"><text:s text:c="16"/></text:span><text:span text:style-name="T5">While</text:span><text:span text:style-name="T11"> </text:span><text:span text:style-name="T5">Not</text:span><text:span text:style-name="T11"> rs2.EOF()</text:span></text:p>
      <text:p text:style-name="P12"/>
      <text:p text:style-name="P2"><text:span text:style-name="T11"><text:s text:c="20"/></text:span><text:span text:style-name="T5">Dim</text:span><text:span text:style-name="T11"> i </text:span><text:span text:style-name="T5">As</text:span><text:span text:style-name="T11"> </text:span><text:span text:style-name="T5">Integer</text:span></text:p>
      <text:p text:style-name="P2"><text:span text:style-name="T11"><text:s text:c="20"/></text:span><text:span text:style-name="T5">Dim</text:span><text:span text:style-name="T11"> aux </text:span><text:span text:style-name="T5">As</text:span><text:span text:style-name="T11"> </text:span><text:span text:style-name="T5">Boolean</text:span></text:p>
      <text:p text:style-name="P2"><text:span text:style-name="T11"><text:s text:c="20"/>aux = </text:span><text:span text:style-name="T5">False</text:span></text:p>
      <text:p text:style-name="P2"><text:span text:style-name="T11"><text:s text:c="20"/>sql = </text:span><text:span text:style-name="T20">"select h.num, raza, nacimiento, lugar, progenitor_macho, progenitor_hembra from hembra h, hay y where h.num=y.num and h.num &lt;&gt;"</text:span><text:span text:style-name="T11"> &amp; _</text:span></text:p>
      <text:p text:style-name="P2"><text:span text:style-name="T11"><text:s text:c="21"/>rs2(0).Value &amp; </text:span><text:span text:style-name="T20">" h.serie="</text:span><text:span text:style-name="T11"> &amp; Val(TSERIE)</text:span></text:p>
      <text:p text:style-name="P12"><text:s text:c="20"/>Open_sql(rs)</text:p>
      <text:p text:style-name="P12"/>
      <text:p text:style-name="P2"><text:span text:style-name="T11"><text:s text:c="20"/></text:span><text:span text:style-name="T5">If</text:span><text:span text:style-name="T11"> rs.RecordCount &lt;&gt; 0 </text:span><text:span text:style-name="T5">Then</text:span></text:p>
      <text:p text:style-name="P2"><text:span text:style-name="T11"><text:s text:c="24"/></text:span><text:span text:style-name="T5">For</text:span><text:span text:style-name="T11"> i = 0 </text:span><text:span text:style-name="T5">To</text:span><text:span text:style-name="T11"> lbxEnlistar.Items.Count - 1</text:span></text:p>
      <text:p text:style-name="P2"><text:span text:style-name="T11"><text:s text:c="28"/></text:span><text:span text:style-name="T5">If</text:span><text:span text:style-name="T11"> rs(0).Value = lbxEnlistar.Items(i) </text:span><text:span text:style-name="T5">Then</text:span></text:p>
      <text:p text:style-name="P2"><text:span text:style-name="T11"><text:s text:c="32"/>aux = </text:span><text:span text:style-name="T5">True</text:span></text:p>
      <text:p text:style-name="P2"><text:span text:style-name="T11"><text:s text:c="28"/></text:span><text:span text:style-name="T5">End</text:span><text:span text:style-name="T11"> </text:span><text:span text:style-name="T5">If</text:span></text:p>
      <text:p text:style-name="P2"><text:span text:style-name="T11"><text:s text:c="24"/></text:span><text:span text:style-name="T5">Next</text:span></text:p>
      <text:p text:style-name="P2"><text:span text:style-name="T11"><text:s text:c="24"/></text:span><text:span text:style-name="T5">If</text:span><text:span text:style-name="T11"> aux = </text:span><text:span text:style-name="T5">False</text:span><text:span text:style-name="T11"> </text:span><text:span text:style-name="T5">Then</text:span></text:p>
      <text:p text:style-name="P12"><text:soft-page-break/><text:s text:c="28"/>lbxEnlistar.Items.Add(rs(0).Value)</text:p>
      <text:p text:style-name="P2"><text:span text:style-name="T11"><text:s text:c="24"/></text:span><text:span text:style-name="T5">End</text:span><text:span text:style-name="T11"> </text:span><text:span text:style-name="T5">If</text:span></text:p>
      <text:p text:style-name="P34"/>
      <text:p text:style-name="P2"><text:span text:style-name="T11"><text:s text:c="20"/></text:span><text:span text:style-name="T5">End</text:span><text:span text:style-name="T11"> </text:span><text:span text:style-name="T5">If</text:span></text:p>
      <text:p text:style-name="P34"/>
      <text:p text:style-name="P2"><text:span text:style-name="T11"><text:s text:c="16"/></text:span><text:span text:style-name="T5">End</text:span><text:span text:style-name="T11"> </text:span><text:span text:style-name="T5">While</text:span></text:p>
      <text:p text:style-name="P12"><text:s text:c="16"/>rs2.Close()</text:p>
      <text:p text:style-name="P12"/>
      <text:p text:style-name="P2"><text:span text:style-name="T11"><text:s text:c="12"/></text:span><text:span text:style-name="T5">End</text:span><text:span text:style-name="T11"> </text:span><text:span text:style-name="T5">If</text:span></text:p>
      <text:p text:style-name="P34"/>
      <text:p text:style-name="P2"><text:span text:style-name="T11"><text:s text:c="8"/></text:span><text:span text:style-name="T5">Else</text:span></text:p>
      <text:p text:style-name="P34"/>
      <text:p text:style-name="P12"><text:s text:c="12"/>Open_sql(rs)</text:p>
      <text:p text:style-name="P2"><text:span text:style-name="T11"><text:s text:c="12"/></text:span><text:span text:style-name="T5">If</text:span><text:span text:style-name="T11"> rs.RecordCount &lt;&gt; 0 </text:span><text:span text:style-name="T5">Then</text:span></text:p>
      <text:p text:style-name="P34"/>
      <text:p text:style-name="P2"><text:span text:style-name="T11"><text:s text:c="16"/></text:span><text:span text:style-name="T5">While</text:span><text:span text:style-name="T11"> </text:span><text:span text:style-name="T5">Not</text:span><text:span text:style-name="T11"> rs.EOF()</text:span></text:p>
      <text:p text:style-name="P12"/>
      <text:p text:style-name="P12"><text:s text:c="20"/>lbxEnlistar.Items.Add(rs(0).Value)</text:p>
      <text:p text:style-name="P12"><text:s text:c="20"/>rs.MoveNext()</text:p>
      <text:p text:style-name="P12"/>
      <text:p text:style-name="P2"><text:span text:style-name="T11"><text:s text:c="16"/></text:span><text:span text:style-name="T5">End</text:span><text:span text:style-name="T11"> </text:span><text:span text:style-name="T5">While</text:span></text:p>
      <text:p text:style-name="P34"/>
      <text:p text:style-name="P2"><text:span text:style-name="T11"><text:s text:c="12"/></text:span><text:span text:style-name="T5">End</text:span><text:span text:style-name="T11"> </text:span><text:span text:style-name="T5">If</text:span></text:p>
      <text:p text:style-name="P34"/>
      <text:p text:style-name="P2"><text:span text:style-name="T11"><text:s text:c="8"/></text:span><text:span text:style-name="T5">End</text:span><text:span text:style-name="T11"> </text:span><text:span text:style-name="T5">If</text:span></text:p>
      <text:p text:style-name="P34"/>
      <text:p text:style-name="P12"><text:s text:c="8"/>rs.Close()</text:p>
      <text:p text:style-name="P12"/>
      <text:p text:style-name="P2"><text:span text:style-name="T11"><text:s text:c="4"/></text:span><text:span text:style-name="T5">End</text:span><text:span text:style-name="T11"> </text:span><text:span text:style-name="T5">Sub</text:span></text:p>
      <text:p text:style-name="P34"/>
      <text:p text:style-name="P2"><text:span text:style-name="T5">End</text:span><text:span text:style-name="T11"> </text:span><text:span text:style-name="T5">Class</text:span></text:p>
      <text:p text:style-name="P23">3.8. Ordeñe</text:p>
      <text:p text:style-name="P37">Public<text:span text:style-name="T6"> </text:span>Class<text:span text:style-name="T6"> </text:span><text:span text:style-name="T12">frmOrdeñeConfig</text:span></text:p>
      <text:p text:style-name="P38"><text:span text:style-name="T11"><text:s text:c="4"/></text:span><text:span text:style-name="T5">Dim</text:span><text:span text:style-name="T11"> Modifi(5) </text:span><text:span text:style-name="T5">As</text:span><text:span text:style-name="T11"> </text:span><text:span text:style-name="T5">String</text:span></text:p>
      <text:p text:style-name="P38"><text:span text:style-name="T11"><text:s text:c="4"/></text:span><text:span text:style-name="T5">Private</text:span><text:span text:style-name="T11"> </text:span><text:span text:style-name="T5">Sub</text:span><text:span text:style-name="T11"> frmOrdeñeConfig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38"><text:span text:style-name="T11"><text:s text:c="8"/></text:span><text:span text:style-name="T5">Me</text:span><text:span text:style-name="T11">.Text = ordeñe + </text:span><text:span text:style-name="T20">", "</text:span><text:span text:style-name="T11"> + configuracion</text:span></text:p>
      <text:p text:style-name="P38"><text:span text:style-name="T11"><text:s text:c="8"/>lblFinalp.Text = hora + </text:span><text:span text:style-name="T20">" "</text:span><text:span text:style-name="T11"> + fin</text:span></text:p>
      <text:p text:style-name="P38"><text:span text:style-name="T11"><text:s text:c="8"/>lblIniciop.Text = hora + </text:span><text:span text:style-name="T20">" "</text:span><text:span text:style-name="T11"> + inicio</text:span></text:p>
      <text:p text:style-name="P38"><text:span text:style-name="T11"><text:s text:c="8"/>lblFinals.Text = hora + </text:span><text:span text:style-name="T20">" "</text:span><text:span text:style-name="T11"> + fin</text:span></text:p>
      <text:p text:style-name="P38"><text:span text:style-name="T11"><text:s text:c="8"/>lblInicios.Text = hora + </text:span><text:span text:style-name="T20">" "</text:span><text:span text:style-name="T11"> + inicio</text:span></text:p>
      <text:p text:style-name="P38"><text:span text:style-name="T11"><text:s text:c="8"/>lblFinalt.Text = hora + </text:span><text:span text:style-name="T20">" "</text:span><text:span text:style-name="T11"> + fin</text:span></text:p>
      <text:p text:style-name="P38"><text:span text:style-name="T11"><text:s text:c="8"/>lblIniciot.Text = hora + </text:span><text:span text:style-name="T20">" "</text:span><text:span text:style-name="T11"> + inicio</text:span></text:p>
      <text:p text:style-name="P35"><text:s text:c="8"/>gbxPrimer.Text = primer</text:p>
      <text:p text:style-name="P35"><text:s text:c="8"/>gbxSegundo.Text = segundo</text:p>
      <text:p text:style-name="P35"><text:s text:c="8"/>gbxTercer.Text = tercero</text:p>
      <text:p text:style-name="P38"><text:span text:style-name="T11"><text:s text:c="8"/>lblOrdeñecant.Text = cantidad + </text:span><text:span text:style-name="T20">"/"</text:span><text:span text:style-name="T11"> + ordeñe</text:span></text:p>
      <text:p text:style-name="P35"><text:s text:c="8"/>btnGuardar.Text = guardar</text:p>
      <text:p text:style-name="P38"><text:span text:style-name="T11"><text:s text:c="8"/>sql = </text:span><text:span text:style-name="T20">"select numero_ordenie from ordenie where numero_ordenie=3"</text:span></text:p>
      <text:p text:style-name="P35"><text:s text:c="8"/>Open_sql()</text:p>
      <text:p text:style-name="P38"><text:span text:style-name="T11"><text:s text:c="8"/></text:span><text:span text:style-name="T5">If</text:span><text:span text:style-name="T11"> rs.RecordCount &lt;&gt; 0 </text:span><text:span text:style-name="T5">Then</text:span></text:p>
      <text:p text:style-name="P35"><text:s text:c="12"/>cbxCantidad.Text = 3</text:p>
      <text:p text:style-name="P35"><text:s text:c="12"/>Horas(dtpIniciop, dtpFinalp, 1)</text:p>
      <text:p text:style-name="P35"><text:s text:c="12"/>Horas(dtpInicios, dtpFinals, 2)</text:p>
      <text:p text:style-name="P35"><text:s text:c="12"/>Horas(dtpIniciot, dtpFinalt, 3)</text:p>
      <text:p text:style-name="P38"><text:span text:style-name="T11"><text:s text:c="8"/></text:span><text:span text:style-name="T5">Else</text:span></text:p>
      <text:p text:style-name="P35"><text:s text:c="12"/>rs.Close()</text:p>
      <text:p text:style-name="P38"><text:span text:style-name="T11"><text:s text:c="12"/>sql = </text:span><text:span text:style-name="T20">"select numero_ordenie from ordenie where numero_ordenie=2"</text:span></text:p>
      <text:p text:style-name="P35"><text:s text:c="12"/>Open_sql()</text:p>
      <text:p text:style-name="P38"><text:span text:style-name="T11"><text:s text:c="12"/></text:span><text:span text:style-name="T5">If</text:span><text:span text:style-name="T11"> rs.RecordCount &lt;&gt; 0 </text:span><text:span text:style-name="T5">Then</text:span></text:p>
      <text:p text:style-name="P35"><text:s text:c="16"/>cbxCantidad.Text = 2</text:p>
      <text:p text:style-name="P35"><text:s text:c="16"/>Horas(dtpIniciop, dtpFinalp, 1)</text:p>
      <text:p text:style-name="P35"><text:s text:c="16"/>Horas(dtpInicios, dtpFinals, 2)</text:p>
      <text:p text:style-name="P38"><text:span text:style-name="T11"><text:s text:c="12"/></text:span><text:span text:style-name="T5">Else</text:span></text:p>
      <text:p text:style-name="P35"><text:s text:c="16"/>rs.Close()</text:p>
      <text:p text:style-name="P38"><text:span text:style-name="T11"><text:s text:c="16"/>sql = </text:span><text:span text:style-name="T20">"select numero_ordenie from ordenie where numero_ordenie=1"</text:span></text:p>
      <text:p text:style-name="P35"><text:s text:c="16"/>Open_sql()</text:p>
      <text:p text:style-name="P38"><text:span text:style-name="T11"><text:s text:c="16"/></text:span><text:span text:style-name="T5">If</text:span><text:span text:style-name="T11"> rs.RecordCount &lt;&gt; 0 </text:span><text:span text:style-name="T5">Then</text:span></text:p>
      <text:p text:style-name="P35"><text:s text:c="20"/>cbxCantidad.Text = 1</text:p>
      <text:p text:style-name="P35"><text:s text:c="20"/>Horas(dtpIniciop, dtpFinalp, 1)</text:p>
      <text:p text:style-name="P38"><text:span text:style-name="T11"><text:s text:c="16"/></text:span><text:span text:style-name="T5">Else</text:span></text:p>
      <text:p text:style-name="P35"><text:s text:c="20"/>opcion = 10</text:p>
      <text:p text:style-name="P38"><text:soft-page-break/><text:span text:style-name="T11"><text:s text:c="16"/></text:span><text:span text:style-name="T5">End</text:span><text:span text:style-name="T11"> </text:span><text:span text:style-name="T5">If</text:span></text:p>
      <text:p text:style-name="P35"><text:s text:c="16"/>rs.Close()</text:p>
      <text:p text:style-name="P38"><text:span text:style-name="T11"><text:s text:c="12"/></text:span><text:span text:style-name="T5">End</text:span><text:span text:style-name="T11"> </text:span><text:span text:style-name="T5">If</text:span></text:p>
      <text:p text:style-name="P38"><text:span text:style-name="T11"><text:s text:c="8"/></text:span><text:span text:style-name="T5">End</text:span><text:span text:style-name="T11"> </text:span><text:span text:style-name="T5">If</text:span></text:p>
      <text:p text:style-name="P35"><text:s text:c="8"/>Modifi(0) = dtpIniciop.Text</text:p>
      <text:p text:style-name="P35"><text:s text:c="8"/>Modifi(1) = dtpFinalp.Text</text:p>
      <text:p text:style-name="P35"><text:s text:c="8"/>Modifi(2) = dtpInicios.Text</text:p>
      <text:p text:style-name="P35"><text:s text:c="8"/>Modifi(3) = dtpFinals.Text</text:p>
      <text:p text:style-name="P35"><text:s text:c="8"/>Modifi(4) = dtpIniciot.Text</text:p>
      <text:p text:style-name="P35"><text:s text:c="8"/>Modifi(5) = dtpFinalt.Text</text:p>
      <text:p text:style-name="P35"><text:s text:c="8"/>Modifi(6) = cbxCantidad.Text</text:p>
      <text:p text:style-name="P35"><text:s text:c="8"/>cbxCantidad_SelectedIndexChanged(sender, e)</text:p>
      <text:p text:style-name="P38"><text:span text:style-name="T11"><text:s text:c="4"/></text:span><text:span text:style-name="T5">End</text:span><text:span text:style-name="T11"> </text:span><text:span text:style-name="T5">Sub</text:span></text:p>
      <text:p text:style-name="P35"/>
      <text:p text:style-name="P38"><text:span text:style-name="T11"><text:s text:c="4"/></text:span><text:span text:style-name="T5">Public</text:span><text:span text:style-name="T11"> </text:span><text:span text:style-name="T5">Sub</text:span><text:span text:style-name="T11"> execute_sql()</text:span></text:p>
      <text:p text:style-name="P38"><text:span text:style-name="T11"><text:s text:c="8"/></text:span><text:span text:style-name="T5">Try</text:span></text:p>
      <text:p text:style-name="P35"><text:s text:c="12"/>CN.Execute(sql)</text:p>
      <text:p text:style-name="P38"><text:span text:style-name="T11"><text:s text:c="8"/></text:span><text:span text:style-name="T5">Catch</text:span><text:span text:style-name="T11"> ex </text:span><text:span text:style-name="T5">As</text:span><text:span text:style-name="T11"> </text:span><text:span text:style-name="T17">Exception</text:span></text:p>
      <text:p text:style-name="P38"><text:span text:style-name="T11"><text:s text:c="12"/>MsgBox(</text:span><text:span text:style-name="T20">"Error Execute"</text:span><text:span text:style-name="T11">)</text:span></text:p>
      <text:p text:style-name="P38"><text:span text:style-name="T11"><text:s text:c="12"/></text:span><text:span text:style-name="T5">Exit Sub</text:span></text:p>
      <text:p text:style-name="P38"><text:span text:style-name="T11"><text:s text:c="8"/></text:span><text:span text:style-name="T5">End</text:span><text:span text:style-name="T11"> </text:span><text:span text:style-name="T5">Try</text:span></text:p>
      <text:p text:style-name="P38"><text:span text:style-name="T11"><text:s text:c="4"/></text:span><text:span text:style-name="T5">End</text:span><text:span text:style-name="T11"> </text:span><text:span text:style-name="T5">Sub</text:span></text:p>
      <text:p text:style-name="P38"><text:span text:style-name="T11"><text:s text:c="4"/></text:span><text:span text:style-name="T5">Public</text:span><text:span text:style-name="T11"> </text:span><text:span text:style-name="T5">Sub</text:span><text:span text:style-name="T11"> Open_sql()</text:span></text:p>
      <text:p text:style-name="P38"><text:span text:style-name="T11"><text:s text:c="8"/></text:span><text:span text:style-name="T5">Try</text:span></text:p>
      <text:p text:style-name="P35"><text:s text:c="12"/>rs.Open(sql, CN)</text:p>
      <text:p text:style-name="P38"><text:span text:style-name="T11"><text:s text:c="8"/></text:span><text:span text:style-name="T5">Catch</text:span><text:span text:style-name="T11"> ex </text:span><text:span text:style-name="T5">As</text:span><text:span text:style-name="T11"> </text:span><text:span text:style-name="T17">Exception</text:span></text:p>
      <text:p text:style-name="P38"><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38"><text:span text:style-name="T11"><text:s text:c="8"/></text:span><text:span text:style-name="T5">End</text:span><text:span text:style-name="T11"> </text:span><text:span text:style-name="T5">Try</text:span></text:p>
      <text:p text:style-name="P38"><text:span text:style-name="T11"><text:s text:c="4"/></text:span><text:span text:style-name="T5">End</text:span><text:span text:style-name="T11"> </text:span><text:span text:style-name="T5">Sub</text:span></text:p>
      <text:p text:style-name="P35"/>
      <text:p text:style-name="P38"><text:span text:style-name="T11"><text:s text:c="4"/></text:span><text:span text:style-name="T5">Public</text:span><text:span text:style-name="T11"> </text:span><text:span text:style-name="T5">Sub</text:span><text:span text:style-name="T11"> Horas(</text:span><text:span text:style-name="T5">ByVal</text:span><text:span text:style-name="T11"> dtpI </text:span><text:span text:style-name="T5">As</text:span><text:span text:style-name="T11"> </text:span><text:span text:style-name="T17">DateTimePicker</text:span><text:span text:style-name="T11">, </text:span><text:span text:style-name="T5">ByVal</text:span><text:span text:style-name="T11"> dtpF </text:span><text:span text:style-name="T5">As</text:span><text:span text:style-name="T11"> </text:span><text:span text:style-name="T17">DateTimePicker</text:span><text:span text:style-name="T11">, num </text:span><text:span text:style-name="T5">As</text:span><text:span text:style-name="T11"> </text:span><text:span text:style-name="T5">Integer</text:span><text:span text:style-name="T11">)</text:span></text:p>
      <text:p text:style-name="P38"><text:span text:style-name="T11"><text:s text:c="8"/>sql = </text:span><text:span text:style-name="T20">"select hora_inicio from ordenie where numero_ordenie="</text:span><text:span text:style-name="T11"> &amp; num</text:span></text:p>
      <text:p text:style-name="P35"><text:s text:c="8"/>Open_sql()</text:p>
      <text:p text:style-name="P35"><text:s text:c="8"/>dtpI.Text = rs(0).Value</text:p>
      <text:p text:style-name="P35"><text:s text:c="8"/>rs.Close()</text:p>
      <text:p text:style-name="P38"><text:span text:style-name="T11"><text:s text:c="8"/>sql = </text:span><text:span text:style-name="T20">"select hora_fin from ordenie where numero_ordenie="</text:span><text:span text:style-name="T11"> &amp; num</text:span></text:p>
      <text:p text:style-name="P35"><text:s text:c="8"/>Open_sql()</text:p>
      <text:p text:style-name="P35"><text:s text:c="8"/>dtpI.Text = rs(0).Value</text:p>
      <text:p text:style-name="P35"><text:s text:c="8"/>rs.Close()</text:p>
      <text:p text:style-name="P38"><text:span text:style-name="T11"><text:s text:c="4"/></text:span><text:span text:style-name="T5">End</text:span><text:span text:style-name="T11"> </text:span><text:span text:style-name="T5">Sub</text:span></text:p>
      <text:p text:style-name="P35"/>
      <text:p text:style-name="P38"><text:soft-page-break/><text:span text:style-name="T11"><text:s text:c="4"/></text:span><text:span text:style-name="T5">Private</text:span><text:span text:style-name="T11"> </text:span><text:span text:style-name="T5">Sub</text:span><text:span text:style-name="T11"> cbxCantidad_SelectedIndex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cbxCantidad.SelectedIndexChanged</text:span></text:p>
      <text:p text:style-name="P38"><text:span text:style-name="T11"><text:s text:c="8"/></text:span><text:span text:style-name="T5">If</text:span><text:span text:style-name="T11"> cbxCantidad.Text = </text:span><text:span text:style-name="T20">"1"</text:span><text:span text:style-name="T11"> </text:span><text:span text:style-name="T5">Then</text:span></text:p>
      <text:p text:style-name="P38"><text:span text:style-name="T11"><text:s text:c="12"/>gbxPrimer.Enabled = </text:span><text:span text:style-name="T5">True</text:span></text:p>
      <text:p text:style-name="P38"><text:span text:style-name="T11"><text:s text:c="12"/>gbxSegundo.Enabled = </text:span><text:span text:style-name="T5">False</text:span></text:p>
      <text:p text:style-name="P38"><text:span text:style-name="T11"><text:s text:c="12"/>gbxTercer.Enabled = </text:span><text:span text:style-name="T5">False</text:span></text:p>
      <text:p text:style-name="P38"><text:span text:style-name="T11"><text:s text:c="8"/></text:span><text:span text:style-name="T5">ElseIf</text:span><text:span text:style-name="T11"> cbxCantidad.Text = </text:span><text:span text:style-name="T20">"2"</text:span><text:span text:style-name="T11"> </text:span><text:span text:style-name="T5">Then</text:span></text:p>
      <text:p text:style-name="P38"><text:span text:style-name="T11"><text:s text:c="12"/>gbxPrimer.Enabled = </text:span><text:span text:style-name="T5">True</text:span></text:p>
      <text:p text:style-name="P38"><text:span text:style-name="T11"><text:s text:c="12"/>gbxSegundo.Enabled = </text:span><text:span text:style-name="T5">True</text:span></text:p>
      <text:p text:style-name="P38"><text:span text:style-name="T11"><text:s text:c="12"/>gbxTercer.Enabled = </text:span><text:span text:style-name="T5">False</text:span></text:p>
      <text:p text:style-name="P38"><text:span text:style-name="T11"><text:s text:c="8"/></text:span><text:span text:style-name="T5">ElseIf</text:span><text:span text:style-name="T11"> cbxCantidad.Text = </text:span><text:span text:style-name="T20">"3"</text:span><text:span text:style-name="T11"> </text:span><text:span text:style-name="T5">Then</text:span></text:p>
      <text:p text:style-name="P38"><text:span text:style-name="T11"><text:s text:c="12"/>gbxPrimer.Enabled = </text:span><text:span text:style-name="T5">True</text:span></text:p>
      <text:p text:style-name="P38"><text:span text:style-name="T11"><text:s text:c="12"/>gbxSegundo.Enabled = </text:span><text:span text:style-name="T5">True</text:span></text:p>
      <text:p text:style-name="P38"><text:span text:style-name="T11"><text:s text:c="12"/>gbxTercer.Enabled = </text:span><text:span text:style-name="T5">True</text:span></text:p>
      <text:p text:style-name="P38"><text:span text:style-name="T11"><text:s text:c="8"/></text:span><text:span text:style-name="T5">End</text:span><text:span text:style-name="T11"> </text:span><text:span text:style-name="T5">If</text:span></text:p>
      <text:p text:style-name="P38"><text:span text:style-name="T11"><text:s text:c="8"/>btnGuardar.Enabled = </text:span><text:span text:style-name="T5">True</text:span></text:p>
      <text:p text:style-name="P38"><text:span text:style-name="T11"><text:s text:c="4"/></text:span><text:span text:style-name="T5">End</text:span><text:span text:style-name="T11"> </text:span><text:span text:style-name="T5">Sub</text:span></text:p>
      <text:p text:style-name="P38"><text:span text:style-name="T11"><text:s text:c="4"/></text:span><text:span text:style-name="T5">Private</text:span><text:span text:style-name="T11"> </text:span><text:span text:style-name="T5">Sub</text:span><text:span text:style-name="T11"> insertar(numero </text:span><text:span text:style-name="T5">As</text:span><text:span text:style-name="T11"> </text:span><text:span text:style-name="T5">Integer</text:span><text:span text:style-name="T11">, horainicio </text:span><text:span text:style-name="T5">As</text:span><text:span text:style-name="T11"> </text:span><text:span text:style-name="T5">String</text:span><text:span text:style-name="T11">, horafinal </text:span><text:span text:style-name="T5">As</text:span><text:span text:style-name="T11"> </text:span><text:span text:style-name="T5">String</text:span><text:span text:style-name="T11">)</text:span></text:p>
      <text:p text:style-name="P38"><text:span text:style-name="T11"><text:s text:c="8"/>sql = </text:span><text:span text:style-name="T20">"insert into ordeñe values (numero_ordenie, hora_inicio, hora_fin) values ("</text:span><text:span text:style-name="T11"> &amp; numero &amp; </text:span><text:span text:style-name="T20">", '"</text:span><text:span text:style-name="T11"> &amp; horainicio &amp; </text:span><text:span text:style-name="T20">"', '"</text:span><text:span text:style-name="T11"> &amp; horafinal &amp; </text:span><text:span text:style-name="T20">"')"</text:span></text:p>
      <text:p text:style-name="P35"><text:s text:c="8"/>execute_sql()</text:p>
      <text:p text:style-name="P38"><text:span text:style-name="T11"><text:s text:c="4"/></text:span><text:span text:style-name="T5">End</text:span><text:span text:style-name="T11"> </text:span><text:span text:style-name="T5">Sub</text:span></text:p>
      <text:p text:style-name="P38"><text:span text:style-name="T11"><text:s text:c="4"/></text:span><text:span text:style-name="T5">Private</text:span><text:span text:style-name="T11"> </text:span><text:span text:style-name="T5">Sub</text:span><text:span text:style-name="T11"> btnGuard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Guardar.Click</text:span></text:p>
      <text:p text:style-name="P38"><text:span text:style-name="T11"><text:s text:c="8"/></text:span><text:span text:style-name="T5">Dim</text:span><text:span text:style-name="T11"> acum </text:span><text:span text:style-name="T5">As</text:span><text:span text:style-name="T11"> </text:span><text:span text:style-name="T5">Integer</text:span></text:p>
      <text:p text:style-name="P38"><text:span text:style-name="T11"><text:s text:c="8"/></text:span><text:span text:style-name="T5">If</text:span><text:span text:style-name="T11"> dtpIniciop.Value &gt; dtpFinalp.Value </text:span><text:span text:style-name="T5">Or</text:span><text:span text:style-name="T11"> dtpInicios.Value &gt; dtpFinals.Value </text:span><text:span text:style-name="T5">Or</text:span><text:span text:style-name="T11"> dtpIniciot.Value &gt; dtpFinalt.Value </text:span><text:span text:style-name="T5">Then</text:span></text:p>
      <text:p text:style-name="P35"><text:s text:c="12"/>acum = acum + 1</text:p>
      <text:p text:style-name="P38"><text:span text:style-name="T11"><text:s text:c="8"/></text:span><text:span text:style-name="T5">End</text:span><text:span text:style-name="T11"> </text:span><text:span text:style-name="T5">If</text:span></text:p>
      <text:p text:style-name="P38"><text:span text:style-name="T11"><text:s text:c="8"/></text:span><text:span text:style-name="T5">If</text:span><text:span text:style-name="T11"> dtpFinalp.Value &gt; dtpInicios.Value </text:span><text:span text:style-name="T5">Or</text:span><text:span text:style-name="T11"> dtpFinals.Value &gt; dtpIniciot.Value </text:span><text:span text:style-name="T5">Then</text:span></text:p>
      <text:p text:style-name="P35"><text:s text:c="12"/>acum = acum + 1</text:p>
      <text:p text:style-name="P38"><text:span text:style-name="T11"><text:s text:c="8"/></text:span><text:span text:style-name="T5">End</text:span><text:span text:style-name="T11"> </text:span><text:span text:style-name="T5">If</text:span></text:p>
      <text:p text:style-name="P38"><text:span text:style-name="T11"><text:s text:c="8"/></text:span><text:span text:style-name="T5">If</text:span><text:span text:style-name="T11"> acum = 0 </text:span><text:span text:style-name="T5">Then</text:span></text:p>
      <text:p text:style-name="P38"><text:span text:style-name="T11"><text:s text:c="12"/></text:span><text:span text:style-name="T5">If</text:span><text:span text:style-name="T11"> opcion = 10 </text:span><text:span text:style-name="T5">Then</text:span></text:p>
      <text:p text:style-name="P38"><text:span text:style-name="T11"><text:s text:c="16"/></text:span><text:span text:style-name="T5">If</text:span><text:span text:style-name="T11"> cbxCantidad.Text = </text:span><text:span text:style-name="T20">"1"</text:span><text:span text:style-name="T11"> </text:span><text:span text:style-name="T5">Then</text:span></text:p>
      <text:p text:style-name="P35"><text:s text:c="20"/>insertar(1, dtpIniciop.Text, dtpFinalp.Text)</text:p>
      <text:p text:style-name="P38"><text:span text:style-name="T11"><text:s text:c="16"/></text:span><text:span text:style-name="T5">ElseIf</text:span><text:span text:style-name="T11"> cbxCantidad.Text = </text:span><text:span text:style-name="T20">"2"</text:span><text:span text:style-name="T11"> </text:span><text:span text:style-name="T5">Then</text:span></text:p>
      <text:p text:style-name="P35"><text:s text:c="20"/>insertar(1, dtpIniciop.Text, dtpFinalp.Text)</text:p>
      <text:p text:style-name="P35"><text:s text:c="20"/>insertar(2, dtpInicios.Text, dtpFinals.Text)</text:p>
      <text:p text:style-name="P38"><text:span text:style-name="T11"><text:s text:c="16"/></text:span><text:span text:style-name="T5">ElseIf</text:span><text:span text:style-name="T11"> cbxCantidad.Text = </text:span><text:span text:style-name="T20">"3"</text:span><text:span text:style-name="T11"> </text:span><text:span text:style-name="T5">Then</text:span></text:p>
      <text:p text:style-name="P35"><text:soft-page-break/><text:s text:c="20"/>insertar(1, dtpIniciop.Text, dtpFinalp.Text)</text:p>
      <text:p text:style-name="P35"><text:s text:c="20"/>insertar(2, dtpInicios.Text, dtpFinals.Text)</text:p>
      <text:p text:style-name="P35"><text:s text:c="20"/>insertar(3, dtpIniciot.Text, dtpFinalt.Text)</text:p>
      <text:p text:style-name="P38"><text:span text:style-name="T11"><text:s text:c="16"/></text:span><text:span text:style-name="T5">End</text:span><text:span text:style-name="T11"> </text:span><text:span text:style-name="T5">If</text:span></text:p>
      <text:p text:style-name="P38"><text:span text:style-name="T11"><text:s text:c="12"/></text:span><text:span text:style-name="T5">Else</text:span></text:p>
      <text:p text:style-name="P38"><text:span text:style-name="T11"><text:s text:c="16"/></text:span><text:span text:style-name="T5">Dim</text:span><text:span text:style-name="T11"> Modifi_now(6) </text:span><text:span text:style-name="T5">As</text:span><text:span text:style-name="T11"> </text:span><text:span text:style-name="T5">String</text:span></text:p>
      <text:p text:style-name="P35"><text:s text:c="16"/>Modifi_now(0) = dtpIniciop.Text</text:p>
      <text:p text:style-name="P35"><text:s text:c="16"/>Modifi_now(1) = dtpFinalp.Text</text:p>
      <text:p text:style-name="P35"><text:s text:c="16"/>Modifi_now(2) = dtpInicios.Text</text:p>
      <text:p text:style-name="P35"><text:s text:c="16"/>Modifi_now(3) = dtpFinals.Text</text:p>
      <text:p text:style-name="P35"><text:s text:c="16"/>Modifi_now(4) = dtpIniciot.Text</text:p>
      <text:p text:style-name="P35"><text:s text:c="16"/>Modifi_now(5) = dtpFinalt.Text</text:p>
      <text:p text:style-name="P35"><text:s text:c="16"/>Modifi_now(6) = cbxCantidad.Text</text:p>
      <text:p text:style-name="P38"><text:span text:style-name="T11"><text:s text:c="16"/></text:span><text:span text:style-name="T5">Dim</text:span><text:span text:style-name="T11"> i </text:span><text:span text:style-name="T5">As</text:span><text:span text:style-name="T11"> </text:span><text:span text:style-name="T5">Integer</text:span><text:span text:style-name="T11"> = 0</text:span></text:p>
      <text:p text:style-name="P38"><text:span text:style-name="T11"><text:s text:c="16"/></text:span><text:span text:style-name="T5">While</text:span><text:span text:style-name="T11"> i &lt;= 5</text:span></text:p>
      <text:p text:style-name="P38"><text:span text:style-name="T11"><text:s text:c="20"/></text:span><text:span text:style-name="T5">If</text:span><text:span text:style-name="T11"> Modifi(i) &lt;&gt; Modifi_now(i) </text:span><text:span text:style-name="T5">Then</text:span></text:p>
      <text:p text:style-name="P38"><text:span text:style-name="T11"><text:s text:c="24"/></text:span><text:span text:style-name="T5">Select</text:span><text:span text:style-name="T11"> </text:span><text:span text:style-name="T5">Case</text:span><text:span text:style-name="T11"> i</text:span></text:p>
      <text:p text:style-name="P38"><text:span text:style-name="T11"><text:s text:c="28"/></text:span><text:span text:style-name="T5">Case</text:span><text:span text:style-name="T11"> 0</text:span></text:p>
      <text:p text:style-name="P38"><text:span text:style-name="T11"><text:s text:c="32"/>sql = </text:span><text:span text:style-name="T20">"update ordeñe set hora_inicio where numero_ordenie= 1"</text:span></text:p>
      <text:p text:style-name="P38"><text:span text:style-name="T11"><text:s text:c="28"/></text:span><text:span text:style-name="T5">Case</text:span><text:span text:style-name="T11"> 1</text:span></text:p>
      <text:p text:style-name="P38"><text:span text:style-name="T11"><text:s text:c="32"/>sql = </text:span><text:span text:style-name="T20">"update ordeñe set hora_fin where numero_ordenie= 1"</text:span></text:p>
      <text:p text:style-name="P38"><text:span text:style-name="T11"><text:s text:c="28"/></text:span><text:span text:style-name="T5">Case</text:span><text:span text:style-name="T11"> 2</text:span></text:p>
      <text:p text:style-name="P38"><text:span text:style-name="T11"><text:s text:c="32"/>sql = </text:span><text:span text:style-name="T20">"update ordeñe set hora_inicio where numero_ordenie= 2"</text:span></text:p>
      <text:p text:style-name="P38"><text:span text:style-name="T11"><text:s text:c="28"/></text:span><text:span text:style-name="T5">Case</text:span><text:span text:style-name="T11"> 3</text:span></text:p>
      <text:p text:style-name="P38"><text:span text:style-name="T11"><text:s text:c="32"/>sql = </text:span><text:span text:style-name="T20">"update ordeñe set hora_fin where numero_ordenie= 2"</text:span></text:p>
      <text:p text:style-name="P38"><text:span text:style-name="T11"><text:s text:c="28"/></text:span><text:span text:style-name="T5">Case</text:span><text:span text:style-name="T11"> 4</text:span></text:p>
      <text:p text:style-name="P38"><text:span text:style-name="T11"><text:s text:c="32"/>sql = </text:span><text:span text:style-name="T20">"update ordeñe set hora_inicio where numero_ordenie= 3"</text:span></text:p>
      <text:p text:style-name="P38"><text:span text:style-name="T11"><text:s text:c="28"/></text:span><text:span text:style-name="T5">Case</text:span><text:span text:style-name="T11"> 5</text:span></text:p>
      <text:p text:style-name="P38"><text:span text:style-name="T11"><text:s text:c="32"/>sql = </text:span><text:span text:style-name="T20">"update ordeñe set hora_fin where numero_ordenie= 3"</text:span></text:p>
      <text:p text:style-name="P38"><text:span text:style-name="T11"><text:s text:c="28"/></text:span><text:span text:style-name="T5">Case</text:span><text:span text:style-name="T11"> 6</text:span></text:p>
      <text:p text:style-name="P38"><text:span text:style-name="T11"><text:s text:c="32"/></text:span><text:span text:style-name="T5">If</text:span><text:span text:style-name="T11"> Modifi(i) &lt; Modifi_now(i) </text:span><text:span text:style-name="T5">Then</text:span></text:p>
      <text:p text:style-name="P38"><text:span text:style-name="T11"><text:s text:c="36"/></text:span><text:span text:style-name="T5">Dim</text:span><text:span text:style-name="T11"> aux </text:span><text:span text:style-name="T5">As</text:span><text:span text:style-name="T11"> </text:span><text:span text:style-name="T5">Integer</text:span></text:p>
      <text:p text:style-name="P35"><text:s text:c="36"/>aux = Modifi_now(i) - Modifi(i)</text:p>
      <text:p text:style-name="P35"/>
      <text:p text:style-name="P38"><text:span text:style-name="T11"><text:s text:c="36"/></text:span><text:span text:style-name="T5">Select</text:span><text:span text:style-name="T11"> </text:span><text:span text:style-name="T5">Case</text:span><text:span text:style-name="T11"> aux</text:span></text:p>
      <text:p text:style-name="P38"><text:span text:style-name="T11"><text:s text:c="40"/></text:span><text:span text:style-name="T5">Case</text:span><text:span text:style-name="T11"> 1</text:span></text:p>
      <text:p text:style-name="P38"><text:soft-page-break/><text:span text:style-name="T11"><text:s text:c="44"/></text:span><text:span text:style-name="T5">If</text:span><text:span text:style-name="T11"> Modifi(i) = 1 </text:span><text:span text:style-name="T5">Then</text:span></text:p>
      <text:p text:style-name="P35"><text:s text:c="48"/>insertar(2, dtpInicios.Text, dtpFinals.Text)</text:p>
      <text:p text:style-name="P38"><text:span text:style-name="T11"><text:s text:c="44"/></text:span><text:span text:style-name="T5">Else</text:span></text:p>
      <text:p text:style-name="P35"><text:s text:c="48"/>insertar(3, dtpIniciot.Text, dtpFinalt.Text)</text:p>
      <text:p text:style-name="P38"><text:span text:style-name="T11"><text:s text:c="44"/></text:span><text:span text:style-name="T5">End</text:span><text:span text:style-name="T11"> </text:span><text:span text:style-name="T5">If</text:span></text:p>
      <text:p text:style-name="P38"><text:span text:style-name="T11"><text:s text:c="40"/></text:span><text:span text:style-name="T5">Case</text:span><text:span text:style-name="T11"> 2</text:span></text:p>
      <text:p text:style-name="P35"><text:s text:c="44"/>insertar(3, dtpIniciot.Text, dtpFinalt.Text)</text:p>
      <text:p text:style-name="P35"><text:s text:c="44"/>insertar(2, dtpInicios.Text, dtpFinals.Text)</text:p>
      <text:p text:style-name="P38"><text:span text:style-name="T11"><text:s text:c="36"/></text:span><text:span text:style-name="T5">End</text:span><text:span text:style-name="T11"> </text:span><text:span text:style-name="T5">Select</text:span></text:p>
      <text:p text:style-name="P38"><text:span text:style-name="T11"><text:s text:c="32"/></text:span><text:span text:style-name="T5">Else</text:span></text:p>
      <text:p text:style-name="P38"><text:span text:style-name="T11"><text:s text:c="36"/></text:span><text:span text:style-name="T5">Dim</text:span><text:span text:style-name="T11"> aux </text:span><text:span text:style-name="T5">As</text:span><text:span text:style-name="T11"> </text:span><text:span text:style-name="T5">Integer</text:span></text:p>
      <text:p text:style-name="P35"><text:s text:c="36"/>aux = Modifi(i) - Modifi_now(i)</text:p>
      <text:p text:style-name="P38"><text:span text:style-name="T11"><text:s text:c="36"/></text:span><text:span text:style-name="T5">Select</text:span><text:span text:style-name="T11"> </text:span><text:span text:style-name="T5">Case</text:span><text:span text:style-name="T11"> aux</text:span></text:p>
      <text:p text:style-name="P38"><text:span text:style-name="T11"><text:s text:c="40"/></text:span><text:span text:style-name="T5">Case</text:span><text:span text:style-name="T11"> 1</text:span></text:p>
      <text:p text:style-name="P38"><text:span text:style-name="T11"><text:s text:c="44"/></text:span><text:span text:style-name="T5">If</text:span><text:span text:style-name="T11"> Modifi(i) = 1 </text:span><text:span text:style-name="T5">Then</text:span></text:p>
      <text:p text:style-name="P38"><text:span text:style-name="T11"><text:s text:c="48"/>sql = </text:span><text:span text:style-name="T20">"delete from ordeñe where num=3"</text:span></text:p>
      <text:p text:style-name="P38"><text:span text:style-name="T11"><text:s text:c="44"/></text:span><text:span text:style-name="T5">Else</text:span></text:p>
      <text:p text:style-name="P38"><text:span text:style-name="T11"><text:s text:c="48"/>sql = </text:span><text:span text:style-name="T20">"delete from ordeñe where num=2"</text:span></text:p>
      <text:p text:style-name="P38"><text:span text:style-name="T11"><text:s text:c="44"/></text:span><text:span text:style-name="T5">End</text:span><text:span text:style-name="T11"> </text:span><text:span text:style-name="T5">If</text:span></text:p>
      <text:p text:style-name="P38"><text:span text:style-name="T11"><text:s text:c="40"/></text:span><text:span text:style-name="T5">Case</text:span><text:span text:style-name="T11"> 2</text:span></text:p>
      <text:p text:style-name="P38"><text:span text:style-name="T11"><text:s text:c="44"/>sql = </text:span><text:span text:style-name="T20">"delete from ordeñe where num=2"</text:span></text:p>
      <text:p text:style-name="P35"><text:s text:c="44"/>execute_sql()</text:p>
      <text:p text:style-name="P38"><text:span text:style-name="T11"><text:s text:c="44"/>sql = </text:span><text:span text:style-name="T20">"delete from ordeñe where num=3"</text:span></text:p>
      <text:p text:style-name="P38"><text:span text:style-name="T11"><text:s text:c="36"/></text:span><text:span text:style-name="T5">End</text:span><text:span text:style-name="T11"> </text:span><text:span text:style-name="T5">Select</text:span></text:p>
      <text:p text:style-name="P35"><text:s text:c="36"/>execute_sql()</text:p>
      <text:p text:style-name="P38"><text:span text:style-name="T11"><text:s text:c="32"/></text:span><text:span text:style-name="T5">End</text:span><text:span text:style-name="T11"> </text:span><text:span text:style-name="T5">If</text:span></text:p>
      <text:p text:style-name="P38"><text:span text:style-name="T11"><text:s text:c="24"/></text:span><text:span text:style-name="T5">End</text:span><text:span text:style-name="T11"> </text:span><text:span text:style-name="T5">Select</text:span></text:p>
      <text:p text:style-name="P38"><text:span text:style-name="T11"><text:s text:c="20"/></text:span><text:span text:style-name="T5">End</text:span><text:span text:style-name="T11"> </text:span><text:span text:style-name="T5">If</text:span></text:p>
      <text:p text:style-name="P38"><text:span text:style-name="T11"><text:s text:c="16"/></text:span><text:span text:style-name="T5">End</text:span><text:span text:style-name="T11"> </text:span><text:span text:style-name="T5">While</text:span></text:p>
      <text:p text:style-name="P38"><text:span text:style-name="T11"><text:s text:c="12"/></text:span><text:span text:style-name="T5">End</text:span><text:span text:style-name="T11"> </text:span><text:span text:style-name="T5">If</text:span></text:p>
      <text:p text:style-name="P38"><text:span text:style-name="T11"><text:s text:c="8"/></text:span><text:span text:style-name="T5">End</text:span><text:span text:style-name="T11"> </text:span><text:span text:style-name="T5">If</text:span></text:p>
      <text:p text:style-name="P38"><text:span text:style-name="T11"><text:s text:c="4"/></text:span><text:span text:style-name="T5">End</text:span><text:span text:style-name="T11"> </text:span><text:span text:style-name="T5">Sub</text:span></text:p>
      <text:p text:style-name="P38"><text:span text:style-name="T5">End</text:span><text:span text:style-name="T11"> </text:span><text:span text:style-name="T5">Class</text:span></text:p>
      <text:p text:style-name="P37"/>
      <text:p text:style-name="P22"><text:span text:style-name="T5">Public</text:span><text:span text:style-name="T11"> </text:span><text:span text:style-name="T5">Class</text:span><text:span text:style-name="T11"> </text:span><text:span text:style-name="T17">frmOrdeñe</text:span></text:p>
      <text:p text:style-name="P12"/>
      <text:p text:style-name="P2"><text:span text:style-name="T11"><text:s text:c="4"/></text:span><text:span text:style-name="T5">Private</text:span><text:span text:style-name="T11"> </text:span><text:span text:style-name="T5">Sub</text:span><text:span text:style-name="T11"> frmOrdeñe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12"><text:s text:c="8"/>lblTurno.Text = turno</text:p>
      <text:p text:style-name="P12"><text:s text:c="8"/>lblLitros.Text = litros</text:p>
      <text:p text:style-name="P12"><text:s text:c="8"/>lblGrasa.Text = grasa</text:p>
      <text:p text:style-name="P12"><text:s text:c="8"/>lblProteina.Text = proteina</text:p>
      <text:p text:style-name="P12"><text:s text:c="8"/>lblUrea.Text = urea</text:p>
      <text:p text:style-name="P12"><text:s text:c="8"/>lblRecuentobac.Text = rec_bacteriano</text:p>
      <text:p text:style-name="P12"><text:s text:c="8"/>lblRecuentoCel.Text = rec_celulas</text:p>
      <text:p text:style-name="P12"><text:s text:c="8"/>lblNumLote.Text = num_lote</text:p>
      <text:p text:style-name="P12"><text:s text:c="8"/>lblFecha.Text = fecha</text:p>
      <text:p text:style-name="P12"><text:s text:c="8"/>chbConsumoe.Text = consumoe</text:p>
      <text:p text:style-name="P12"><text:s text:c="8"/>chbConsumoi.Text = consumoi</text:p>
      <text:p text:style-name="P12"/>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ublic</text:span><text:span text:style-name="T11"> </text:span><text:span text:style-name="T5">Sub</text:span><text:span text:style-name="T11"> Open_sql()</text:span></text:p>
      <text:p text:style-name="P2"><text:span text:style-name="T11"><text:s text:c="8"/></text:span><text:span text:style-name="T5">Try</text:span></text:p>
      <text:p text:style-name="P12"><text:s text:c="12"/>rs.Open(sql, CN)</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ublic</text:span><text:span text:style-name="T11"> </text:span><text:span text:style-name="T5">Sub</text:span><text:span text:style-name="T11"> execute_sql()</text:span></text:p>
      <text:p text:style-name="P2"><text:span text:style-name="T11"><text:s text:c="8"/></text:span><text:span text:style-name="T5">Try</text:span></text:p>
      <text:p text:style-name="P12"><text:s text:c="12"/>CN.Execute(sql)</text:p>
      <text:p text:style-name="P2"><text:span text:style-name="T11"><text:s text:c="8"/></text:span><text:span text:style-name="T5">Catch</text:span><text:span text:style-name="T11"> ex </text:span><text:span text:style-name="T5">As</text:span><text:span text:style-name="T11"> </text:span><text:span text:style-name="T17">Exception</text:span></text:p>
      <text:p text:style-name="P2"><text:span text:style-name="T11"><text:s text:c="12"/>MsgBox(</text:span><text:span text:style-name="T20">"Error Execute"</text:span><text:span text:style-name="T11">)</text:span></text:p>
      <text:p text:style-name="P2"><text:span text:style-name="T11"><text:s text:c="12"/></text:span><text:span text:style-name="T5">Exit Sub</text:span></text:p>
      <text:p text:style-name="P2"><text:span text:style-name="T11"><text:s text:c="8"/></text:span><text:span text:style-name="T5">End</text:span><text:span text:style-name="T11"> </text:span><text:span text:style-name="T5">Try</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btnAgreg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Agregar.Click</text:span></text:p>
      <text:p text:style-name="P2"><text:span text:style-name="T11"><text:s text:c="8"/></text:span><text:span text:style-name="T17">frmLote</text:span><text:span text:style-name="T11">.Show()</text:span></text:p>
      <text:p text:style-name="P2"><text:span text:style-name="T11"><text:s text:c="4"/></text:span><text:span text:style-name="T5">End</text:span><text:span text:style-name="T11"> </text:span><text:span text:style-name="T5">Sub</text:span></text:p>
      <text:p text:style-name="P12"/>
      <text:p text:style-name="P2"><text:span text:style-name="T11"><text:s text:c="4"/></text:span><text:span text:style-name="T5">Private</text:span><text:span text:style-name="T11"> </text:span><text:span text:style-name="T5">Sub</text:span><text:span text:style-name="T11"> btnConsul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Consultar.Click</text:span></text:p>
      <text:p text:style-name="P2"><text:span text:style-name="T11"><text:s text:c="8"/></text:span><text:span text:style-name="T17">frmLote</text:span><text:span text:style-name="T11">.Show()</text:span></text:p>
      <text:p text:style-name="P2"><text:span text:style-name="T11"><text:s text:c="4"/></text:span><text:span text:style-name="T5">End</text:span><text:span text:style-name="T11"> </text:span><text:span text:style-name="T5">Sub</text:span></text:p>
      <text:p text:style-name="P12"><text:soft-page-break/></text:p>
      <text:p text:style-name="P2"><text:span text:style-name="T11"><text:s text:c="4"/></text:span><text:span text:style-name="T5">Private</text:span><text:span text:style-name="T11"> </text:span><text:span text:style-name="T5">Sub</text:span><text:span text:style-name="T11"> btnOrdeñado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Ordeñado.Click</text:span></text:p>
      <text:p text:style-name="P2"><text:span text:style-name="T11"><text:s text:c="8"/></text:span><text:span text:style-name="T5">Dim</text:span><text:span text:style-name="T11"> acum </text:span><text:span text:style-name="T5">As</text:span><text:span text:style-name="T11"> </text:span><text:span text:style-name="T5">Integer</text:span></text:p>
      <text:p text:style-name="P12"><text:s text:c="8"/>acum = Validacion_numerica(tbxLitros.Text, acum)</text:p>
      <text:p text:style-name="P12"><text:s text:c="8"/>acum = Validacion_numerica(tbxGrasa.Text, acum)</text:p>
      <text:p text:style-name="P12"><text:s text:c="8"/>acum = Validacion_numerica(tbxProteina.Text, acum)</text:p>
      <text:p text:style-name="P12"><text:s text:c="8"/>acum = Validacion_numerica(tbxUrea.Text, acum)</text:p>
      <text:p text:style-name="P12"><text:s text:c="8"/>acum = Validacion_numerica(tbxRecuentobac.Text, acum)</text:p>
      <text:p text:style-name="P12"><text:s text:c="8"/>acum = Validacion_numerica(tbxRecuentocel.Text, acum)</text:p>
      <text:p text:style-name="P12"><text:s text:c="8"/>acum = Validacion_numerica(tbxConsumoi.Text, acum)</text:p>
      <text:p text:style-name="P12"><text:s text:c="8"/>acum = Validacion_numerica(tbxConsumoi.Text, acum)</text:p>
      <text:p text:style-name="P12"><text:s text:c="8"/>acum = Validacion_numerica(tbxNumLote.Text, acum)</text:p>
      <text:p text:style-name="P2"><text:span text:style-name="T11"><text:s text:c="8"/></text:span><text:span text:style-name="T5">If</text:span><text:span text:style-name="T11"> Val(tbxLitros.Text) &lt;&gt; (Val(tbxConsumoe.Text) + Val(tbxConsumoi.Text)) </text:span><text:span text:style-name="T5">Then</text:span></text:p>
      <text:p text:style-name="P12"><text:s text:c="12"/>acum = acum + 1</text:p>
      <text:p text:style-name="P2"><text:span text:style-name="T11"><text:s text:c="8"/></text:span><text:span text:style-name="T5">End</text:span><text:span text:style-name="T11"> </text:span><text:span text:style-name="T5">If</text:span></text:p>
      <text:p text:style-name="P2"><text:span text:style-name="T11"><text:s text:c="8"/></text:span><text:span text:style-name="T5">If</text:span><text:span text:style-name="T11"> acum = 0 </text:span><text:span text:style-name="T5">Then</text:span></text:p>
      <text:p text:style-name="P2"><text:span text:style-name="T11"><text:s text:c="12"/>sql = </text:span><text:span text:style-name="T20">"Select num_hembra from produce where num_lote="</text:span><text:span text:style-name="T11"> &amp; tbxNumLote.Text</text:span></text:p>
      <text:p text:style-name="P12"><text:s text:c="12"/>Open_sql()</text:p>
      <text:p text:style-name="P2"><text:span text:style-name="T11"><text:s text:c="12"/></text:span><text:span text:style-name="T5">If</text:span><text:span text:style-name="T11"> rs.RecordCount &lt;&gt; 0 </text:span><text:span text:style-name="T5">Then</text:span></text:p>
      <text:p text:style-name="P2"><text:span text:style-name="T11"><text:s text:c="16"/></text:span><text:span text:style-name="T5">While</text:span><text:span text:style-name="T11"> </text:span><text:span text:style-name="T5">Not</text:span><text:span text:style-name="T11"> rs.EOF()</text:span></text:p>
      <text:p text:style-name="P2"><text:span text:style-name="T11"><text:s text:c="20"/>sql = </text:span><text:span text:style-name="T20">"insert into produce(tipo, fecha, num_lote, cantidad, urea, recuento_bac, grasa, proteina, celulas_somaticas, num_hembra) values ('comerciable', '"</text:span><text:span text:style-name="T11"> &amp; _</text:span></text:p>
      <text:p text:style-name="P2"><text:span text:style-name="T11"><text:s text:c="15"/>dtpFecha.Text &amp; </text:span><text:span text:style-name="T20">"', "</text:span><text:span text:style-name="T11"> &amp; Val(tbxNumLote.Text) &amp; </text:span><text:span text:style-name="T20">", "</text:span><text:span text:style-name="T11"> &amp; Val(tbxConsumoe.Text) &amp; </text:span><text:span text:style-name="T20">", "</text:span><text:span text:style-name="T11"> &amp; Val(tbxUrea.Text) &amp; </text:span><text:span text:style-name="T20">", "</text:span><text:span text:style-name="T11"> &amp; _</text:span></text:p>
      <text:p text:style-name="P2"><text:span text:style-name="T11"><text:s text:c="15"/>Val(tbxRecuentobac.Text) &amp; </text:span><text:span text:style-name="T20">", "</text:span><text:span text:style-name="T11"> &amp; Val(tbxGrasa.Text) &amp; </text:span><text:span text:style-name="T20">", "</text:span><text:span text:style-name="T11"> &amp; Val(tbxProteina.Text) &amp; </text:span><text:span text:style-name="T20">", "</text:span><text:span text:style-name="T11"> &amp; Val(tbxRecuentocel.Text) &amp; </text:span><text:span text:style-name="T20">", "</text:span><text:span text:style-name="T11"> &amp; Val(rs(0).Value) &amp; </text:span><text:span text:style-name="T20">"')"</text:span></text:p>
      <text:p text:style-name="P12"><text:s text:c="20"/>execute_sql()</text:p>
      <text:p text:style-name="P2"><text:span text:style-name="T11"><text:s text:c="20"/>sql = </text:span><text:span text:style-name="T20">"insert into produce(tipo, fecha, num_lote, cantidad, urea, recuento_bac, grasa, proteina, celulas_somaticas, num_hembra) values ('NOcomerciable', '"</text:span><text:span text:style-name="T11"> &amp; _</text:span></text:p>
      <text:p text:style-name="P2"><text:span text:style-name="T11"><text:s text:c="15"/>dtpFecha.Text &amp; </text:span><text:span text:style-name="T20">"', "</text:span><text:span text:style-name="T11"> &amp; Val(tbxNumLote.Text) &amp; </text:span><text:span text:style-name="T20">", "</text:span><text:span text:style-name="T11"> &amp; Val(tbxConsumoi.Text) &amp; </text:span><text:span text:style-name="T20">", "</text:span><text:span text:style-name="T11"> &amp; Val(tbxUrea.Text) &amp; </text:span><text:span text:style-name="T20">", "</text:span><text:span text:style-name="T11"> &amp; _</text:span></text:p>
      <text:p text:style-name="P2"><text:span text:style-name="T11"><text:s text:c="15"/>Val(tbxRecuentobac.Text) &amp; </text:span><text:span text:style-name="T20">", "</text:span><text:span text:style-name="T11"> &amp; Val(tbxGrasa.Text) &amp; </text:span><text:span text:style-name="T20">", "</text:span><text:span text:style-name="T11"> &amp; Val(tbxProteina.Text) &amp; </text:span><text:span text:style-name="T20">", "</text:span><text:span text:style-name="T11"> &amp; Val(tbxRecuentocel.Text) &amp; </text:span><text:span text:style-name="T20">", "</text:span><text:span text:style-name="T11"> &amp; Val(rs(0).Value) &amp; </text:span><text:span text:style-name="T20">"')"</text:span></text:p>
      <text:p text:style-name="P12"><text:s text:c="20"/>execute_sql()</text:p>
      <text:p text:style-name="P2"><text:span text:style-name="T11"><text:s text:c="16"/></text:span><text:span text:style-name="T5">End</text:span><text:span text:style-name="T11"> </text:span><text:span text:style-name="T5">While</text:span></text:p>
      <text:p text:style-name="P2"><text:soft-page-break/><text:span text:style-name="T11"><text:s text:c="12"/></text:span><text:span text:style-name="T5">Else</text:span></text:p>
      <text:p text:style-name="P2"><text:span text:style-name="T11"><text:s text:c="16"/></text:span><text:span text:style-name="T5">Dim</text:span><text:span text:style-name="T11"> i </text:span><text:span text:style-name="T5">As</text:span><text:span text:style-name="T11"> </text:span><text:span text:style-name="T5">Integer</text:span></text:p>
      <text:p text:style-name="P2"><text:span text:style-name="T11"><text:s text:c="16"/></text:span><text:span text:style-name="T5">For</text:span><text:span text:style-name="T11"> i = 0 </text:span><text:span text:style-name="T5">To</text:span><text:span text:style-name="T11"> frmLote.lbxAgregar.Items.Count - 1</text:span></text:p>
      <text:p text:style-name="P2"><text:span text:style-name="T11"><text:s text:c="20"/>sql = </text:span><text:span text:style-name="T20">"insert into produce(tipo, fecha, num_lote, cantidad, urea, recuento_bac, grasa, proteina, celulas_somaticas, num_hembra) values ('comerciable', '"</text:span><text:span text:style-name="T11"> &amp; _</text:span></text:p>
      <text:p text:style-name="P2"><text:span text:style-name="T11"><text:s text:c="28"/>dtpFecha.Text &amp; </text:span><text:span text:style-name="T20">"', "</text:span><text:span text:style-name="T11"> &amp; Val(tbxNumLote.Text) &amp; </text:span><text:span text:style-name="T20">", "</text:span><text:span text:style-name="T11"> &amp; Val(tbxConsumoe.Text) &amp; </text:span><text:span text:style-name="T20">", "</text:span><text:span text:style-name="T11"> &amp; Val(tbxUrea.Text) &amp; </text:span><text:span text:style-name="T20">", "</text:span><text:span text:style-name="T11"> &amp; _</text:span></text:p>
      <text:p text:style-name="P2"><text:span text:style-name="T11"><text:s text:c="28"/>Val(tbxRecuentobac.Text) &amp; </text:span><text:span text:style-name="T20">", "</text:span><text:span text:style-name="T11"> &amp; Val(tbxGrasa.Text) &amp; </text:span><text:span text:style-name="T20">", "</text:span><text:span text:style-name="T11"> &amp; Val(tbxProteina.Text) &amp; </text:span><text:span text:style-name="T20">", "</text:span><text:span text:style-name="T11"> &amp; Val(tbxRecuentocel.Text) &amp; </text:span><text:span text:style-name="T20">", "</text:span><text:span text:style-name="T11"> &amp; Val(frmLote.lbxAgregar.Items(i)) &amp; </text:span><text:span text:style-name="T20">"')"</text:span></text:p>
      <text:p text:style-name="P12"><text:s text:c="20"/>execute_sql()</text:p>
      <text:p text:style-name="P2"><text:span text:style-name="T11"><text:s text:c="20"/>sql = </text:span><text:span text:style-name="T20">"insert into produce(tipo, fecha, num_lote, cantidad, urea, recuento_bac, grasa, proteina, celulas_somaticas, num_hembra) values ('NOcomerciable', '"</text:span><text:span text:style-name="T11"> &amp; _</text:span></text:p>
      <text:p text:style-name="P2"><text:span text:style-name="T11"><text:s text:c="15"/>dtpFecha.Text &amp; </text:span><text:span text:style-name="T20">"', "</text:span><text:span text:style-name="T11"> &amp; Val(tbxNumLote.Text) &amp; </text:span><text:span text:style-name="T20">", "</text:span><text:span text:style-name="T11"> &amp; Val(tbxConsumoi.Text) &amp; </text:span><text:span text:style-name="T20">", "</text:span><text:span text:style-name="T11"> &amp; Val(tbxUrea.Text) &amp; </text:span><text:span text:style-name="T20">", "</text:span><text:span text:style-name="T11"> &amp; _</text:span></text:p>
      <text:p text:style-name="P2"><text:span text:style-name="T11"><text:s text:c="15"/>Val(tbxRecuentobac.Text) &amp; </text:span><text:span text:style-name="T20">", "</text:span><text:span text:style-name="T11"> &amp; Val(tbxGrasa.Text) &amp; </text:span><text:span text:style-name="T20">", "</text:span><text:span text:style-name="T11"> &amp; Val(tbxProteina.Text) &amp; </text:span><text:span text:style-name="T20">", "</text:span><text:span text:style-name="T11"> &amp; Val(tbxRecuentocel.Text) &amp; </text:span><text:span text:style-name="T20">", "</text:span><text:span text:style-name="T11"> &amp; Val(frmLote.lbxAgregar.Items(i)) &amp; </text:span><text:span text:style-name="T20">"')"</text:span></text:p>
      <text:p text:style-name="P12"><text:s text:c="20"/>execute_sql()</text:p>
      <text:p text:style-name="P2"><text:span text:style-name="T11"><text:s text:c="16"/></text:span><text:span text:style-name="T5">Next</text:span></text:p>
      <text:p text:style-name="P2"><text:span text:style-name="T11"><text:s text:c="16"/></text:span><text:span text:style-name="T17">frmLote</text:span><text:span text:style-name="T11">.Hide()</text:span></text:p>
      <text:p text:style-name="P2"><text:span text:style-name="T11"><text:s text:c="12"/></text:span><text:span text:style-name="T5">End</text:span><text:span text:style-name="T11"> </text:span><text:span text:style-name="T5">If</text:span></text:p>
      <text:p text:style-name="P12"><text:s text:c="12"/>rs.Close()</text:p>
      <text:p text:style-name="P2"><text:span text:style-name="T11"><text:s text:c="12"/>sql = </text:span><text:span text:style-name="T20">"insert into almacena(tipo, fecha, num_sertie cantidad) values ('consumible', '"</text:span><text:span text:style-name="T11"> &amp; dtpFecha.Text &amp; </text:span><text:span text:style-name="T20">"', "</text:span><text:span text:style-name="T11"> &amp; Val(tbxNserie.Text) &amp; _</text:span></text:p>
      <text:p text:style-name="P2"><text:span text:style-name="T11"><text:s text:c="20"/></text:span><text:span text:style-name="T20">", "</text:span><text:span text:style-name="T11"> &amp; Val(tbxConsumoe.Text) &amp; </text:span><text:span text:style-name="T20">")"</text:span></text:p>
      <text:p text:style-name="P12"><text:s text:c="12"/>execute_sql()</text:p>
      <text:p text:style-name="P2"><text:span text:style-name="T11"><text:s text:c="8"/></text:span><text:span text:style-name="T5">End</text:span><text:span text:style-name="T11"> </text:span><text:span text:style-name="T5">If</text:span></text:p>
      <text:p text:style-name="P2"><text:span text:style-name="T11"><text:s text:c="4"/></text:span><text:span text:style-name="T5">End</text:span><text:span text:style-name="T11"> </text:span><text:span text:style-name="T5">Sub</text:span></text:p>
      <text:p text:style-name="P2"><text:span text:style-name="T11"><text:s text:c="4"/></text:span><text:span text:style-name="T5">Private</text:span><text:span text:style-name="T11"> </text:span><text:span text:style-name="T5">Sub</text:span><text:span text:style-name="T11"> btnTanque_Consul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Tanque_Consultar.Click</text:span></text:p>
      <text:p text:style-name="P2"><text:span text:style-name="T11"><text:s text:c="8"/>sql = </text:span><text:span text:style-name="T20">"select t.serie, t.capacidad from tanque t, almacena a, produce p, hay h, tambo o where t.serie=a.serie and a.tipo=p.tipo and p.num=h.num and o.serie ="</text:span><text:span text:style-name="T11"> &amp; Val(TSERIE)</text:span></text:p>
      <text:p text:style-name="P2"><text:span text:style-name="T11"><text:s text:c="8"/></text:span><text:span text:style-name="T17">frmEnlistar</text:span><text:span text:style-name="T11">.Show()</text:span></text:p>
      <text:p text:style-name="P2"><text:span text:style-name="T11"><text:s text:c="4"/></text:span><text:span text:style-name="T5">End</text:span><text:span text:style-name="T11"> </text:span><text:span text:style-name="T5">Sub</text:span></text:p>
      <text:p text:style-name="P2"><text:span text:style-name="T5">End</text:span><text:span text:style-name="T11"> </text:span><text:span text:style-name="T5">Class</text:span></text:p>
      <text:p text:style-name="P5"/>
      <text:p text:style-name="P20">3.9. Lote </text:p>
      <text:p text:style-name="P1"><text:span text:style-name="T5">Public</text:span><text:span text:style-name="T11"> </text:span><text:span text:style-name="T5">Class</text:span><text:span text:style-name="T11"> </text:span><text:span text:style-name="T17">frmLote</text:span></text:p>
      <text:p text:style-name="P35"/>
      <text:p text:style-name="P38"><text:span text:style-name="T11"><text:s text:c="4"/></text:span><text:span text:style-name="T5">Private</text:span><text:span text:style-name="T11"> </text:span><text:span text:style-name="T5">Sub</text:span><text:span text:style-name="T11"> Lote_Loa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ext:span><text:span text:style-name="T5">MyBase</text:span><text:span text:style-name="T11">.Load</text:span></text:p>
      <text:p text:style-name="P38"><text:span text:style-name="T11"><text:s text:c="8"/>lblAnimalnuma.Text = animal + </text:span><text:span text:style-name="T20">", "</text:span><text:span text:style-name="T11"> + numero</text:span></text:p>
      <text:p text:style-name="P35"><text:s text:c="8"/>lblAnimalnumC.Text = lblAnimalnuma.Text</text:p>
      <text:p text:style-name="P35"><text:s text:c="8"/>lblNumLotec.Text = num_lote</text:p>
      <text:p text:style-name="P35"><text:s text:c="8"/>lblNumLotef.Text = lblNumLotec.Text</text:p>
      <text:p text:style-name="P35"><text:s text:c="8"/>btnAgregar.Text = agregar</text:p>
      <text:p text:style-name="P35"><text:s text:c="8"/>btnConsultar.Text = consultar</text:p>
      <text:p text:style-name="P38"><text:span text:style-name="T11"><text:s text:c="4"/></text:span><text:span text:style-name="T5">End</text:span><text:span text:style-name="T11"> </text:span><text:span text:style-name="T5">Sub</text:span></text:p>
      <text:p text:style-name="P35"/>
      <text:p text:style-name="P38"><text:span text:style-name="T11"><text:s text:c="4"/></text:span><text:span text:style-name="T5">Public</text:span><text:span text:style-name="T11"> </text:span><text:span text:style-name="T5">Sub</text:span><text:span text:style-name="T11"> Open_sql()</text:span></text:p>
      <text:p text:style-name="P38"><text:span text:style-name="T11"><text:s text:c="8"/></text:span><text:span text:style-name="T5">Try</text:span></text:p>
      <text:p text:style-name="P35"><text:s text:c="12"/>rs.Open(sql, CN)</text:p>
      <text:p text:style-name="P38"><text:span text:style-name="T11"><text:s text:c="8"/></text:span><text:span text:style-name="T5">Catch</text:span><text:span text:style-name="T11"> ex </text:span><text:span text:style-name="T5">As</text:span><text:span text:style-name="T11"> </text:span><text:span text:style-name="T17">Exception</text:span></text:p>
      <text:p text:style-name="P38"><text:span text:style-name="T11"><text:s text:c="12"/>MsgBox(</text:span><text:span text:style-name="T20">"Error open"</text:span><text:span text:style-name="T11">, </text:span><text:span text:style-name="T17">MsgBoxStyle</text:span><text:span text:style-name="T11">.OkOnly, </text:span><text:span text:style-name="T20">"ERROR"</text:span><text:span text:style-name="T11">)</text:span></text:p>
      <text:p text:style-name="P38"><text:span text:style-name="T11"><text:s text:c="8"/></text:span><text:span text:style-name="T5">End</text:span><text:span text:style-name="T11"> </text:span><text:span text:style-name="T5">Try</text:span></text:p>
      <text:p text:style-name="P38"><text:span text:style-name="T11"><text:s text:c="4"/></text:span><text:span text:style-name="T5">End</text:span><text:span text:style-name="T11"> </text:span><text:span text:style-name="T5">Sub</text:span></text:p>
      <text:p text:style-name="P35"/>
      <text:p text:style-name="P38"><text:span text:style-name="T11"><text:s text:c="4"/></text:span><text:span text:style-name="T5">Private</text:span><text:span text:style-name="T11"> </text:span><text:span text:style-name="T5">Sub</text:span><text:span text:style-name="T11"> btnAgreg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Agregar.Click</text:span></text:p>
      <text:p text:style-name="P38"><text:span text:style-name="T11"><text:s text:c="8"/></text:span><text:span text:style-name="T5">Dim</text:span><text:span text:style-name="T11"> aux </text:span><text:span text:style-name="T5">As</text:span><text:span text:style-name="T11"> </text:span><text:span text:style-name="T5">Integer</text:span></text:p>
      <text:p text:style-name="P38"><text:span text:style-name="T11"><text:s text:c="8"/>sql = </text:span><text:span text:style-name="T20">"SELECT * from hembra he, tambo t, hay h where num="</text:span><text:span text:style-name="T11"> &amp; Val(tbxNumA.Text) &amp; </text:span><text:span text:style-name="T20">" and t.serie=h.serie and he.num=h.num and t.serie= "</text:span><text:span text:style-name="T11"> &amp; Val(TSERIE)</text:span></text:p>
      <text:p text:style-name="P38"><text:span text:style-name="T11"><text:s text:c="8"/></text:span><text:span text:style-name="T5">If</text:span><text:span text:style-name="T11"> rs.RecordCount &lt;&gt; 0 </text:span><text:span text:style-name="T5">Then</text:span></text:p>
      <text:p text:style-name="P35"><text:s text:c="12"/>lbxAgregar.Items.Add(tbxNumLote.Text)</text:p>
      <text:p text:style-name="P38"><text:span text:style-name="T11"><text:s text:c="12"/>sql = </text:span><text:span text:style-name="T20">"Select max(num_lote) from produce"</text:span></text:p>
      <text:p text:style-name="P35"><text:s text:c="12"/>Open_sql()</text:p>
      <text:p text:style-name="P35"><text:s text:c="12"/>aux = Val(rs(0).Value) + 1</text:p>
      <text:p text:style-name="P35"><text:s text:c="12"/>tbxNumLote.Text = aux</text:p>
      <text:p text:style-name="P38"><text:span text:style-name="T11"><text:s text:c="8"/></text:span><text:span text:style-name="T5">Else</text:span></text:p>
      <text:p text:style-name="P38"><text:span text:style-name="T11"><text:s text:c="12"/>MsgBox(</text:span><text:span text:style-name="T20">"Error :"</text:span><text:span text:style-name="T11"> + numero + </text:span><text:span text:style-name="T20">"/"</text:span><text:span text:style-name="T11"> + animal, </text:span><text:span text:style-name="T17">MsgBoxStyle</text:span><text:span text:style-name="T11">.OkOnly, </text:span><text:span text:style-name="T20">"ERROR"</text:span><text:span text:style-name="T11">)</text:span></text:p>
      <text:p text:style-name="P38"><text:span text:style-name="T11"><text:s text:c="8"/></text:span><text:span text:style-name="T5">End</text:span><text:span text:style-name="T11"> </text:span><text:span text:style-name="T5">If</text:span></text:p>
      <text:p text:style-name="P38"><text:span text:style-name="T11"><text:s text:c="4"/></text:span><text:span text:style-name="T5">End</text:span><text:span text:style-name="T11"> </text:span><text:span text:style-name="T5">Sub</text:span></text:p>
      <text:p text:style-name="P35"/>
      <text:p text:style-name="P38"><text:span text:style-name="T11"><text:s text:c="4"/></text:span><text:span text:style-name="T5">Private</text:span><text:span text:style-name="T11"> </text:span><text:span text:style-name="T5">Sub</text:span><text:span text:style-name="T11"> tbxNumAnimC_Text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tbxNumAnimC.TextChanged</text:span></text:p>
      <text:p text:style-name="P38"><text:soft-page-break/><text:span text:style-name="T11"><text:s text:c="8"/></text:span><text:span text:style-name="T5">If</text:span><text:span text:style-name="T11"> rbnNumAnimalC.Checked = </text:span><text:span text:style-name="T5">True</text:span><text:span text:style-name="T11"> </text:span><text:span text:style-name="T5">Then</text:span></text:p>
      <text:p text:style-name="P38"><text:span text:style-name="T11"><text:s text:c="12"/>tbxNumAnimC.Enabled = </text:span><text:span text:style-name="T5">True</text:span></text:p>
      <text:p text:style-name="P38"><text:span text:style-name="T11"><text:s text:c="8"/></text:span><text:span text:style-name="T5">Else</text:span></text:p>
      <text:p text:style-name="P38"><text:span text:style-name="T11"><text:s text:c="12"/>tbxNumAnimC.Enabled = </text:span><text:span text:style-name="T5">False</text:span></text:p>
      <text:p text:style-name="P38"><text:span text:style-name="T11"><text:s text:c="8"/></text:span><text:span text:style-name="T5">End</text:span><text:span text:style-name="T11"> </text:span><text:span text:style-name="T5">If</text:span></text:p>
      <text:p text:style-name="P38"><text:span text:style-name="T11"><text:s text:c="4"/></text:span><text:span text:style-name="T5">End</text:span><text:span text:style-name="T11"> </text:span><text:span text:style-name="T5">Sub</text:span></text:p>
      <text:p text:style-name="P35"/>
      <text:p text:style-name="P38"><text:span text:style-name="T11"><text:s text:c="4"/></text:span><text:span text:style-name="T5">Private</text:span><text:span text:style-name="T11"> </text:span><text:span text:style-name="T5">Sub</text:span><text:span text:style-name="T11"> rbnNumLoteC_CheckedChanged(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rbnNumLoteC.CheckedChanged</text:span></text:p>
      <text:p text:style-name="P38"><text:span text:style-name="T11"><text:s text:c="8"/></text:span><text:span text:style-name="T5">If</text:span><text:span text:style-name="T11"> rbnNumLoteC.Checked = </text:span><text:span text:style-name="T5">True</text:span><text:span text:style-name="T11"> </text:span><text:span text:style-name="T5">Then</text:span></text:p>
      <text:p text:style-name="P38"><text:span text:style-name="T11"><text:s text:c="12"/>tbxNumLotec.Enabled = </text:span><text:span text:style-name="T5">True</text:span></text:p>
      <text:p text:style-name="P38"><text:span text:style-name="T11"><text:s text:c="8"/></text:span><text:span text:style-name="T5">Else</text:span></text:p>
      <text:p text:style-name="P38"><text:span text:style-name="T11"><text:s text:c="12"/>tbxNumLotec.Enabled = </text:span><text:span text:style-name="T5">False</text:span></text:p>
      <text:p text:style-name="P38"><text:span text:style-name="T11"><text:s text:c="8"/></text:span><text:span text:style-name="T5">End</text:span><text:span text:style-name="T11"> </text:span><text:span text:style-name="T5">If</text:span></text:p>
      <text:p text:style-name="P38"><text:span text:style-name="T11"><text:s text:c="4"/></text:span><text:span text:style-name="T5">End</text:span><text:span text:style-name="T11"> </text:span><text:span text:style-name="T5">Sub</text:span></text:p>
      <text:p text:style-name="P35"/>
      <text:p text:style-name="P38"><text:span text:style-name="T11"><text:s text:c="4"/></text:span><text:span text:style-name="T5">Private</text:span><text:span text:style-name="T11"> </text:span><text:span text:style-name="T5">Sub</text:span><text:span text:style-name="T11"> btnConsultar_Click(sender </text:span><text:span text:style-name="T5">As</text:span><text:span text:style-name="T11"> System.</text:span><text:span text:style-name="T17">Object</text:span><text:span text:style-name="T11">, e </text:span><text:span text:style-name="T5">As</text:span><text:span text:style-name="T11"> System.</text:span><text:span text:style-name="T17">EventArgs</text:span><text:span text:style-name="T11">) </text:span><text:span text:style-name="T5">Handles</text:span><text:span text:style-name="T11"> btnConsultar.Click</text:span></text:p>
      <text:p text:style-name="P38"><text:span text:style-name="T11"><text:s text:c="8"/></text:span><text:span text:style-name="T5">Dim</text:span><text:span text:style-name="T11"> acum </text:span><text:span text:style-name="T5">As</text:span><text:span text:style-name="T11"> </text:span><text:span text:style-name="T5">Integer</text:span></text:p>
      <text:p text:style-name="P35"><text:s text:c="8"/>acum = 0</text:p>
      <text:p text:style-name="P38"><text:span text:style-name="T11"><text:s text:c="8"/></text:span><text:span text:style-name="T5">If</text:span><text:span text:style-name="T11"> rbnNumLoteC.Checked = </text:span><text:span text:style-name="T5">True</text:span><text:span text:style-name="T11"> </text:span><text:span text:style-name="T5">Then</text:span></text:p>
      <text:p text:style-name="P35"><text:s text:c="12"/>acum = Validacion_numerica(tbxNumLotec.Text, acum)</text:p>
      <text:p text:style-name="P38"><text:span text:style-name="T11"><text:s text:c="12"/></text:span><text:span text:style-name="T5">If</text:span><text:span text:style-name="T11"> acum = 0 </text:span><text:span text:style-name="T5">Then</text:span></text:p>
      <text:p text:style-name="P38"><text:span text:style-name="T11"><text:s text:c="16"/>sql = </text:span><text:span text:style-name="T20">"Select distinct num_animal from produce where num_lote="</text:span><text:span text:style-name="T11"> &amp; Val(tbxNumLotec.Text)</text:span></text:p>
      <text:p text:style-name="P38"><text:span text:style-name="T11"><text:s text:c="12"/></text:span><text:span text:style-name="T5">End</text:span><text:span text:style-name="T11"> </text:span><text:span text:style-name="T5">If</text:span></text:p>
      <text:p text:style-name="P38"><text:span text:style-name="T11"><text:s text:c="8"/></text:span><text:span text:style-name="T5">Else</text:span></text:p>
      <text:p text:style-name="P35"><text:s text:c="12"/>acum = Validacion_numerica(tbxNumAnimC.Text, acum)</text:p>
      <text:p text:style-name="P38"><text:span text:style-name="T11"><text:s text:c="12"/></text:span><text:span text:style-name="T5">If</text:span><text:span text:style-name="T11"> acum = 0 </text:span><text:span text:style-name="T5">Then</text:span></text:p>
      <text:p text:style-name="P38"><text:span text:style-name="T11"><text:s text:c="16"/>sql = </text:span><text:span text:style-name="T20">"Select distinct num_serie from produce where num_animal="</text:span><text:span text:style-name="T11"> &amp; Val(tbxNumAnimC.Text)</text:span></text:p>
      <text:p text:style-name="P38"><text:span text:style-name="T11"><text:s text:c="12"/></text:span><text:span text:style-name="T5">End</text:span><text:span text:style-name="T11"> </text:span><text:span text:style-name="T5">If</text:span></text:p>
      <text:p text:style-name="P38"><text:span text:style-name="T11"><text:s text:c="8"/></text:span><text:span text:style-name="T5">End</text:span><text:span text:style-name="T11"> </text:span><text:span text:style-name="T5">If</text:span></text:p>
      <text:p text:style-name="P38"><text:span text:style-name="T11"><text:s text:c="4"/></text:span><text:span text:style-name="T5">End</text:span><text:span text:style-name="T11"> </text:span><text:span text:style-name="T5">Sub</text:span></text:p>
      <text:p text:style-name="P38"><text:span text:style-name="T5">End</text:span><text:span text:style-name="T11"> </text:span><text:span text:style-name="T5">Class</text:span></text:p>
      <text:p text:style-name="P43"/>
      <text:p text:style-name="P20">3.10. Publico</text:p>
      <text:p text:style-name="P4"><text:span text:style-name="T5">Module</text:span><text:span text:style-name="T11"> </text:span><text:span text:style-name="T17">Publico</text:span></text:p>
      <text:p text:style-name="P39"><text:span text:style-name="T11"><text:s text:c="4"/></text:span><text:span text:style-name="T5">Public</text:span><text:span text:style-name="T11"> idioma, opcion, conexion </text:span><text:span text:style-name="T5">As</text:span><text:span text:style-name="T11"> </text:span><text:span text:style-name="T5">Integer</text:span></text:p>
      <text:p text:style-name="P39"><text:span text:style-name="T11"><text:s text:c="4"/></text:span><text:span text:style-name="T5">Public</text:span><text:span text:style-name="T11"> adm_establecimiento, adm_sistema, agregar, alimento, anestro, auxiliar, animal, antibiotico, buscar, campo, cantidad, capacidad, CI, configuracion, consultar, contraseña, control, division, eliminar, enlistar, etapa, _</text:span></text:p>
      <text:p text:style-name="P36"><text:s text:c="8"/>fecha, fecha_ida, fecha_vuelta, fechaF, fechaI, ganado_act, ganado_max, gerente, guardar, hectareas, hembra, hora, ingresar, iniciar, lactancia, litros, lugar, macho, modificar, nacimiento, ninguno, nombre, novillo, numero, _</text:p>
      <text:p text:style-name="P36"><text:s text:c="8"/>ordeñe, peso, puesto, personal, preñada, primer, raza, rodeo, salir, seca, segundo, serie, servicio, sesion, sexo, tambo, ternera, toro, usuario, tanque, tercero, ternero, tipo, vaca, vacuna, vaquillona, venta, sql, _</text:p>
      <text:p text:style-name="P39"><text:span text:style-name="T11"><text:s text:c="8"/>turno, grasa, proteina, urea, rec_bacteriano, rec_celulas, num_lote, inicio, fin, consumoe, consumoi, otorgar, almacenar, telefono, TSERIE </text:span><text:span text:style-name="T5">As</text:span><text:span text:style-name="T11"> </text:span><text:span text:style-name="T5">String</text:span></text:p>
      <text:p text:style-name="P39"><text:span text:style-name="T11"><text:s text:c="4"/></text:span><text:span text:style-name="T5">Public</text:span><text:span text:style-name="T11"> CN </text:span><text:span text:style-name="T5">As</text:span><text:span text:style-name="T11"> </text:span><text:span text:style-name="T5">New</text:span><text:span text:style-name="T11"> ADODB.</text:span><text:span text:style-name="T17">Connection</text:span></text:p>
      <text:p text:style-name="P39"><text:span text:style-name="T11"><text:s text:c="4"/></text:span><text:span text:style-name="T5">Public</text:span><text:span text:style-name="T11"> rs </text:span><text:span text:style-name="T5">As</text:span><text:span text:style-name="T11"> </text:span><text:span text:style-name="T5">New</text:span><text:span text:style-name="T11"> ADODB.</text:span><text:span text:style-name="T17">Recordset</text:span></text:p>
      <text:p text:style-name="P36"/>
      <text:p text:style-name="P39"><text:span text:style-name="T11"><text:s text:c="8"/></text:span><text:span text:style-name="T5">Public</text:span><text:span text:style-name="T11"> </text:span><text:span text:style-name="T5">Sub</text:span><text:span text:style-name="T11"> Boton_idioma(btnOpcion </text:span><text:span text:style-name="T5">As</text:span><text:span text:style-name="T11"> </text:span><text:span text:style-name="T17">Button</text:span><text:span text:style-name="T11">)</text:span></text:p>
      <text:p text:style-name="P39"><text:span text:style-name="T11"><text:s text:c="12"/></text:span><text:span text:style-name="T5">Select</text:span><text:span text:style-name="T11"> </text:span><text:span text:style-name="T5">Case</text:span><text:span text:style-name="T11"> opcion</text:span></text:p>
      <text:p text:style-name="P39"><text:span text:style-name="T11"><text:s text:c="16"/></text:span><text:span text:style-name="T5">Case</text:span><text:span text:style-name="T11"> 0</text:span></text:p>
      <text:p text:style-name="P36"><text:s text:c="20"/>btnOpcion.Text = ingresar</text:p>
      <text:p text:style-name="P39"><text:span text:style-name="T11"><text:s text:c="16"/></text:span><text:span text:style-name="T5">Case</text:span><text:span text:style-name="T11"> 1</text:span></text:p>
      <text:p text:style-name="P36"><text:s text:c="20"/>btnOpcion.Text = modificar</text:p>
      <text:p text:style-name="P39"><text:span text:style-name="T11"><text:s text:c="16"/></text:span><text:span text:style-name="T5">Case</text:span><text:span text:style-name="T11"> 2</text:span></text:p>
      <text:p text:style-name="P36"><text:s text:c="20"/>btnOpcion.Text = consultar</text:p>
      <text:p text:style-name="P36"><text:s text:c="20"/>btnOpcion.Hide()</text:p>
      <text:p text:style-name="P39"><text:span text:style-name="T11"><text:s text:c="16"/></text:span><text:span text:style-name="T5">Case</text:span><text:span text:style-name="T11"> 3</text:span></text:p>
      <text:p text:style-name="P36"><text:s text:c="20"/>btnOpcion.Text = eliminar</text:p>
      <text:p text:style-name="P39"><text:span text:style-name="T11"><text:s text:c="12"/></text:span><text:span text:style-name="T5">End</text:span><text:span text:style-name="T11"> </text:span><text:span text:style-name="T5">Select</text:span></text:p>
      <text:p text:style-name="P39"><text:span text:style-name="T11"><text:s text:c="8"/></text:span><text:span text:style-name="T5">End</text:span><text:span text:style-name="T11"> </text:span><text:span text:style-name="T5">Sub</text:span></text:p>
      <text:p text:style-name="P39"><text:span text:style-name="T11"><text:s text:c="8"/></text:span><text:span text:style-name="T5">Public</text:span><text:span text:style-name="T11"> </text:span><text:span text:style-name="T5">Sub</text:span><text:span text:style-name="T11"> Variables_asignacion()</text:span></text:p>
      <text:p text:style-name="P39"><text:span text:style-name="T11"><text:s text:c="12"/>anestro = </text:span><text:span text:style-name="T20">"Anestro"</text:span></text:p>
      <text:p text:style-name="P39"><text:span text:style-name="T11"><text:s text:c="12"/>tambo = </text:span><text:span text:style-name="T20">"Tambo"</text:span></text:p>
      <text:p text:style-name="P39"><text:span text:style-name="T11"><text:s text:c="12"/></text:span><text:span text:style-name="T5">Select</text:span><text:span text:style-name="T11"> </text:span><text:span text:style-name="T5">Case</text:span><text:span text:style-name="T11"> idioma</text:span></text:p>
      <text:p text:style-name="P39"><text:span text:style-name="T11"><text:s text:c="16"/></text:span><text:span text:style-name="T5">Case</text:span><text:span text:style-name="T11"> 0</text:span></text:p>
      <text:p text:style-name="P39"><text:span text:style-name="T11"><text:s text:c="20"/>adm_establecimiento = </text:span><text:span text:style-name="T20">"Adm. de establecimiento"</text:span></text:p>
      <text:p text:style-name="P39"><text:span text:style-name="T11"><text:s text:c="20"/>adm_sistema = </text:span><text:span text:style-name="T20">"Adm. de sistema"</text:span></text:p>
      <text:p text:style-name="P39"><text:span text:style-name="T11"><text:s text:c="20"/>agregar = </text:span><text:span text:style-name="T20">"Agregar"</text:span></text:p>
      <text:p text:style-name="P39"><text:span text:style-name="T11"><text:s text:c="20"/>alimento = </text:span><text:span text:style-name="T20">"Alimento"</text:span></text:p>
      <text:p text:style-name="P39"><text:span text:style-name="T11"><text:s text:c="20"/>auxiliar = </text:span><text:span text:style-name="T20">"Auxiliar"</text:span></text:p>
      <text:p text:style-name="P39"><text:span text:style-name="T11"><text:s text:c="20"/>animal = </text:span><text:span text:style-name="T20">"Animal"</text:span></text:p>
      <text:p text:style-name="P39"><text:soft-page-break/><text:span text:style-name="T11"><text:s text:c="20"/>antibiotico = </text:span><text:span text:style-name="T20">"Antibiótico"</text:span></text:p>
      <text:p text:style-name="P39"><text:span text:style-name="T11"><text:s text:c="20"/>buscar = </text:span><text:span text:style-name="T20">"Buscar"</text:span></text:p>
      <text:p text:style-name="P39"><text:span text:style-name="T11"><text:s text:c="20"/>campo = </text:span><text:span text:style-name="T20">"Campo de recria"</text:span></text:p>
      <text:p text:style-name="P39"><text:span text:style-name="T11"><text:s text:c="20"/>cantidad = </text:span><text:span text:style-name="T20">"Cantidad"</text:span></text:p>
      <text:p text:style-name="P39"><text:span text:style-name="T11"><text:s text:c="20"/>capacidad = </text:span><text:span text:style-name="T20">"Capacidad"</text:span></text:p>
      <text:p text:style-name="P39"><text:span text:style-name="T11"><text:s text:c="20"/>CI = </text:span><text:span text:style-name="T20">"Cedula de identidad"</text:span></text:p>
      <text:p text:style-name="P39"><text:span text:style-name="T11"><text:s text:c="20"/>configuracion = </text:span><text:span text:style-name="T20">"Configuracion"</text:span></text:p>
      <text:p text:style-name="P39"><text:span text:style-name="T11"><text:s text:c="20"/>consultar = </text:span><text:span text:style-name="T20">"Consultar"</text:span></text:p>
      <text:p text:style-name="P39"><text:span text:style-name="T11"><text:s text:c="20"/>contraseña = </text:span><text:span text:style-name="T20">"Contraseña"</text:span></text:p>
      <text:p text:style-name="P39"><text:span text:style-name="T11"><text:s text:c="20"/>control = </text:span><text:span text:style-name="T20">"Control"</text:span></text:p>
      <text:p text:style-name="P39"><text:span text:style-name="T11"><text:s text:c="20"/>division = </text:span><text:span text:style-name="T20">"Division"</text:span></text:p>
      <text:p text:style-name="P39"><text:span text:style-name="T11"><text:s text:c="20"/>eliminar = </text:span><text:span text:style-name="T20">"Eliminar"</text:span></text:p>
      <text:p text:style-name="P39"><text:span text:style-name="T11"><text:s text:c="20"/>enlistar = </text:span><text:span text:style-name="T20">"Enlistar"</text:span></text:p>
      <text:p text:style-name="P39"><text:span text:style-name="T11"><text:s text:c="20"/>etapa = </text:span><text:span text:style-name="T20">"Etapa"</text:span></text:p>
      <text:p text:style-name="P39"><text:span text:style-name="T11"><text:s text:c="20"/>fecha = </text:span><text:span text:style-name="T20">"Fecha"</text:span></text:p>
      <text:p text:style-name="P39"><text:span text:style-name="T11"><text:s text:c="20"/>fecha_ida = </text:span><text:span text:style-name="T20">"Fecha (ida)"</text:span></text:p>
      <text:p text:style-name="P39"><text:span text:style-name="T11"><text:s text:c="20"/>fecha_vuelta = </text:span><text:span text:style-name="T20">"Fecha (vuelta)"</text:span></text:p>
      <text:p text:style-name="P39"><text:span text:style-name="T11"><text:s text:c="20"/>fechaF = </text:span><text:span text:style-name="T20">"Fecha fin"</text:span></text:p>
      <text:p text:style-name="P39"><text:span text:style-name="T11"><text:s text:c="20"/>fechaI = </text:span><text:span text:style-name="T20">"Fecha inicio"</text:span></text:p>
      <text:p text:style-name="P39"><text:span text:style-name="T11"><text:s text:c="20"/>ganado_act = </text:span><text:span text:style-name="T20">"Ganado activo"</text:span></text:p>
      <text:p text:style-name="P39"><text:span text:style-name="T11"><text:s text:c="20"/>ganado_max = </text:span><text:span text:style-name="T20">"Ganado máximo"</text:span></text:p>
      <text:p text:style-name="P39"><text:span text:style-name="T11"><text:s text:c="20"/>gerente = </text:span><text:span text:style-name="T20">"Gerente"</text:span></text:p>
      <text:p text:style-name="P39"><text:span text:style-name="T11"><text:s text:c="20"/>guardar = </text:span><text:span text:style-name="T20">"Guardar"</text:span></text:p>
      <text:p text:style-name="P39"><text:span text:style-name="T11"><text:s text:c="20"/>hectareas = </text:span><text:span text:style-name="T20">"Hectareas"</text:span></text:p>
      <text:p text:style-name="P39"><text:span text:style-name="T11"><text:s text:c="20"/>hembra = </text:span><text:span text:style-name="T20">"Hembra"</text:span></text:p>
      <text:p text:style-name="P39"><text:span text:style-name="T11"><text:s text:c="20"/>hora = </text:span><text:span text:style-name="T20">"Hora"</text:span></text:p>
      <text:p text:style-name="P39"><text:span text:style-name="T11"><text:s text:c="20"/>ingresar = </text:span><text:span text:style-name="T20">"Ingresar"</text:span></text:p>
      <text:p text:style-name="P39"><text:span text:style-name="T11"><text:s text:c="20"/>iniciar = </text:span><text:span text:style-name="T20">"Iniciar"</text:span></text:p>
      <text:p text:style-name="P39"><text:span text:style-name="T11"><text:s text:c="20"/>lactancia = </text:span><text:span text:style-name="T20">"Lactancia"</text:span></text:p>
      <text:p text:style-name="P39"><text:span text:style-name="T11"><text:s text:c="20"/>litros = </text:span><text:span text:style-name="T20">"Litros"</text:span></text:p>
      <text:p text:style-name="P39"><text:span text:style-name="T11"><text:s text:c="20"/>lugar = </text:span><text:span text:style-name="T20">"Lugar"</text:span></text:p>
      <text:p text:style-name="P39"><text:span text:style-name="T11"><text:s text:c="20"/>macho = </text:span><text:span text:style-name="T20">"Macho"</text:span></text:p>
      <text:p text:style-name="P39"><text:span text:style-name="T11"><text:s text:c="20"/>modificar = </text:span><text:span text:style-name="T20">"Modificar"</text:span></text:p>
      <text:p text:style-name="P39"><text:span text:style-name="T11"><text:s text:c="20"/>nacimiento = </text:span><text:span text:style-name="T20">"Nacimiento"</text:span></text:p>
      <text:p text:style-name="P39"><text:span text:style-name="T11"><text:s text:c="20"/>ninguno = </text:span><text:span text:style-name="T20">"Ninguno"</text:span></text:p>
      <text:p text:style-name="P39"><text:span text:style-name="T11"><text:s text:c="20"/>nombre = </text:span><text:span text:style-name="T20">"Nombre"</text:span></text:p>
      <text:p text:style-name="P39"><text:span text:style-name="T11"><text:s text:c="20"/>novillo = </text:span><text:span text:style-name="T20">"Novillo"</text:span></text:p>
      <text:p text:style-name="P39"><text:span text:style-name="T11"><text:s text:c="20"/>numero = </text:span><text:span text:style-name="T20">"Numero"</text:span></text:p>
      <text:p text:style-name="P39"><text:span text:style-name="T11"><text:s text:c="20"/>ordeñe = </text:span><text:span text:style-name="T20">"Ordeñe"</text:span></text:p>
      <text:p text:style-name="P39"><text:span text:style-name="T11"><text:s text:c="20"/>peso = </text:span><text:span text:style-name="T20">"Peso"</text:span></text:p>
      <text:p text:style-name="P39"><text:span text:style-name="T11"><text:s text:c="20"/>puesto = </text:span><text:span text:style-name="T20">"Puesto"</text:span></text:p>
      <text:p text:style-name="P39"><text:span text:style-name="T11"><text:s text:c="20"/>personal = </text:span><text:span text:style-name="T20">"Personal"</text:span></text:p>
      <text:p text:style-name="P39"><text:soft-page-break/><text:span text:style-name="T11"><text:s text:c="20"/>preñada = </text:span><text:span text:style-name="T20">"Preñada"</text:span></text:p>
      <text:p text:style-name="P39"><text:span text:style-name="T11"><text:s text:c="20"/>primer = </text:span><text:span text:style-name="T20">"Primer"</text:span></text:p>
      <text:p text:style-name="P39"><text:span text:style-name="T11"><text:s text:c="20"/>raza = </text:span><text:span text:style-name="T20">"Raza"</text:span></text:p>
      <text:p text:style-name="P39"><text:span text:style-name="T11"><text:s text:c="20"/>rodeo = </text:span><text:span text:style-name="T20">"Rodeo"</text:span></text:p>
      <text:p text:style-name="P39"><text:span text:style-name="T11"><text:s text:c="20"/>salir = </text:span><text:span text:style-name="T20">"Salir"</text:span></text:p>
      <text:p text:style-name="P39"><text:span text:style-name="T11"><text:s text:c="20"/>seca = </text:span><text:span text:style-name="T20">"Seca"</text:span></text:p>
      <text:p text:style-name="P39"><text:span text:style-name="T11"><text:s text:c="20"/>segundo = </text:span><text:span text:style-name="T20">"Segundo"</text:span></text:p>
      <text:p text:style-name="P39"><text:span text:style-name="T11"><text:s text:c="20"/>serie = </text:span><text:span text:style-name="T20">"Serie"</text:span></text:p>
      <text:p text:style-name="P39"><text:span text:style-name="T11"><text:s text:c="20"/>servicio = </text:span><text:span text:style-name="T20">"Servicio"</text:span></text:p>
      <text:p text:style-name="P39"><text:span text:style-name="T11"><text:s text:c="20"/>sesion = </text:span><text:span text:style-name="T20">"Sesion"</text:span></text:p>
      <text:p text:style-name="P39"><text:span text:style-name="T11"><text:s text:c="20"/>sexo = </text:span><text:span text:style-name="T20">"Sexo"</text:span></text:p>
      <text:p text:style-name="P39"><text:span text:style-name="T11"><text:s text:c="20"/>tambo = </text:span><text:span text:style-name="T20">"Tambo"</text:span></text:p>
      <text:p text:style-name="P39"><text:span text:style-name="T11"><text:s text:c="20"/>ternera = </text:span><text:span text:style-name="T20">"Ternera"</text:span></text:p>
      <text:p text:style-name="P39"><text:span text:style-name="T11"><text:s text:c="20"/>toro = </text:span><text:span text:style-name="T20">"Toro"</text:span></text:p>
      <text:p text:style-name="P39"><text:span text:style-name="T11"><text:s text:c="20"/>usuario = </text:span><text:span text:style-name="T20">"Usuario"</text:span></text:p>
      <text:p text:style-name="P39"><text:span text:style-name="T11"><text:s text:c="20"/>tanque = </text:span><text:span text:style-name="T20">"Tanque"</text:span></text:p>
      <text:p text:style-name="P39"><text:span text:style-name="T11"><text:s text:c="20"/>tercero = </text:span><text:span text:style-name="T20">"Tercero"</text:span></text:p>
      <text:p text:style-name="P39"><text:span text:style-name="T11"><text:s text:c="20"/>ternero = </text:span><text:span text:style-name="T20">"Ternero"</text:span></text:p>
      <text:p text:style-name="P39"><text:span text:style-name="T11"><text:s text:c="20"/>tipo = </text:span><text:span text:style-name="T20">"Tipo"</text:span></text:p>
      <text:p text:style-name="P39"><text:span text:style-name="T11"><text:s text:c="20"/>vaca = </text:span><text:span text:style-name="T20">"Vaca"</text:span></text:p>
      <text:p text:style-name="P39"><text:span text:style-name="T11"><text:s text:c="20"/>vacuna = </text:span><text:span text:style-name="T20">"Vacuna"</text:span></text:p>
      <text:p text:style-name="P39"><text:span text:style-name="T11"><text:s text:c="20"/>vaquillona = </text:span><text:span text:style-name="T20">"Vaquillona"</text:span></text:p>
      <text:p text:style-name="P39"><text:span text:style-name="T11"><text:s text:c="16"/>venta = </text:span><text:span text:style-name="T20">"Venta"</text:span></text:p>
      <text:p text:style-name="P39"><text:span text:style-name="T11"><text:s text:c="16"/>turno = </text:span><text:span text:style-name="T20">"Turno"</text:span></text:p>
      <text:p text:style-name="P39"><text:span text:style-name="T11"><text:s text:c="16"/>grasa = </text:span><text:span text:style-name="T20">"Porcentaje de grasa"</text:span></text:p>
      <text:p text:style-name="P39"><text:span text:style-name="T11"><text:s text:c="16"/>proteina = </text:span><text:span text:style-name="T20">"Porcentaje de proteina"</text:span></text:p>
      <text:p text:style-name="P39"><text:span text:style-name="T11"><text:s text:c="16"/>urea = </text:span><text:span text:style-name="T20">"Percentaje de urea"</text:span></text:p>
      <text:p text:style-name="P39"><text:span text:style-name="T11"><text:s text:c="16"/>rec_bacteriano = </text:span><text:span text:style-name="T20">"Recuento bacteriano"</text:span></text:p>
      <text:p text:style-name="P39"><text:span text:style-name="T11"><text:s text:c="16"/>rec_celulas = </text:span><text:span text:style-name="T20">"Recuento de células somáticas"</text:span></text:p>
      <text:p text:style-name="P39"><text:span text:style-name="T11"><text:s text:c="16"/>num_lote = </text:span><text:span text:style-name="T20">"Num. de lote"</text:span></text:p>
      <text:p text:style-name="P39"><text:span text:style-name="T11"><text:s text:c="16"/>fecha = </text:span><text:span text:style-name="T20">"Fecha"</text:span></text:p>
      <text:p text:style-name="P39"><text:span text:style-name="T11"><text:s text:c="16"/>inicio = </text:span><text:span text:style-name="T20">"inicio"</text:span></text:p>
      <text:p text:style-name="P39"><text:span text:style-name="T11"><text:s text:c="16"/>fin = </text:span><text:span text:style-name="T20">"fin"</text:span></text:p>
      <text:p text:style-name="P39"><text:span text:style-name="T11"><text:s text:c="16"/>consumoe = </text:span><text:span text:style-name="T20">"Consumo externo"</text:span></text:p>
      <text:p text:style-name="P39"><text:span text:style-name="T11"><text:s text:c="16"/>consumoi = </text:span><text:span text:style-name="T20">"Consumo interno"</text:span></text:p>
      <text:p text:style-name="P39"><text:span text:style-name="T11"><text:s text:c="16"/>otorgar = </text:span><text:span text:style-name="T20">"Otorgar"</text:span></text:p>
      <text:p text:style-name="P39"><text:span text:style-name="T11"><text:s text:c="16"/>almacenar = </text:span><text:span text:style-name="T20">"Almacenar"</text:span></text:p>
      <text:p text:style-name="P39"><text:span text:style-name="T11"><text:s text:c="16"/>telefono = </text:span><text:span text:style-name="T20">"Telefono"</text:span></text:p>
      <text:p text:style-name="P39"><text:span text:style-name="T11"><text:s text:c="16"/></text:span><text:span text:style-name="T5">Case</text:span><text:span text:style-name="T11"> 1</text:span></text:p>
      <text:p text:style-name="P39"><text:span text:style-name="T11"><text:s text:c="20"/>adm_establecimiento = </text:span><text:span text:style-name="T20">"Establishment manager"</text:span></text:p>
      <text:p text:style-name="P39"><text:span text:style-name="T11"><text:s text:c="20"/>adm_sistema = </text:span><text:span text:style-name="T20">"System Mananger"</text:span></text:p>
      <text:p text:style-name="P39"><text:span text:style-name="T11"><text:s text:c="20"/>agregar = </text:span><text:span text:style-name="T20">"Add"</text:span></text:p>
      <text:p text:style-name="P39"><text:soft-page-break/><text:span text:style-name="T11"><text:s text:c="20"/>alimento = </text:span><text:span text:style-name="T20">"Food"</text:span></text:p>
      <text:p text:style-name="P39"><text:span text:style-name="T11"><text:s text:c="20"/>auxiliar = </text:span><text:span text:style-name="T20">"Auxiliary"</text:span></text:p>
      <text:p text:style-name="P39"><text:span text:style-name="T11"><text:s text:c="20"/>animal = </text:span><text:span text:style-name="T20">"Animal"</text:span></text:p>
      <text:p text:style-name="P39"><text:span text:style-name="T11"><text:s text:c="20"/>antibiotico = </text:span><text:span text:style-name="T20">"Antibiotic"</text:span></text:p>
      <text:p text:style-name="P39"><text:span text:style-name="T11"><text:s text:c="20"/>buscar = </text:span><text:span text:style-name="T20">"Search"</text:span></text:p>
      <text:p text:style-name="P39"><text:span text:style-name="T11"><text:s text:c="20"/>campo = </text:span><text:span text:style-name="T20">"Field of breeding"</text:span></text:p>
      <text:p text:style-name="P39"><text:span text:style-name="T11"><text:s text:c="20"/>cantidad = </text:span><text:span text:style-name="T20">"Amount"</text:span></text:p>
      <text:p text:style-name="P39"><text:span text:style-name="T11"><text:s text:c="20"/>capacidad = </text:span><text:span text:style-name="T20">"Capacity"</text:span></text:p>
      <text:p text:style-name="P39"><text:span text:style-name="T11"><text:s text:c="20"/>CI = </text:span><text:span text:style-name="T20">"Identity Card"</text:span></text:p>
      <text:p text:style-name="P39"><text:span text:style-name="T11"><text:s text:c="20"/>configuracion = </text:span><text:span text:style-name="T20">"Settings"</text:span></text:p>
      <text:p text:style-name="P39"><text:span text:style-name="T11"><text:s text:c="20"/>consultar = </text:span><text:span text:style-name="T20">"Consult"</text:span></text:p>
      <text:p text:style-name="P39"><text:span text:style-name="T11"><text:s text:c="20"/>contraseña = </text:span><text:span text:style-name="T20">"Password"</text:span></text:p>
      <text:p text:style-name="P39"><text:span text:style-name="T11"><text:s text:c="20"/>control = </text:span><text:span text:style-name="T20">"Control"</text:span></text:p>
      <text:p text:style-name="P39"><text:span text:style-name="T11"><text:s text:c="20"/>division = </text:span><text:span text:style-name="T20">"Division"</text:span></text:p>
      <text:p text:style-name="P39"><text:span text:style-name="T11"><text:s text:c="20"/>eliminar = </text:span><text:span text:style-name="T20">"Remove"</text:span></text:p>
      <text:p text:style-name="P39"><text:span text:style-name="T11"><text:s text:c="20"/>enlistar = </text:span><text:span text:style-name="T20">"Show"</text:span></text:p>
      <text:p text:style-name="P39"><text:span text:style-name="T11"><text:s text:c="20"/>etapa = </text:span><text:span text:style-name="T20">"Stage"</text:span></text:p>
      <text:p text:style-name="P39"><text:span text:style-name="T11"><text:s text:c="20"/>fecha = </text:span><text:span text:style-name="T20">"Date"</text:span></text:p>
      <text:p text:style-name="P39"><text:span text:style-name="T11"><text:s text:c="20"/>fecha_ida = </text:span><text:span text:style-name="T20">"Date (way)"</text:span></text:p>
      <text:p text:style-name="P39"><text:span text:style-name="T11"><text:s text:c="20"/>fecha_vuelta = </text:span><text:span text:style-name="T20">"Date (back)"</text:span></text:p>
      <text:p text:style-name="P39"><text:span text:style-name="T11"><text:s text:c="20"/>fechaF = </text:span><text:span text:style-name="T20">"End date"</text:span></text:p>
      <text:p text:style-name="P39"><text:span text:style-name="T11"><text:s text:c="20"/>fechaI = </text:span><text:span text:style-name="T20">"Starting date"</text:span></text:p>
      <text:p text:style-name="P39"><text:span text:style-name="T11"><text:s text:c="20"/>ganado_act = </text:span><text:span text:style-name="T20">"Active cattle"</text:span></text:p>
      <text:p text:style-name="P39"><text:span text:style-name="T11"><text:s text:c="20"/>ganado_max = </text:span><text:span text:style-name="T20">"Maximum livestock"</text:span></text:p>
      <text:p text:style-name="P39"><text:span text:style-name="T11"><text:s text:c="20"/>gerente = </text:span><text:span text:style-name="T20">"Manager"</text:span></text:p>
      <text:p text:style-name="P39"><text:span text:style-name="T11"><text:s text:c="20"/>guardar = </text:span><text:span text:style-name="T20">"Save"</text:span></text:p>
      <text:p text:style-name="P39"><text:span text:style-name="T11"><text:s text:c="20"/>hectareas = </text:span><text:span text:style-name="T20">"Hectares"</text:span></text:p>
      <text:p text:style-name="P39"><text:span text:style-name="T11"><text:s text:c="20"/>hembra = </text:span><text:span text:style-name="T20">"Female"</text:span></text:p>
      <text:p text:style-name="P39"><text:span text:style-name="T11"><text:s text:c="20"/>hora = </text:span><text:span text:style-name="T20">"Time"</text:span></text:p>
      <text:p text:style-name="P39"><text:span text:style-name="T11"><text:s text:c="20"/>ingresar = </text:span><text:span text:style-name="T20">"Insert"</text:span></text:p>
      <text:p text:style-name="P39"><text:span text:style-name="T11"><text:s text:c="20"/>iniciar = </text:span><text:span text:style-name="T20">"Login"</text:span></text:p>
      <text:p text:style-name="P39"><text:span text:style-name="T11"><text:s text:c="20"/>lactancia = </text:span><text:span text:style-name="T20">"Lactation"</text:span></text:p>
      <text:p text:style-name="P39"><text:span text:style-name="T11"><text:s text:c="20"/>litros = </text:span><text:span text:style-name="T20">"Liters"</text:span></text:p>
      <text:p text:style-name="P39"><text:span text:style-name="T11"><text:s text:c="20"/>lugar = </text:span><text:span text:style-name="T20">"Place"</text:span></text:p>
      <text:p text:style-name="P39"><text:span text:style-name="T11"><text:s text:c="20"/>macho = </text:span><text:span text:style-name="T20">"Male"</text:span></text:p>
      <text:p text:style-name="P39"><text:span text:style-name="T11"><text:s text:c="20"/>modificar = </text:span><text:span text:style-name="T20">"Modify"</text:span></text:p>
      <text:p text:style-name="P39"><text:span text:style-name="T11"><text:s text:c="20"/>nacimiento = </text:span><text:span text:style-name="T20">"Birth"</text:span></text:p>
      <text:p text:style-name="P39"><text:span text:style-name="T11"><text:s text:c="20"/>ninguno = </text:span><text:span text:style-name="T20">"None"</text:span></text:p>
      <text:p text:style-name="P39"><text:span text:style-name="T11"><text:s text:c="20"/>nombre = </text:span><text:span text:style-name="T20">"Name"</text:span></text:p>
      <text:p text:style-name="P39"><text:span text:style-name="T11"><text:s text:c="20"/>novillo = </text:span><text:span text:style-name="T20">"Steer"</text:span></text:p>
      <text:p text:style-name="P39"><text:span text:style-name="T11"><text:s text:c="20"/>numero = </text:span><text:span text:style-name="T20">"Number"</text:span></text:p>
      <text:p text:style-name="P39"><text:span text:style-name="T11"><text:s text:c="20"/>ordeñe = </text:span><text:span text:style-name="T20">"Milking"</text:span></text:p>
      <text:p text:style-name="P39"><text:soft-page-break/><text:span text:style-name="T11"><text:s text:c="20"/>peso = </text:span><text:span text:style-name="T20">"Weight"</text:span></text:p>
      <text:p text:style-name="P39"><text:span text:style-name="T11"><text:s text:c="20"/>puesto = </text:span><text:span text:style-name="T20">"Permissions"</text:span></text:p>
      <text:p text:style-name="P39"><text:span text:style-name="T11"><text:s text:c="20"/>personal = </text:span><text:span text:style-name="T20">"Staff"</text:span></text:p>
      <text:p text:style-name="P39"><text:span text:style-name="T11"><text:s text:c="20"/>preñada = </text:span><text:span text:style-name="T20">"Pregnant"</text:span></text:p>
      <text:p text:style-name="P39"><text:span text:style-name="T11"><text:s text:c="20"/>primer = </text:span><text:span text:style-name="T20">"First"</text:span></text:p>
      <text:p text:style-name="P39"><text:span text:style-name="T11"><text:s text:c="20"/>raza = </text:span><text:span text:style-name="T20">"Race"</text:span></text:p>
      <text:p text:style-name="P39"><text:span text:style-name="T11"><text:s text:c="20"/>rodeo = </text:span><text:span text:style-name="T20">"Breeding herd"</text:span></text:p>
      <text:p text:style-name="P39"><text:span text:style-name="T11"><text:s text:c="20"/>salir = </text:span><text:span text:style-name="T20">"Exit"</text:span></text:p>
      <text:p text:style-name="P39"><text:span text:style-name="T11"><text:s text:c="20"/>seca = </text:span><text:span text:style-name="T20">"Dry"</text:span></text:p>
      <text:p text:style-name="P39"><text:span text:style-name="T11"><text:s text:c="20"/>segundo = </text:span><text:span text:style-name="T20">"Second"</text:span></text:p>
      <text:p text:style-name="P39"><text:span text:style-name="T11"><text:s text:c="20"/>serie = </text:span><text:span text:style-name="T20">"Serie"</text:span></text:p>
      <text:p text:style-name="P39"><text:span text:style-name="T11"><text:s text:c="20"/>servicio = </text:span><text:span text:style-name="T20">"Service"</text:span></text:p>
      <text:p text:style-name="P39"><text:span text:style-name="T11"><text:s text:c="20"/>sesion = </text:span><text:span text:style-name="T20">"Log out"</text:span></text:p>
      <text:p text:style-name="P39"><text:span text:style-name="T11"><text:s text:c="20"/>sexo = </text:span><text:span text:style-name="T20">"Gender"</text:span></text:p>
      <text:p text:style-name="P39"><text:span text:style-name="T11"><text:s text:c="20"/>tanque = </text:span><text:span text:style-name="T20">"Tank"</text:span></text:p>
      <text:p text:style-name="P39"><text:span text:style-name="T11"><text:s text:c="20"/>ternera = </text:span><text:span text:style-name="T20">"Veal"</text:span></text:p>
      <text:p text:style-name="P39"><text:span text:style-name="T11"><text:s text:c="20"/>toro = </text:span><text:span text:style-name="T20">"Bull"</text:span></text:p>
      <text:p text:style-name="P39"><text:span text:style-name="T11"><text:s text:c="20"/>usuario = </text:span><text:span text:style-name="T20">"User"</text:span></text:p>
      <text:p text:style-name="P39"><text:span text:style-name="T11"><text:s text:c="20"/>tercero = </text:span><text:span text:style-name="T20">"Third"</text:span></text:p>
      <text:p text:style-name="P39"><text:span text:style-name="T11"><text:s text:c="20"/>ternero = </text:span><text:span text:style-name="T20">"Calf"</text:span></text:p>
      <text:p text:style-name="P39"><text:span text:style-name="T11"><text:s text:c="20"/>tipo = </text:span><text:span text:style-name="T20">"Type"</text:span></text:p>
      <text:p text:style-name="P39"><text:span text:style-name="T11"><text:s text:c="20"/>vaca = </text:span><text:span text:style-name="T20">"Cow"</text:span></text:p>
      <text:p text:style-name="P39"><text:span text:style-name="T11"><text:s text:c="20"/>vacuna = </text:span><text:span text:style-name="T20">"Vaccine"</text:span></text:p>
      <text:p text:style-name="P39"><text:span text:style-name="T11"><text:s text:c="20"/>vaquillona = </text:span><text:span text:style-name="T20">"Heifer"</text:span></text:p>
      <text:p text:style-name="P39"><text:span text:style-name="T11"><text:s text:c="16"/>venta = </text:span><text:span text:style-name="T20">"Sells"</text:span></text:p>
      <text:p text:style-name="P39"><text:span text:style-name="T11"><text:s text:c="16"/>turno = </text:span><text:span text:style-name="T20">"Shift"</text:span></text:p>
      <text:p text:style-name="P39"><text:span text:style-name="T11"><text:s text:c="16"/>grasa = </text:span><text:span text:style-name="T20">"Percentage fat"</text:span></text:p>
      <text:p text:style-name="P39"><text:span text:style-name="T11"><text:s text:c="16"/>proteina = </text:span><text:span text:style-name="T20">"Percentage protein"</text:span></text:p>
      <text:p text:style-name="P39"><text:span text:style-name="T11"><text:s text:c="16"/>urea = </text:span><text:span text:style-name="T20">"Percentage urea"</text:span></text:p>
      <text:p text:style-name="P39"><text:span text:style-name="T11"><text:s text:c="16"/>rec_bacteriano = </text:span><text:span text:style-name="T20">"bacterial count"</text:span></text:p>
      <text:p text:style-name="P39"><text:span text:style-name="T11"><text:s text:c="16"/>rec_celulas = </text:span><text:span text:style-name="T20">"Somatic cell count"</text:span></text:p>
      <text:p text:style-name="P39"><text:span text:style-name="T11"><text:s text:c="16"/>num_lote = </text:span><text:span text:style-name="T20">"Num. allotment"</text:span></text:p>
      <text:p text:style-name="P39"><text:span text:style-name="T11"><text:s text:c="16"/>fecha = </text:span><text:span text:style-name="T20">"Date"</text:span></text:p>
      <text:p text:style-name="P39"><text:span text:style-name="T11"><text:s text:c="16"/>inicio = </text:span><text:span text:style-name="T20">"Initiation"</text:span></text:p>
      <text:p text:style-name="P39"><text:span text:style-name="T11"><text:s text:c="16"/>fin = </text:span><text:span text:style-name="T20">"Final"</text:span></text:p>
      <text:p text:style-name="P39"><text:span text:style-name="T11"><text:s text:c="16"/>consumoe = </text:span><text:span text:style-name="T20">"External consumption"</text:span></text:p>
      <text:p text:style-name="P39"><text:span text:style-name="T11"><text:s text:c="16"/>consumoi = </text:span><text:span text:style-name="T20">"Internal consumption"</text:span></text:p>
      <text:p text:style-name="P39"><text:span text:style-name="T11"><text:s text:c="16"/>otorgar = </text:span><text:span text:style-name="T20">"Give"</text:span></text:p>
      <text:p text:style-name="P39"><text:span text:style-name="T11"><text:s text:c="16"/>almacenar = </text:span><text:span text:style-name="T20">"Save"</text:span></text:p>
      <text:p text:style-name="P39"><text:span text:style-name="T11"><text:s text:c="16"/>telefono = </text:span><text:span text:style-name="T20">"Telephone"</text:span></text:p>
      <text:p text:style-name="P39"><text:span text:style-name="T11"><text:s text:c="16"/></text:span><text:span text:style-name="T5">Case</text:span><text:span text:style-name="T11"> 2</text:span></text:p>
      <text:p text:style-name="P39"><text:span text:style-name="T11"><text:s text:c="16"/>adm_establecimiento = </text:span><text:span text:style-name="T20">" Administrador de bens"</text:span></text:p>
      <text:p text:style-name="P39"><text:soft-page-break/><text:span text:style-name="T11"><text:s text:c="20"/>adm_sistema = </text:span><text:span text:style-name="T20">"Administrador do sistema"</text:span></text:p>
      <text:p text:style-name="P39"><text:span text:style-name="T11"><text:s text:c="20"/>agregar = </text:span><text:span text:style-name="T20">"Adicionar"</text:span></text:p>
      <text:p text:style-name="P39"><text:span text:style-name="T11"><text:s text:c="20"/>alimento = </text:span><text:span text:style-name="T20">"Comida"</text:span></text:p>
      <text:p text:style-name="P39"><text:span text:style-name="T11"><text:s text:c="20"/>auxiliar = </text:span><text:span text:style-name="T20">" Auxiliar"</text:span></text:p>
      <text:p text:style-name="P39"><text:span text:style-name="T11"><text:s text:c="20"/>animal = </text:span><text:span text:style-name="T20">"Animal"</text:span></text:p>
      <text:p text:style-name="P39"><text:span text:style-name="T11"><text:s text:c="20"/>buscar = </text:span><text:span text:style-name="T20">"Pesquisa"</text:span></text:p>
      <text:p text:style-name="P39"><text:span text:style-name="T11"><text:s text:c="20"/>campo = </text:span><text:span text:style-name="T20">"Campo da criaçâgo"</text:span></text:p>
      <text:p text:style-name="P39"><text:span text:style-name="T11"><text:s text:c="20"/>cantidad = </text:span><text:span text:style-name="T20">" Quantidade"</text:span></text:p>
      <text:p text:style-name="P39"><text:span text:style-name="T11"><text:s text:c="20"/>capacidad = </text:span><text:span text:style-name="T20">"Capacidade"</text:span></text:p>
      <text:p text:style-name="P39"><text:span text:style-name="T11"><text:s text:c="20"/>CI = </text:span><text:span text:style-name="T20">"Carteira de identidade"</text:span></text:p>
      <text:p text:style-name="P39"><text:span text:style-name="T11"><text:s text:c="20"/>configuracion = </text:span><text:span text:style-name="T20">"Configuração"</text:span></text:p>
      <text:p text:style-name="P39"><text:span text:style-name="T11"><text:s text:c="20"/>consultar = </text:span><text:span text:style-name="T20">"Consultar"</text:span></text:p>
      <text:p text:style-name="P39"><text:span text:style-name="T11"><text:s text:c="20"/>contraseña = </text:span><text:span text:style-name="T20">"Senha"</text:span></text:p>
      <text:p text:style-name="P39"><text:span text:style-name="T11"><text:s text:c="20"/>control = </text:span><text:span text:style-name="T20">"Controle"</text:span></text:p>
      <text:p text:style-name="P39"><text:span text:style-name="T11"><text:s text:c="20"/>division = </text:span><text:span text:style-name="T20">"Divisão"</text:span></text:p>
      <text:p text:style-name="P39"><text:span text:style-name="T11"><text:s text:c="20"/>eliminar = </text:span><text:span text:style-name="T20">"Remover"</text:span></text:p>
      <text:p text:style-name="P39"><text:span text:style-name="T11"><text:s text:c="20"/>enlistar = </text:span><text:span text:style-name="T20">"Alistar"</text:span></text:p>
      <text:p text:style-name="P39"><text:span text:style-name="T11"><text:s text:c="20"/>etapa = </text:span><text:span text:style-name="T20">"Etapa"</text:span></text:p>
      <text:p text:style-name="P39"><text:span text:style-name="T11"><text:s text:c="20"/>fecha = </text:span><text:span text:style-name="T20">"Data"</text:span></text:p>
      <text:p text:style-name="P39"><text:span text:style-name="T11"><text:s text:c="20"/>fecha_ida = </text:span><text:span text:style-name="T20">"Data (ida)"</text:span></text:p>
      <text:p text:style-name="P39"><text:span text:style-name="T11"><text:s text:c="20"/>fecha_vuelta = </text:span><text:span text:style-name="T20">"Data (retorno)"</text:span></text:p>
      <text:p text:style-name="P39"><text:span text:style-name="T11"><text:s text:c="20"/>fechaF = </text:span><text:span text:style-name="T20">"Data final"</text:span></text:p>
      <text:p text:style-name="P39"><text:span text:style-name="T11"><text:s text:c="20"/>fechaI = </text:span><text:span text:style-name="T20">"Data iniciação "</text:span></text:p>
      <text:p text:style-name="P39"><text:span text:style-name="T11"><text:s text:c="20"/>ganado_act = </text:span><text:span text:style-name="T20">" Gado ativo"</text:span></text:p>
      <text:p text:style-name="P39"><text:span text:style-name="T11"><text:s text:c="20"/>ganado_max = </text:span><text:span text:style-name="T20">"Máxima de gado"</text:span></text:p>
      <text:p text:style-name="P39"><text:span text:style-name="T11"><text:s text:c="20"/>gerente = </text:span><text:span text:style-name="T20">"Gerente"</text:span></text:p>
      <text:p text:style-name="P39"><text:span text:style-name="T11"><text:s text:c="20"/>guardar = </text:span><text:span text:style-name="T20">"Salvar"</text:span></text:p>
      <text:p text:style-name="P39"><text:span text:style-name="T11"><text:s text:c="20"/>hectareas = </text:span><text:span text:style-name="T20">"Hectares"</text:span></text:p>
      <text:p text:style-name="P39"><text:span text:style-name="T11"><text:s text:c="20"/>hembra = </text:span><text:span text:style-name="T20">"Feminino"</text:span></text:p>
      <text:p text:style-name="P39"><text:span text:style-name="T11"><text:s text:c="20"/>hora = </text:span><text:span text:style-name="T20">"Tempo"</text:span></text:p>
      <text:p text:style-name="P39"><text:span text:style-name="T11"><text:s text:c="20"/>ingresar = </text:span><text:span text:style-name="T20">"Depósito"</text:span></text:p>
      <text:p text:style-name="P39"><text:span text:style-name="T11"><text:s text:c="20"/>iniciar = </text:span><text:span text:style-name="T20">"Começo"</text:span></text:p>
      <text:p text:style-name="P39"><text:span text:style-name="T11"><text:s text:c="20"/>lactancia = </text:span><text:span text:style-name="T20">"Lactação"</text:span></text:p>
      <text:p text:style-name="P39"><text:span text:style-name="T11"><text:s text:c="20"/>litros = </text:span><text:span text:style-name="T20">"Litros"</text:span></text:p>
      <text:p text:style-name="P39"><text:span text:style-name="T11"><text:s text:c="20"/>lugar = </text:span><text:span text:style-name="T20">"Lugar"</text:span></text:p>
      <text:p text:style-name="P39"><text:span text:style-name="T11"><text:s text:c="20"/>macho = </text:span><text:span text:style-name="T20">"Masculino"</text:span></text:p>
      <text:p text:style-name="P39"><text:span text:style-name="T11"><text:s text:c="20"/>modificar = </text:span><text:span text:style-name="T20">"Mudança"</text:span></text:p>
      <text:p text:style-name="P39"><text:span text:style-name="T11"><text:s text:c="20"/>nacimiento = </text:span><text:span text:style-name="T20">"Nacimento"</text:span></text:p>
      <text:p text:style-name="P39"><text:span text:style-name="T11"><text:s text:c="20"/>ninguno = </text:span><text:span text:style-name="T20">"Nenhum"</text:span></text:p>
      <text:p text:style-name="P39"><text:span text:style-name="T11"><text:s text:c="20"/>nombre = </text:span><text:span text:style-name="T20">"Nome"</text:span></text:p>
      <text:p text:style-name="P39"><text:span text:style-name="T11"><text:s text:c="20"/>novillo = </text:span><text:span text:style-name="T20">"Dirigir"</text:span></text:p>
      <text:p text:style-name="P39"><text:span text:style-name="T11"><text:s text:c="20"/>numero = </text:span><text:span text:style-name="T20">"Numero"</text:span></text:p>
      <text:p text:style-name="P39"><text:soft-page-break/><text:span text:style-name="T11"><text:s text:c="20"/>ordeñe = </text:span><text:span text:style-name="T20">"Ordenha"</text:span></text:p>
      <text:p text:style-name="P39"><text:span text:style-name="T11"><text:s text:c="20"/>peso = </text:span><text:span text:style-name="T20">"Peso"</text:span></text:p>
      <text:p text:style-name="P39"><text:span text:style-name="T11"><text:s text:c="20"/>puesto = </text:span><text:span text:style-name="T20">"Permissões"</text:span></text:p>
      <text:p text:style-name="P39"><text:span text:style-name="T11"><text:s text:c="20"/>personal = </text:span><text:span text:style-name="T20">"Funcionários"</text:span></text:p>
      <text:p text:style-name="P39"><text:span text:style-name="T11"><text:s text:c="20"/>preñada = </text:span><text:span text:style-name="T20">"Grávida"</text:span></text:p>
      <text:p text:style-name="P39"><text:span text:style-name="T11"><text:s text:c="20"/>primer = </text:span><text:span text:style-name="T20">"Primeiro"</text:span></text:p>
      <text:p text:style-name="P39"><text:span text:style-name="T11"><text:s text:c="20"/>raza = </text:span><text:span text:style-name="T20">"Raça"</text:span></text:p>
      <text:p text:style-name="P39"><text:span text:style-name="T11"><text:s text:c="20"/>rodeo = </text:span><text:span text:style-name="T20">"Rodeio"</text:span></text:p>
      <text:p text:style-name="P39"><text:span text:style-name="T11"><text:s text:c="20"/>salir = </text:span><text:span text:style-name="T20">"Saída"</text:span></text:p>
      <text:p text:style-name="P39"><text:span text:style-name="T11"><text:s text:c="20"/>seca = </text:span><text:span text:style-name="T20">"Seca"</text:span></text:p>
      <text:p text:style-name="P39"><text:span text:style-name="T11"><text:s text:c="20"/>segundo = </text:span><text:span text:style-name="T20">" Segundo"</text:span></text:p>
      <text:p text:style-name="P39"><text:span text:style-name="T11"><text:s text:c="20"/>serie = </text:span><text:span text:style-name="T20">"Serie"</text:span></text:p>
      <text:p text:style-name="P39"><text:span text:style-name="T11"><text:s text:c="20"/>servicio = </text:span><text:span text:style-name="T20">"Serviço"</text:span></text:p>
      <text:p text:style-name="P39"><text:span text:style-name="T11"><text:s text:c="20"/>sesion = </text:span><text:span text:style-name="T20">"Sessão"</text:span></text:p>
      <text:p text:style-name="P39"><text:span text:style-name="T11"><text:s text:c="20"/>sexo = </text:span><text:span text:style-name="T20">"Sexo"</text:span></text:p>
      <text:p text:style-name="P39"><text:span text:style-name="T11"><text:s text:c="20"/>tambo = </text:span><text:span text:style-name="T20">"Tambo"</text:span></text:p>
      <text:p text:style-name="P39"><text:span text:style-name="T11"><text:s text:c="20"/>tercero = </text:span><text:span text:style-name="T20">"Terceiro"</text:span></text:p>
      <text:p text:style-name="P39"><text:span text:style-name="T11"><text:s text:c="20"/>ternera = </text:span><text:span text:style-name="T20">"Vitela F"</text:span></text:p>
      <text:p text:style-name="P39"><text:span text:style-name="T11"><text:s text:c="20"/>toro = </text:span><text:span text:style-name="T20">"Touro"</text:span></text:p>
      <text:p text:style-name="P39"><text:span text:style-name="T11"><text:s text:c="20"/>usuario = </text:span><text:span text:style-name="T20">"Usuario"</text:span></text:p>
      <text:p text:style-name="P39"><text:span text:style-name="T11"><text:s text:c="20"/>tanque = </text:span><text:span text:style-name="T20">"Tanque"</text:span></text:p>
      <text:p text:style-name="P39"><text:span text:style-name="T11"><text:s text:c="20"/>ternero = </text:span><text:span text:style-name="T20">"Vitela M"</text:span></text:p>
      <text:p text:style-name="P39"><text:span text:style-name="T11"><text:s text:c="20"/>tipo = </text:span><text:span text:style-name="T20">"Tipo"</text:span></text:p>
      <text:p text:style-name="P39"><text:span text:style-name="T11"><text:s text:c="20"/>vaca = </text:span><text:span text:style-name="T20">"Vaca"</text:span></text:p>
      <text:p text:style-name="P39"><text:span text:style-name="T11"><text:s text:c="20"/>vacuna = </text:span><text:span text:style-name="T20">"Vacina"</text:span></text:p>
      <text:p text:style-name="P39"><text:span text:style-name="T11"><text:s text:c="20"/>vaquillona = </text:span><text:span text:style-name="T20">"Novilha"</text:span></text:p>
      <text:p text:style-name="P39"><text:span text:style-name="T11"><text:s text:c="16"/>venta = </text:span><text:span text:style-name="T20">"Venda"</text:span></text:p>
      <text:p text:style-name="P39"><text:span text:style-name="T11"><text:s text:c="16"/>turno = </text:span><text:span text:style-name="T20">"Vez"</text:span></text:p>
      <text:p text:style-name="P39"><text:span text:style-name="T11"><text:s text:c="16"/>grasa = </text:span><text:span text:style-name="T20">"Percentagem gordura"</text:span></text:p>
      <text:p text:style-name="P39"><text:span text:style-name="T11"><text:s text:c="16"/>proteina = </text:span><text:span text:style-name="T20">"Percentagem <text:s/>proteina"</text:span></text:p>
      <text:p text:style-name="P39"><text:span text:style-name="T11"><text:s text:c="16"/>urea = </text:span><text:span text:style-name="T20">"Percentagem <text:s/>uréia"</text:span></text:p>
      <text:p text:style-name="P39"><text:span text:style-name="T11"><text:s text:c="16"/>rec_bacteriano = </text:span><text:span text:style-name="T20">"Contagem bacteriana"</text:span></text:p>
      <text:p text:style-name="P39"><text:span text:style-name="T11"><text:s text:c="16"/>rec_celulas = </text:span><text:span text:style-name="T20">"Contagem de células somáticas"</text:span></text:p>
      <text:p text:style-name="P39"><text:span text:style-name="T11"><text:s text:c="16"/>num_lote = </text:span><text:span text:style-name="T20">"Num. Do Lote"</text:span></text:p>
      <text:p text:style-name="P39"><text:span text:style-name="T11"><text:s text:c="16"/>fecha = </text:span><text:span text:style-name="T20">"Data"</text:span></text:p>
      <text:p text:style-name="P39"><text:span text:style-name="T11"><text:s text:c="16"/>inicio = </text:span><text:span text:style-name="T20">"Iniciação"</text:span></text:p>
      <text:p text:style-name="P39"><text:span text:style-name="T11"><text:s text:c="16"/>fin = </text:span><text:span text:style-name="T20">"Final"</text:span></text:p>
      <text:p text:style-name="P39"><text:span text:style-name="T11"><text:s text:c="16"/>consumoe = </text:span><text:span text:style-name="T20">"Consumo fora"</text:span></text:p>
      <text:p text:style-name="P39"><text:span text:style-name="T11"><text:s text:c="16"/>consumoi = </text:span><text:span text:style-name="T20">"Consumo interno"</text:span></text:p>
      <text:p text:style-name="P39"><text:span text:style-name="T11"><text:s text:c="16"/>otorgar = </text:span><text:span text:style-name="T20">"Grant"</text:span></text:p>
      <text:p text:style-name="P39"><text:span text:style-name="T11"><text:s text:c="16"/>almacenar = </text:span><text:span text:style-name="T20">"Store"</text:span></text:p>
      <text:p text:style-name="P39"><text:span text:style-name="T11"><text:s text:c="16"/>telefono = </text:span><text:span text:style-name="T20">"Telefone"</text:span></text:p>
      <text:p text:style-name="P36"><text:soft-page-break/></text:p>
      <text:p text:style-name="P39"><text:span text:style-name="T11"><text:s text:c="12"/></text:span><text:span text:style-name="T5">End</text:span><text:span text:style-name="T11"> </text:span><text:span text:style-name="T5">Select</text:span></text:p>
      <text:p text:style-name="P39"><text:span text:style-name="T11"><text:s text:c="8"/></text:span><text:span text:style-name="T5">End</text:span><text:span text:style-name="T11"> </text:span><text:span text:style-name="T5">Sub</text:span></text:p>
      <text:p text:style-name="P39"><text:span text:style-name="T11"><text:s text:c="8"/></text:span><text:span text:style-name="T5">Public</text:span><text:span text:style-name="T11"> </text:span><text:span text:style-name="T5">Function</text:span><text:span text:style-name="T11"> Validacion_numerica(</text:span><text:span text:style-name="T5">ByVal</text:span><text:span text:style-name="T11"> valor </text:span><text:span text:style-name="T5">As</text:span><text:span text:style-name="T11"> </text:span><text:span text:style-name="T5">String</text:span><text:span text:style-name="T11">, acum </text:span><text:span text:style-name="T5">As</text:span><text:span text:style-name="T11"> </text:span><text:span text:style-name="T5">Integer</text:span><text:span text:style-name="T11">) </text:span><text:span text:style-name="T5">As</text:span><text:span text:style-name="T11"> </text:span><text:span text:style-name="T5">Integer</text:span></text:p>
      <text:p text:style-name="P39"><text:span text:style-name="T11"><text:s text:c="12"/></text:span><text:span text:style-name="T5">Dim</text:span><text:span text:style-name="T11"> retorno </text:span><text:span text:style-name="T5">As</text:span><text:span text:style-name="T11"> </text:span><text:span text:style-name="T5">Integer</text:span></text:p>
      <text:p text:style-name="P36"/>
      <text:p text:style-name="P39"><text:span text:style-name="T11"><text:s text:c="12"/></text:span><text:span text:style-name="T5">If</text:span><text:span text:style-name="T11"> IsNumeric(valor) </text:span><text:span text:style-name="T5">Then</text:span></text:p>
      <text:p text:style-name="P39"><text:span text:style-name="T11"><text:s text:c="16"/></text:span><text:span text:style-name="T5">If</text:span><text:span text:style-name="T11"> valor &gt;= 0 </text:span><text:span text:style-name="T5">Then</text:span></text:p>
      <text:p text:style-name="P36"><text:s text:c="20"/>retorno = acum</text:p>
      <text:p text:style-name="P39"><text:span text:style-name="T11"><text:s text:c="16"/></text:span><text:span text:style-name="T5">Else</text:span></text:p>
      <text:p text:style-name="P36"><text:s text:c="20"/>retorno = acum + 1</text:p>
      <text:p text:style-name="P39"><text:span text:style-name="T11"><text:s text:c="16"/></text:span><text:span text:style-name="T5">End</text:span><text:span text:style-name="T11"> </text:span><text:span text:style-name="T5">If</text:span></text:p>
      <text:p text:style-name="P39"><text:span text:style-name="T11"><text:s text:c="12"/></text:span><text:span text:style-name="T5">Else</text:span></text:p>
      <text:p text:style-name="P36"><text:s text:c="16"/>retorno = acum + 1</text:p>
      <text:p text:style-name="P39"><text:span text:style-name="T11"><text:s text:c="12"/></text:span><text:span text:style-name="T5">End</text:span><text:span text:style-name="T11"> </text:span><text:span text:style-name="T5">If</text:span></text:p>
      <text:p text:style-name="P39"><text:span text:style-name="T11"><text:s text:c="12"/></text:span><text:span text:style-name="T5">Return</text:span><text:span text:style-name="T11"> retorno</text:span></text:p>
      <text:p text:style-name="P39"><text:span text:style-name="T11"><text:s text:c="8"/></text:span><text:span text:style-name="T5">End</text:span><text:span text:style-name="T11"> </text:span><text:span text:style-name="T5">Function</text:span></text:p>
      <text:p text:style-name="P39"><text:span text:style-name="T11"><text:s text:c="8"/></text:span><text:span text:style-name="T5">Function</text:span><text:span text:style-name="T11"> Validacion_largo(</text:span><text:span text:style-name="T5">ByVal</text:span><text:span text:style-name="T11"> tbxX </text:span><text:span text:style-name="T5">As</text:span><text:span text:style-name="T11"> </text:span><text:span text:style-name="T17">TextBox</text:span><text:span text:style-name="T11">, acum </text:span><text:span text:style-name="T5">As</text:span><text:span text:style-name="T11"> </text:span><text:span text:style-name="T5">Integer</text:span><text:span text:style-name="T11">) </text:span><text:span text:style-name="T5">As</text:span><text:span text:style-name="T11"> </text:span><text:span text:style-name="T5">Integer</text:span></text:p>
      <text:p text:style-name="P39"><text:span text:style-name="T11"><text:s text:c="12"/></text:span><text:span text:style-name="T5">Dim</text:span><text:span text:style-name="T11"> retorno </text:span><text:span text:style-name="T5">As</text:span><text:span text:style-name="T11"> </text:span><text:span text:style-name="T5">Integer</text:span></text:p>
      <text:p text:style-name="P39"><text:span text:style-name="T11"><text:s text:c="12"/></text:span><text:span text:style-name="T5">If</text:span><text:span text:style-name="T11"> IsNumeric(tbxX.Text()) </text:span><text:span text:style-name="T5">Then</text:span></text:p>
      <text:p text:style-name="P39"><text:span text:style-name="T11"><text:s text:c="16"/></text:span><text:span text:style-name="T5">If</text:span><text:span text:style-name="T11"> tbxX.MaxLength() = tbxX.TextLength() </text:span><text:span text:style-name="T5">Then</text:span></text:p>
      <text:p text:style-name="P36"><text:s text:c="20"/>retorno = acum</text:p>
      <text:p text:style-name="P39"><text:span text:style-name="T11"><text:s text:c="16"/></text:span><text:span text:style-name="T5">Else</text:span></text:p>
      <text:p text:style-name="P36"><text:s text:c="20"/>retorno = acum + 1</text:p>
      <text:p text:style-name="P39"><text:span text:style-name="T11"><text:s text:c="16"/></text:span><text:span text:style-name="T5">End</text:span><text:span text:style-name="T11"> </text:span><text:span text:style-name="T5">If</text:span></text:p>
      <text:p text:style-name="P39"><text:span text:style-name="T11"><text:s text:c="12"/></text:span><text:span text:style-name="T5">Else</text:span></text:p>
      <text:p text:style-name="P36"><text:s text:c="16"/>retorno = acum + 1</text:p>
      <text:p text:style-name="P39"><text:span text:style-name="T11"><text:s text:c="12"/></text:span><text:span text:style-name="T5">End</text:span><text:span text:style-name="T11"> </text:span><text:span text:style-name="T5">If</text:span></text:p>
      <text:p text:style-name="P39"><text:span text:style-name="T11"><text:s text:c="12"/></text:span><text:span text:style-name="T5">Return</text:span><text:span text:style-name="T11"> retorno</text:span></text:p>
      <text:p text:style-name="P39"><text:span text:style-name="T11"><text:s text:c="8"/></text:span><text:span text:style-name="T5">End</text:span><text:span text:style-name="T11"> </text:span><text:span text:style-name="T5">Function</text:span></text:p>
      <text:p text:style-name="P39"><text:span text:style-name="T5">End</text:span><text:span text:style-name="T11"> </text:span><text:span text:style-name="T5">Module</text:span></text:p>
      <text:p text:style-name="P10"/>
      <text:p text:style-name="P20">4. Anexo:</text:p>
      <text:p text:style-name="P10">4.1 Asignación de abreviaciones</text:p>
      <table:table table:name="Tabla1" table:style-name="Tabla1">
        <table:table-column table:style-name="Tabla1.A"/>
        <table:table-column table:style-name="Tabla1.B"/>
        <table:table-row>
          <table:table-cell table:style-name="Tabla1.A1" office:value-type="string">
            <text:p text:style-name="P24">Nombre</text:p>
          </table:table-cell>
          <table:table-cell table:style-name="Tabla1.B1" office:value-type="string">
            <text:p text:style-name="P24"><text:s/>Abreviación</text:p>
          </table:table-cell>
        </table:table-row>
        <table:table-row>
          <table:table-cell table:style-name="Tabla1.A2" office:value-type="string">
            <text:p text:style-name="P28">Button</text:p>
          </table:table-cell>
          <table:table-cell table:style-name="Tabla1.B2" office:value-type="string">
            <text:p text:style-name="P28">btn</text:p>
          </table:table-cell>
        </table:table-row>
        <table:table-row>
          <table:table-cell table:style-name="Tabla1.A2" office:value-type="string">
            <text:p text:style-name="P28">Check Box</text:p>
          </table:table-cell>
          <table:table-cell table:style-name="Tabla1.B2" office:value-type="string">
            <text:p text:style-name="P28">chb</text:p>
          </table:table-cell>
        </table:table-row>
        <table:table-row>
          <table:table-cell table:style-name="Tabla1.A2" office:value-type="string">
            <text:p text:style-name="P28">Combo Box</text:p>
          </table:table-cell>
          <table:table-cell table:style-name="Tabla1.B2" office:value-type="string">
            <text:p text:style-name="P28">cbx</text:p>
          </table:table-cell>
        </table:table-row>
        <table:table-row>
          <table:table-cell table:style-name="Tabla1.A2" office:value-type="string">
            <text:p text:style-name="P28">Date time picker</text:p>
          </table:table-cell>
          <table:table-cell table:style-name="Tabla1.B2" office:value-type="string">
            <text:p text:style-name="P28">dtp</text:p>
          </table:table-cell>
        </table:table-row>
        <table:table-row>
          <table:table-cell table:style-name="Tabla1.A2" office:value-type="string">
            <text:p text:style-name="P28">Form</text:p>
          </table:table-cell>
          <table:table-cell table:style-name="Tabla1.B2" office:value-type="string">
            <text:p text:style-name="P28">frm</text:p>
          </table:table-cell>
        </table:table-row>
        <table:table-row>
          <table:table-cell table:style-name="Tabla1.A2" office:value-type="string">
            <text:p text:style-name="P28">Group Box</text:p>
          </table:table-cell>
          <table:table-cell table:style-name="Tabla1.B2" office:value-type="string">
            <text:p text:style-name="P28">gbx</text:p>
          </table:table-cell>
        </table:table-row>
        <table:table-row>
          <table:table-cell table:style-name="Tabla1.A2" office:value-type="string">
            <text:p text:style-name="P28">Label</text:p>
          </table:table-cell>
          <table:table-cell table:style-name="Tabla1.B2" office:value-type="string">
            <text:p text:style-name="P28">lbl</text:p>
          </table:table-cell>
        </table:table-row>
        <table:table-row>
          <table:table-cell table:style-name="Tabla1.A2" office:value-type="string">
            <text:p text:style-name="P28">List Box</text:p>
          </table:table-cell>
          <table:table-cell table:style-name="Tabla1.B2" office:value-type="string">
            <text:p text:style-name="P28">lbx</text:p>
          </table:table-cell>
        </table:table-row>
        <table:table-row>
          <table:table-cell table:style-name="Tabla1.A2" office:value-type="string">
            <text:p text:style-name="P28">Menu Strip</text:p>
          </table:table-cell>
          <table:table-cell table:style-name="Tabla1.B2" office:value-type="string">
            <text:p text:style-name="P28">msp</text:p>
          </table:table-cell>
        </table:table-row>
        <table:table-row>
          <table:table-cell table:style-name="Tabla1.A2" office:value-type="string">
            <text:p text:style-name="P28">Menu Strip Item</text:p>
          </table:table-cell>
          <table:table-cell table:style-name="Tabla1.B2" office:value-type="string">
            <text:p text:style-name="P28">ts</text:p>
          </table:table-cell>
        </table:table-row>
        <table:table-row>
          <table:table-cell table:style-name="Tabla1.A2" office:value-type="string">
            <text:p text:style-name="P28">Panel</text:p>
          </table:table-cell>
          <table:table-cell table:style-name="Tabla1.B2" office:value-type="string">
            <text:p text:style-name="P28">pnl</text:p>
          </table:table-cell>
        </table:table-row>
        <table:table-row>
          <table:table-cell table:style-name="Tabla1.A2" office:value-type="string">
            <text:p text:style-name="P28">Picture Box</text:p>
          </table:table-cell>
          <table:table-cell table:style-name="Tabla1.B2" office:value-type="string">
            <text:p text:style-name="P28">pbx</text:p>
          </table:table-cell>
        </table:table-row>
        <table:table-row>
          <table:table-cell table:style-name="Tabla1.A2" office:value-type="string">
            <text:p text:style-name="P28">Radio Button</text:p>
          </table:table-cell>
          <table:table-cell table:style-name="Tabla1.B2" office:value-type="string">
            <text:p text:style-name="P28">rbn</text:p>
          </table:table-cell>
        </table:table-row>
        <table:table-row>
          <table:table-cell table:style-name="Tabla1.A2" office:value-type="string">
            <text:p text:style-name="P28">Text Box</text:p>
          </table:table-cell>
          <table:table-cell table:style-name="Tabla1.B2" office:value-type="string">
            <text:p text:style-name="P28">tb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449"><draw:image xlink:href="Pictures/10000000000001E00000010A62719B05.jpg" xlink:type="simple" xlink:show="embed" xlink:actuate="onLoad"/></draw:frame><draw:frame text:anchor-type="paragraph" draw:z-index="74" draw:style-name="Mgr1" draw:text-style-name="MP1" svg:width="3.705cm" svg:height="1.191cm" svg:x="-0.014cm" svg:y="-0.009cm"><draw:text-box><text:p><text:span text:style-name="MT1">Insumos y Soporte al Usuario</text:span></text:p></draw:text-box></draw:frame><draw:frame text:anchor-type="paragraph" draw:z-index="149"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224" draw:style-name="Mgr3" draw:text-style-name="MP1" svg:width="2.065cm" svg:height="0.556cm" svg:x="0.065cm" svg:y="0.086cm"><draw:text-box><text:p><text:span text:style-name="MT1">S.I.G.A.T.</text:span></text:p></draw:text-box></draw:frame><draw:frame text:anchor-type="paragraph" draw:z-index="299" draw:style-name="Mgr4" draw:text-style-name="MP1" svg:width="2.065cm" svg:height="0.489cm" svg:x="6.521cm" svg:y="0.113cm"><draw:text-box><text:p><text:span text:style-name="MT1">ITI-CETP</text:span></text:p></draw:text-box></draw:frame><draw:frame text:anchor-type="paragraph" draw:z-index="37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7H15M22S</meta:editing-duration>
    <meta:editing-cycles>16</meta:editing-cycles>
    <meta:generator>OpenOffice/4.0.1$Win32 OpenOffice.org_project/401m5$Build-9714</meta:generator>
    <dc:date>2016-08-27T18:08:59.93</dc:date>
    <dc:creator>Giuliana María Esquibel</dc:creator>
    <meta:document-statistic meta:table-count="2" meta:image-count="20" meta:object-count="0" meta:page-count="75" meta:paragraph-count="2009" meta:word-count="9334" meta:character-count="92143"/>
    <meta:template xlink:type="simple" xlink:actuate="onRequest" xlink:title="proyecto7_jul" xlink:href="../../../../.config/libreoffice/4/user/template/proyecto7_jul.ott" meta:date="2016-07-07T02:02:35.85"/>
  </office:meta>
</office:document-meta>
</file>